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0000000409B41D0C690DA6E6B.png" manifest:media-type="image/png"/>
  <manifest:file-entry manifest:full-path="Pictures/100000010000001200000014A12E86B683AC3F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text-properties fo:font-weight="bold"/>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9"/>
    <style:style style:name="P17" style:family="paragraph" style:parent-style-name="Text_20_body" style:list-style-name="L9">
      <style:paragraph-properties fo:margin-top="0in" fo:margin-bottom="0in" style:contextual-spacing="false"/>
    </style:style>
    <style:style style:name="P18" style:family="paragraph" style:parent-style-name="Text_20_body" style:list-style-name="L10"/>
    <style:style style:name="P19" style:family="paragraph" style:parent-style-name="Text_20_body" style:list-style-name="L10">
      <style:paragraph-properties fo:margin-top="0in" fo:margin-bottom="0in" style:contextual-spacing="false"/>
    </style:style>
    <style:style style:name="P20" style:family="paragraph" style:parent-style-name="Text_20_body" style:list-style-name="L11"/>
    <style:style style:name="P21" style:family="paragraph" style:parent-style-name="Text_20_body" style:list-style-name="L11">
      <style:paragraph-properties fo:margin-top="0in" fo:margin-bottom="0in" style:contextual-spacing="false"/>
    </style:style>
    <style:style style:name="P22" style:family="paragraph" style:parent-style-name="Text_20_body" style:list-style-name="L12"/>
    <style:style style:name="P23" style:family="paragraph" style:parent-style-name="Text_20_body" style:list-style-name="L12">
      <style:paragraph-properties fo:margin-top="0in" fo:margin-bottom="0in" style:contextual-spacing="false"/>
    </style:style>
    <style:style style:name="P24" style:family="paragraph" style:parent-style-name="Text_20_body" style:list-style-name="L13"/>
    <style:style style:name="P25" style:family="paragraph" style:parent-style-name="Text_20_body" style:list-style-name="L13">
      <style:paragraph-properties fo:margin-top="0in" fo:margin-bottom="0in" style:contextual-spacing="false"/>
    </style:style>
    <style:style style:name="P26" style:family="paragraph" style:parent-style-name="Text_20_body" style:list-style-name="L14"/>
    <style:style style:name="P27" style:family="paragraph" style:parent-style-name="Text_20_body" style:list-style-name="L14">
      <style:paragraph-properties fo:margin-top="0in" fo:margin-bottom="0in" style:contextual-spacing="false"/>
    </style:style>
    <style:style style:name="P28" style:family="paragraph" style:parent-style-name="Text_20_body" style:list-style-name="L15"/>
    <style:style style:name="P29" style:family="paragraph" style:parent-style-name="Text_20_body" style:list-style-name="L15">
      <style:paragraph-properties fo:margin-top="0in" fo:margin-bottom="0in" style:contextual-spacing="false"/>
    </style:style>
    <style:style style:name="P30" style:family="paragraph" style:parent-style-name="Text_20_body" style:list-style-name="L16"/>
    <style:style style:name="P31" style:family="paragraph" style:parent-style-name="Text_20_body" style:list-style-name="L16">
      <style:paragraph-properties fo:margin-top="0in" fo:margin-bottom="0in" style:contextual-spacing="false"/>
    </style:style>
    <style:style style:name="P32" style:family="paragraph" style:parent-style-name="Text_20_body" style:list-style-name="L17"/>
    <style:style style:name="P33" style:family="paragraph" style:parent-style-name="Text_20_body" style:list-style-name="L17">
      <style:paragraph-properties fo:margin-top="0in" fo:margin-bottom="0in" style:contextual-spacing="false"/>
    </style:style>
    <style:style style:name="P34" style:family="paragraph" style:parent-style-name="Text_20_body" style:list-style-name="L18"/>
    <style:style style:name="P35" style:family="paragraph" style:parent-style-name="Text_20_body" style:list-style-name="L18">
      <style:paragraph-properties fo:margin-top="0in" fo:margin-bottom="0in" style:contextual-spacing="false"/>
    </style:style>
    <style:style style:name="P36" style:family="paragraph" style:parent-style-name="Text_20_body" style:list-style-name="L19"/>
    <style:style style:name="P37" style:family="paragraph" style:parent-style-name="Text_20_body" style:list-style-name="L19">
      <style:paragraph-properties fo:margin-top="0in" fo:margin-bottom="0in" style:contextual-spacing="false"/>
    </style:style>
    <style:style style:name="P38" style:family="paragraph" style:parent-style-name="Text_20_body" style:list-style-name="L20"/>
    <style:style style:name="P39" style:family="paragraph" style:parent-style-name="Text_20_body" style:list-style-name="L20">
      <style:paragraph-properties fo:margin-top="0in" fo:margin-bottom="0in" style:contextual-spacing="false"/>
    </style:style>
    <style:style style:name="P40" style:family="paragraph" style:parent-style-name="Text_20_body" style:list-style-name="L21"/>
    <style:style style:name="P41" style:family="paragraph" style:parent-style-name="Text_20_body" style:list-style-name="L21">
      <style:paragraph-properties fo:margin-top="0in" fo:margin-bottom="0in" style:contextual-spacing="false"/>
    </style:style>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3">
      <style:paragraph-properties fo:margin-top="0in" fo:margin-bottom="0in" style:contextual-spacing="false"/>
    </style:style>
    <style:style style:name="P45" style:family="paragraph" style:parent-style-name="Text_20_body" style:list-style-name="L24"/>
    <style:style style:name="P46" style:family="paragraph" style:parent-style-name="Text_20_body" style:list-style-name="L24">
      <style:paragraph-properties fo:margin-top="0in" fo:margin-bottom="0in" style:contextual-spacing="false"/>
    </style:style>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7">
      <style:paragraph-properties fo:margin-top="0in" fo:margin-bottom="0in" style:contextual-spacing="false"/>
    </style:style>
    <style:style style:name="T1"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Heading_20_1" text:outline-level="1">EMAIL 2.0</text:h>
      <text:p text:style-name="P2">Click/tap here to expand/collapse the entire document</text:p>
      <text:p text:style-name="Text_20_body">An email revolution; the long awaited update for EMAIL</text:p>
      <text:p text:style-name="Horizontal_20_Line"/>
      <text:h text:style-name="Heading_20_2" text:outline-level="2">Features</text:h>
      <text:p text:style-name="P2">Click/tap here to expand/collapse the Features section</text:p>
      <text:p text:style-name="Horizontal_20_Line"/>
      <text:h text:style-name="Heading_20_3" text:outline-level="3">Email stamps</text:h>
      <text:p text:style-name="P2">Click/tap here to expand/collapse the Email stamps section</text:p>
      <text:p text:style-name="Horizontal_20_Line"/>
      <text:h text:style-name="Heading_20_4" text:outline-level="4">Flags</text:h>
      <text:p text:style-name="P2">Click/tap here to expand/collapse the Email stamps flags section</text:p>
      <text:p text:style-name="Text_20_body"><text:span text:style-name="Strong_20_Emphasis">Flags and values:</text:span></text:p>
      <text:list xml:id="list2097721322" text:style-name="L1">
        <text:list-item>
          <text:p text:style-name="P4">TO </text:p>
        </text:list-item>
        <text:list-item>
          <text:p text:style-name="P4">FROM </text:p>
        </text:list-item>
        <text:list-item>
          <text:p text:style-name="P4">DATE </text:p>
        </text:list-item>
        <text:list-item>
          <text:p text:style-name="P4">TIME </text:p>
        </text:list-item>
        <text:list-item>
          <text:p text:style-name="P4">ADDRESS[<text:span text:style-name="Source_20_Text">1</text:span> , <text:span text:style-name="Source_20_Text">99999</text:span>] (up to 99999 recipients) </text:p>
        </text:list-item>
        <text:list-item>
          <text:p text:style-name="P4">IS-MAILING-LIST </text:p>
        </text:list-item>
        <text:list-item>
          <text:p text:style-name="P4">MSG-DETAILS </text:p>
        </text:list-item>
        <text:list-item>
          <text:p text:style-name="P4">MSG-HEADERS </text:p>
        </text:list-item>
        <text:list-item>
          <text:p text:style-name="P4">IS-SPAM </text:p>
        </text:list-item>
        <text:list-item>
          <text:p text:style-name="P4">INBOX-TARGET </text:p>
        </text:list-item>
        <text:list-item>
          <text:p text:style-name="P3">KEY </text:p>
        </text:list-item>
      </text:list>
      <text:p text:style-name="Text_20_body"><text:span text:style-name="Strong_20_Emphasis">Special features:</text:span></text:p>
      <text:list xml:id="list1691911207" text:style-name="L2">
        <text:list-item>
          <text:p text:style-name="P6">Custom artwork: </text:p>
        </text:list-item>
        <text:list-item>
          <text:p text:style-name="P6">No address dependency, but a default stamp image can be set per address </text:p>
        </text:list-item>
        <text:list-item>
          <text:p text:style-name="P5">Stamp collection: Users can create a stamp collection </text:p>
        </text:list-item>
      </text:list>
      <text:list xml:id="list4139257880" text:style-name="L3">
        <text:list-item>
          <text:p text:style-name="P7"><text:a xlink:type="simple" xlink:href="https://github.com/seanpm2001/TapPetHotelOpen_Docs/blob/TapPetHotelOpen_Docs_Main-dev/Stamp-Collection" text:style-name="Internet_20_link" text:visited-style-name="Visited_20_Internet_20_Link">View stamp collection</text:a> </text:p>
        </text:list-item>
      </text:list>
      <text:p text:style-name="Horizontal_20_Line"/>
      <text:h text:style-name="Heading_20_4" text:outline-level="4"><text:soft-page-break/>Default stamps</text:h>
      <text:p text:style-name="P2">Click/tap here to expand/collapse the Default Stamps section</text:p>
      <text:p text:style-name="Text_20_body">Default stamps: <text:span text:style-name="Source_20_Text">Special stamps will be available as a default, and will be standardized, similar to Emojis</text:span></text:p>
      <text:h text:style-name="Heading_20_5" text:outline-level="5">Settings</text:h>
      <text:p text:style-name="P2">Click/tap here to expand/collapse the Default Stamps settings section</text:p>
      <text:list xml:id="list3757455792" text:style-name="L4">
        <text:list-item>
          <text:p text:style-name="P9">Allow default stamps </text:p>
          <text:list>
            <text:list-item>
              <text:p text:style-name="P8">Custom settings </text:p>
            </text:list-item>
          </text:list>
        </text:list-item>
      </text:list>
      <text:p text:style-name="Horizontal_20_Line"/>
      <text:h text:style-name="Heading_20_4" text:outline-level="4">Custom stamps</text:h>
      <text:p text:style-name="P2">Click/tap here to expand/collapse the Custom Stamps section</text:p>
      <text:p text:style-name="Text_20_body">Custom stamps will be allowed, but you may wish to disable them by default if you are an educational institute/someone worried about NSFW/NSFL content, because no matter how good the filters are, this will likely still make it through occasionally.</text:p>
      <text:list xml:id="list1914929047" text:style-name="L5">
        <text:list-item>
          <text:p text:style-name="P11">Allow custom stamps </text:p>
          <text:list>
            <text:list-item>
              <text:p text:style-name="P11">Allow NSFL stamps </text:p>
            </text:list-item>
            <text:list-item>
              <text:p text:style-name="P11">Allow NSFW stamps </text:p>
            </text:list-item>
            <text:list-item>
              <text:p text:style-name="P10">Allow SFW stamps </text:p>
            </text:list-item>
          </text:list>
        </text:list-item>
      </text:list>
      <text:p text:style-name="Quotations"><text:span text:style-name="Strong_20_Emphasis">Note</text:span> These settings are in A-Z order. If all 3 settings are turned off, stamps will register as a 256x256 checker texture</text:p>
      <text:list xml:id="list4144305033" text:style-name="L6">
        <text:list-item>
          <text:p text:style-name="P12">Extra: </text:p>
        </text:list-item>
      </text:list>
      <text:p text:style-name="Quotations">If the user wishes to use Blockchain, it will remain an option, but it won't be a standard. It is essentially a step backwards to have NFT integration into email, but I won't prevent its use entirely. Its support will vary, however, and the following field can be turned off by the user:</text:p>
      <text:list xml:id="list194518941" text:style-name="L7">
        <text:list-item>
          <text:p text:style-name="P13">Allow Blockchain/NFT stamps </text:p>
        </text:list-item>
      </text:list>
      <text:p text:style-name="Text_20_body">If the user has this disabled, a stamp will register as a 256x256 checker texture</text:p>
      <text:p text:style-name="Text_20_body"><draw:frame draw:style-name="fr1" draw:name="Image1" text:anchor-type="char" svg:width="0.1874in" svg:height="0.2083in" draw:z-index="64"><draw:image xlink:href="Pictures/100000010000001200000014A12E86B683AC3FE7.png" xlink:type="simple" xlink:show="embed" xlink:actuate="onLoad" draw:mime-type="image/png"/></draw:frame></text:p>
      <text:p text:style-name="Text_20_body">Blockchain/NFT stamps will be turned off by default. They are <text:span text:style-name="Strong_20_Emphasis">not recommended</text:span></text:p>
      <text:p text:style-name="Horizontal_20_Line"/>
      <text:h text:style-name="Heading_20_4" text:outline-level="4">Stamp commentary</text:h>
      <text:p text:style-name="P2">Click/tap here to expand/collapse the Stamp commentary section</text:p>
      <text:p text:style-name="Text_20_body"><text:soft-page-break/>I was jokingly asked if I was "going for the 80+ crowd" when mentioning stamps, and I was reminded that a lot of people nowadays don't even know what a stamp is. I didn't see very many of them as a child, but I still knew what a stamp was for the majority of my childhood. I am 22 years old.</text:p>
      <text:p text:style-name="Text_20_body">I like to preserve the past, and my ideas for a set of changes to email to make it more like physical mail went in this theme, as it is inspired heavily by preservation. I would like there to be a higher chance of someone else being able to say they know what a stamp is 22 years from now (in 2045)</text:p>
      <text:p text:style-name="Horizontal_20_Line"/>
      <text:h text:style-name="Heading_20_4" text:outline-level="4">Email 2.0 components</text:h>
      <text:p text:style-name="P2">Click/tap here to expand/collapse the Email 2.0 components section</text:p>
      <text:list xml:id="list819324526" text:style-name="L8">
        <text:list-item>
          <text:p text:style-name="P15">Tacklebox [1] </text:p>
        </text:list-item>
        <text:list-item>
          <text:p text:style-name="P15">SpamCan [2] </text:p>
        </text:list-item>
        <text:list-item>
          <text:p text:style-name="P15">Stamps [3] </text:p>
        </text:list-item>
        <text:list-item>
          <text:p text:style-name="P15">FancyInbox [4] </text:p>
        </text:list-item>
        <text:list-item>
          <text:p text:style-name="P15">VRMail [5] </text:p>
        </text:list-item>
        <text:list-item>
          <text:p text:style-name="P15">EmailFX [6] </text:p>
        </text:list-item>
        <text:list-item>
          <text:p text:style-name="P15">VMail [7] </text:p>
        </text:list-item>
        <text:list-item>
          <text:p text:style-name="P15">MailManager [8] </text:p>
        </text:list-item>
        <text:list-item>
          <text:p text:style-name="P15">PostOffice [9] </text:p>
        </text:list-item>
        <text:list-item>
          <text:p text:style-name="P15">Hypermail [10] </text:p>
        </text:list-item>
        <text:list-item>
          <text:p text:style-name="P14">Performance tool [11] </text:p>
        </text:list-item>
      </text:list>
      <text:p text:style-name="Text_20_body"><text:span text:style-name="Strong_20_Emphasis">Expanded form:</text:span></text:p>
      <text:list xml:id="list2391532268" text:style-name="L9">
        <text:list-item>
          <text:p text:style-name="P17">Envelope textures </text:p>
        </text:list-item>
        <text:list-item>
          <text:p text:style-name="P17">Stamps </text:p>
        </text:list-item>
        <text:list-item>
          <text:p text:style-name="P17">Fold animations (EmailFX/FancyInbox) </text:p>
        </text:list-item>
        <text:list-item>
          <text:p text:style-name="P17">Toss animations (EmailFX/FancyInbox) </text:p>
        </text:list-item>
        <text:list-item>
          <text:p text:style-name="P17">Crumble up mail animations (EmailFX/FancyInbox) </text:p>
        </text:list-item>
        <text:list-item>
          <text:p text:style-name="P17">Coffee spill animations (EmailFX/FancyInbox) </text:p>
        </text:list-item>
        <text:list-item>
          <text:p text:style-name="P17">VR physical interaction (VRMail) </text:p>
        </text:list-item>
        <text:list-item>
          <text:p text:style-name="P17">Tacklebox (Tacklebox) </text:p>
        </text:list-item>
        <text:list-item>
          <text:p text:style-name="P17">SpamBox (now known as SpamCan) </text:p>
        </text:list-item>
        <text:list-item>
          <text:p text:style-name="P17">PostOffice </text:p>
        </text:list-item>
        <text:list-item>
          <text:p text:style-name="P17">VMail </text:p>
        </text:list-item>
        <text:list-item>
          <text:p text:style-name="P17">Stamp Collection </text:p>
        </text:list-item>
        <text:list-item>
          <text:p text:style-name="P17">STMP file (Stamp file format) </text:p>
        </text:list-item>
        <text:list-item>
          <text:p text:style-name="P17">MailManager </text:p>
        </text:list-item>
        <text:list-item>
          <text:p text:style-name="P17">EMAIL2_Tester </text:p>
        </text:list-item>
        <text:list-item>
          <text:p text:style-name="P16">EMAIL-3_Tester </text:p>
        </text:list-item>
      </text:list>
      <text:p text:style-name="Horizontal_20_Line"/>
      <text:h text:style-name="Heading_20_4" text:outline-level="4"><text:soft-page-break/>Email -3.0 components</text:h>
      <text:p text:style-name="P2">Click/tap here to expand/collapse the Email -3.0 components section</text:p>
      <text:list xml:id="list3740383328" text:style-name="L10">
        <text:list-item>
          <text:p text:style-name="P19">EMAIL -3 tester </text:p>
        </text:list-item>
        <text:list-item>
          <text:p text:style-name="P19">Blockchain stamps </text:p>
        </text:list-item>
        <text:list-item>
          <text:p text:style-name="P18">NFT stamps </text:p>
        </text:list-item>
      </text:list>
      <text:p text:style-name="Horizontal_20_Line"/>
      <text:p text:style-name="Horizontal_20_Line"/>
      <text:h text:style-name="Heading_20_2" text:outline-level="2">Undesired branding: EMAIL 3.0</text:h>
      <text:p text:style-name="P2">Click/tap here to expand/collapse the Undesired Email -3.0 branding section</text:p>
      <text:h text:style-name="Heading_20_3" text:outline-level="3">Stamps (Blockchain)</text:h>
      <text:p text:style-name="Text_20_body">People are likely going to be calling anything Blockchain related 3.0, due to the regrettable Web 3.0 era. I don't want to call it EMAIL 3.0, but this can be an undesirable name, but will never be official.</text:p>
      <text:p text:style-name="Text_20_body"><text:span text:style-name="Strong_20_Emphasis">My compromise:</text:span> Call it EMAIL -3.0 (and you must emphasize the negative)</text:p>
      <text:p text:style-name="Horizontal_20_Line"/>
      <text:h text:style-name="Heading_20_2" text:outline-level="2">Help center</text:h>
      <text:p text:style-name="P2">Click/tap here to expand/collapse the Help Center section</text:p>
      <text:p text:style-name="Text_20_body">A help center is bundled into the EMAIL 2.0 package, which includes help on important topics, including (but not limited to):</text:p>
      <text:p text:style-name="Text_20_body">Email safety</text:p>
      <text:list xml:id="list1027556498" text:style-name="L11">
        <text:list-item>
          <text:p text:style-name="P21">Phishing </text:p>
        </text:list-item>
        <text:list-item>
          <text:p text:style-name="P21">IDN Homograph attacks </text:p>
        </text:list-item>
        <text:list-item>
          <text:p text:style-name="P21">Be careful when downloading attachments Email (misc) </text:p>
        </text:list-item>
        <text:list-item>
          <text:p text:style-name="P20">When to email, and when to text </text:p>
        </text:list-item>
      </text:list>
      <text:p text:style-name="Horizontal_20_Line"/>
      <text:h text:style-name="Heading_20_2" text:outline-level="2">STMP file format</text:h>
      <text:p text:style-name="P2">Click/tap here to expand/collapse the STMP file format section</text:p>
      <text:p text:style-name="Text_20_body">The STMP file format is a format for digital stamps, which powers the email stamp feature in EMAIL 2.0.</text:p>
      <text:p text:style-name="Text_20_body">The STMP file format has XML-based syntax, with SVG rendering support, and some flags to help identify the image.</text:p>
      <text:p text:style-name="Horizontal_20_Line"/>
      <text:h text:style-name="Heading_20_2" text:outline-level="2"><text:soft-page-break/>VMAIL</text:h>
      <text:p text:style-name="P2">Click/tap here to expand/collapse the VMail section</text:p>
      <text:p text:style-name="Text_20_body">VMail (VoiceMail) is a component of EMAIL 2.0 that allows for Voicemails to be sent and received through an email client, without the use of a SIM card (or SIM card alternative, like <draw:a xlink:type="simple" xlink:href="https://github.com/seanpm2001/SimZonns/"><draw:frame draw:style-name="fr2" draw:name="Image2" text:anchor-type="as-char" svg:width="0.2291in" svg:height="0.2291in" draw:z-index="0"><draw:image xlink:href="Pictures/1000000100000040000000409B41D0C690DA6E6B.png" xlink:type="simple" xlink:show="embed" xlink:actuate="onLoad" draw:mime-type="image/png"/><svg:title>:octocat:</svg:title></draw:frame></draw:a><text:a xlink:type="simple" xlink:href="https://github.com/seanpm2001/SimZonns/" text:style-name="Internet_20_link" text:visited-style-name="Visited_20_Internet_20_Link"><text:s/></text:a><text:a xlink:type="simple" xlink:href="https://github.com/seanpm2001/SimZonns/" text:style-name="Internet_20_link" text:visited-style-name="Visited_20_Internet_20_Link"><text:span text:style-name="Source_20_Text">SimZonns</text:span></text:a></text:p>
      <text:p text:style-name="Horizontal_20_Line"/>
      <text:h text:style-name="Heading_20_2" text:outline-level="2">MailManager</text:h>
      <text:p text:style-name="P2">Click/tap here to expand/collapse the Mail Manager section</text:p>
      <text:p text:style-name="Text_20_body">MailManager is a virtual assistant that can be turned on with EMAIL 2.0. It is customizable, and aims to not be annoying. However, if it starts to annoy you, it can easily be turned off.</text:p>
      <text:p text:style-name="Text_20_body">MailManager can be personified as:</text:p>
      <text:list xml:id="list787036422" text:style-name="L12">
        <text:list-item>
          <text:p text:style-name="P23">A mailman </text:p>
        </text:list-item>
        <text:list-item>
          <text:p text:style-name="P23">A mailwoman </text:p>
        </text:list-item>
        <text:list-item>
          <text:p text:style-name="P23">A non-binary mail assistant </text:p>
        </text:list-item>
        <text:list-item>
          <text:p text:style-name="P23">A transgender mail assistant </text:p>
        </text:list-item>
        <text:list-item>
          <text:p text:style-name="P22">A mail robot </text:p>
        </text:list-item>
      </text:list>
      <text:p text:style-name="Horizontal_20_Line"/>
      <text:h text:style-name="Heading_20_2" text:outline-level="2">DMail Client</text:h>
      <text:p text:style-name="P2">Click/tap here to expand/collapse the DMail client section</text:p>
      <text:p text:style-name="Text_20_body">The DMail client is the first official implementation of EMAIL 2.0.</text:p>
      <text:p text:style-name="Horizontal_20_Line"/>
      <text:h text:style-name="Heading_20_3" text:outline-level="3">DMail Client settings</text:h>
      <text:p text:style-name="P2">Click/tap here to expand/collapse the DMail client settings section</text:p>
      <text:h text:style-name="Heading_20_4" text:outline-level="4">DMail EMail 1.0 settings</text:h>
      <text:p text:style-name="P2">Click/tap here to expand/collapse the DMail client EMAIL 1.0 settings section</text:p>
      <text:list xml:id="list3115610994" text:style-name="L13">
        <text:list-item>
          <text:p text:style-name="P25">Work solely with EMAIL 1.0 </text:p>
        </text:list-item>
        <text:list-item>
          <text:p text:style-name="P24">Enable EMAIL 1.0 features (must be on by default) </text:p>
        </text:list-item>
      </text:list>
      <text:p text:style-name="Horizontal_20_Line"/>
      <text:h text:style-name="Heading_20_4" text:outline-level="4">DMail EMAIL 2.0 settings</text:h>
      <text:p text:style-name="P2">Click/tap here to expand/collapse the DMail client EMAIL 2.0 settings section</text:p>
      <text:list xml:id="list3420834354" text:style-name="L14">
        <text:list-item>
          <text:p text:style-name="P27">Work solely with EMAIL 2.0 (Beta) </text:p>
        </text:list-item>
        <text:list-item>
          <text:p text:style-name="P27"><text:soft-page-break/>Enable EMAIL 2.0 features </text:p>
          <text:list>
            <text:list-item>
              <text:p text:style-name="P27">Enable EmailFX </text:p>
              <text:list>
                <text:list-item>
                  <text:p text:style-name="P27">[*] Warning: depending on the implementation, EmailFX may be harder on your GPU and CPU, and thus may use more power and battery. Efficiency tests are available with a special tool. </text:p>
                </text:list-item>
                <text:list-item>
                  <text:p text:style-name="P27">EMAIL fold animations </text:p>
                </text:list-item>
                <text:list-item>
                  <text:p text:style-name="P27">EMAIL toss animations </text:p>
                </text:list-item>
                <text:list-item>
                  <text:p text:style-name="P27">EMAIL crumble animations </text:p>
                </text:list-item>
                <text:list-item>
                  <text:p text:style-name="P27">EMAIL coffee/drink spill animations </text:p>
                </text:list-item>
                <text:list-item>
                  <text:p text:style-name="P27">EMAIL envelope paper texture </text:p>
                  <text:list>
                    <text:list-item>
                      <text:p text:style-name="P27">New texture per sender </text:p>
                    </text:list-item>
                    <text:list-item>
                      <text:p text:style-name="P27">Default texture </text:p>
                    </text:list-item>
                  </text:list>
                </text:list-item>
              </text:list>
            </text:list-item>
            <text:list-item>
              <text:p text:style-name="P27">Enable FancyInbox </text:p>
              <text:list>
                <text:list-item>
                  <text:p text:style-name="P27">[*] Warning: depending on the implementation, FancyINbox may be harder on your GPU and CPU, and thus may use more power and battery. Efficiency tests are available with a special tool. </text:p>
                </text:list-item>
                <text:list-item>
                  <text:p text:style-name="P27">2D background </text:p>
                </text:list-item>
                <text:list-item>
                  <text:p text:style-name="P27">3D background </text:p>
                </text:list-item>
                <text:list-item>
                  <text:p text:style-name="P27">Spam Can (fancy) </text:p>
                </text:list-item>
                <text:list-item>
                  <text:p text:style-name="P27">TackleBox (fancy) </text:p>
                </text:list-item>
              </text:list>
            </text:list-item>
            <text:list-item>
              <text:p text:style-name="P27">Enable VRMail </text:p>
              <text:list>
                <text:list-item>
                  <text:p text:style-name="P27">TYPE:#Incomplete </text:p>
                </text:list-item>
              </text:list>
            </text:list-item>
            <text:list-item>
              <text:p text:style-name="P27">Enable TackleBox </text:p>
              <text:list>
                <text:list-item>
                  <text:p text:style-name="P27">TYPE:#Incomplete </text:p>
                </text:list-item>
              </text:list>
            </text:list-item>
            <text:list-item>
              <text:p text:style-name="P27">Enable Spam Can </text:p>
              <text:list>
                <text:list-item>
                  <text:p text:style-name="P27">Use SPAM branding </text:p>
                </text:list-item>
                <text:list-item>
                  <text:p text:style-name="P27">Show pan and zoom animations </text:p>
                </text:list-item>
                <text:list-item>
                  <text:p text:style-name="P27">Enable lid animations </text:p>
                </text:list-item>
                <text:list-item>
                  <text:p text:style-name="P27">Play can opening sound </text:p>
                </text:list-item>
                <text:list-item>
                  <text:p text:style-name="P27">Require can opener </text:p>
                  <text:list>
                    <text:list-item>
                      <text:p text:style-name="P27">Password protect can opener </text:p>
                    </text:list-item>
                    <text:list-item>
                      <text:p text:style-name="P27">Play can opener sound </text:p>
                    </text:list-item>
                  </text:list>
                </text:list-item>
                <text:list-item>
                  <text:p text:style-name="P27">Pick up Spam Cans </text:p>
                </text:list-item>
                <text:list-item>
                  <text:p text:style-name="P27">Allow multiple Spam Cans </text:p>
                </text:list-item>
              </text:list>
            </text:list-item>
            <text:list-item>
              <text:p text:style-name="P27">Enable Stamps </text:p>
              <text:list>
                <text:list-item>
                  <text:p text:style-name="P27">Allow default stamps </text:p>
                </text:list-item>
                <text:list-item>
                  <text:p text:style-name="P27">Custom settings </text:p>
                  <text:list>
                    <text:list-item>
                      <text:p text:style-name="P27">[*] Custom stamps: These will be allowed, but you may wish to disable them by default if you are an educational institute/someone worried about NSFW/NSFL content, because no matter how good the filters are, this will likely still make it through occasionally. </text:p>
                    </text:list-item>
                    <text:list-item>
                      <text:p text:style-name="P27">Allow custom stamps </text:p>
                      <text:list>
                        <text:list-item>
                          <text:p text:style-name="P27"><text:soft-page-break/>Allow NSFL stamps </text:p>
                        </text:list-item>
                        <text:list-item>
                          <text:p text:style-name="P27">Allow NSFW stamps </text:p>
                        </text:list-item>
                        <text:list-item>
                          <text:p text:style-name="P27">Allow SFW stamps </text:p>
                        </text:list-item>
                      </text:list>
                    </text:list-item>
                  </text:list>
                </text:list-item>
              </text:list>
            </text:list-item>
            <text:list-item>
              <text:p text:style-name="P27">Enable stamp collection </text:p>
              <text:list>
                <text:list-item>
                  <text:p text:style-name="P27">[*] Stamp collection is to be a separate setting </text:p>
                </text:list-item>
                <text:list-item>
                  <text:p text:style-name="P27">[*] Collection options </text:p>
                </text:list-item>
                <text:list-item>
                  <text:p text:style-name="P27">( ) Collect all stamps </text:p>
                </text:list-item>
                <text:list-item>
                  <text:p text:style-name="P27">( ) Manually collect stamps </text:p>
                </text:list-item>
                <text:list-item>
                  <text:p text:style-name="P27">[*] Viewing options </text:p>
                </text:list-item>
                <text:list-item>
                  <text:p text:style-name="P27">( ) Show stamps in grid gallery view </text:p>
                </text:list-item>
                <text:list-item>
                  <text:p text:style-name="P27">( ) Show stamps in list view </text:p>
                </text:list-item>
                <text:list-item>
                  <text:p text:style-name="P27">( ) Show stamps in carousel view </text:p>
                </text:list-item>
                <text:list-item>
                  <text:p text:style-name="P27">Export stamp files (*.STMP) </text:p>
                </text:list-item>
              </text:list>
            </text:list-item>
            <text:list-item>
              <text:p text:style-name="P27">Enable PostOffice </text:p>
              <text:list>
                <text:list-item>
                  <text:p text:style-name="P27">Show inboxes in 3D view </text:p>
                </text:list-item>
                <text:list-item>
                  <text:p text:style-name="P27">Show inbox as a file tree (shows individual emails as EML fles) </text:p>
                  <text:list>
                    <text:list-item>
                      <text:p text:style-name="P27">( ) MBOX at top </text:p>
                    </text:list-item>
                    <text:list-item>
                      <text:p text:style-name="P27">( ) EML at top </text:p>
                    </text:list-item>
                    <text:list-item>
                      <text:p text:style-name="P27">Show EML source </text:p>
                      <text:list>
                        <text:list-item>
                          <text:p text:style-name="P27">Show binary data as separate file </text:p>
                        </text:list-item>
                        <text:list-item>
                          <text:p text:style-name="P27">Show entropy files (images, videos, links) as separate files </text:p>
                        </text:list-item>
                        <text:list-item>
                          <text:p text:style-name="P27">Show attachments separate files </text:p>
                        </text:list-item>
                      </text:list>
                    </text:list-item>
                  </text:list>
                </text:list-item>
              </text:list>
            </text:list-item>
            <text:list-item>
              <text:p text:style-name="P27">Enable VMail (VoiceMail) </text:p>
              <text:list>
                <text:list-item>
                  <text:p text:style-name="P27">Automatically convert VoiceMail to EML </text:p>
                </text:list-item>
                <text:list-item>
                  <text:p text:style-name="P27">[*] Default audio format </text:p>
                  <text:list>
                    <text:list-item>
                      <text:p text:style-name="P27">3GA </text:p>
                    </text:list-item>
                    <text:list-item>
                      <text:p text:style-name="P27">AIF </text:p>
                    </text:list-item>
                    <text:list-item>
                      <text:p text:style-name="P27">AIFF </text:p>
                    </text:list-item>
                    <text:list-item>
                      <text:p text:style-name="P27">CSD </text:p>
                    </text:list-item>
                    <text:list-item>
                      <text:p text:style-name="P27">FLAC </text:p>
                    </text:list-item>
                    <text:list-item>
                      <text:p text:style-name="P27">MID </text:p>
                    </text:list-item>
                    <text:list-item>
                      <text:p text:style-name="P27">M4A </text:p>
                    </text:list-item>
                    <text:list-item>
                      <text:p text:style-name="P27">MP2 </text:p>
                    </text:list-item>
                    <text:list-item>
                      <text:p text:style-name="P27">MP3 </text:p>
                    </text:list-item>
                    <text:list-item>
                      <text:p text:style-name="P27">OGG </text:p>
                    </text:list-item>
                    <text:list-item>
                      <text:p text:style-name="P27">OGA </text:p>
                    </text:list-item>
                    <text:list-item>
                      <text:p text:style-name="P27">WAV </text:p>
                    </text:list-item>
                  </text:list>
                </text:list-item>
                <text:list-item>
                  <text:p text:style-name="P27">Save VMail into a playlist </text:p>
                </text:list-item>
                <text:list-item>
                  <text:p text:style-name="P27">Enable spectograph </text:p>
                  <text:list>
                    <text:list-item>
                      <text:p text:style-name="P27">[*] Customize spectograph </text:p>
                    </text:list-item>
                    <text:list-item>
                      <text:p text:style-name="P27">TYPE:#Incomplete </text:p>
                    </text:list-item>
                  </text:list>
                </text:list-item>
              </text:list>
            </text:list-item>
            <text:list-item>
              <text:p text:style-name="P27">Enable MailManager </text:p>
              <text:list>
                <text:list-item>
                  <text:p text:style-name="P27"><text:soft-page-break/>[*] MailManager is an email assistant </text:p>
                </text:list-item>
                <text:list-item>
                  <text:p text:style-name="P27">Preferred identity (NEEDS WORK) </text:p>
                  <text:list>
                    <text:list-item>
                      <text:p text:style-name="P27">MailMan </text:p>
                    </text:list-item>
                    <text:list-item>
                      <text:p text:style-name="P27">MailWoman </text:p>
                    </text:list-item>
                    <text:list-item>
                      <text:p text:style-name="P27">MailZim </text:p>
                    </text:list-item>
                    <text:list-item>
                      <text:p text:style-name="P27">MailKim </text:p>
                    </text:list-item>
                    <text:list-item>
                      <text:p text:style-name="P27">MailYim </text:p>
                    </text:list-item>
                    <text:list-item>
                      <text:p text:style-name="P27">MailTim </text:p>
                    </text:list-item>
                    <text:list-item>
                      <text:p text:style-name="P27">MailXim </text:p>
                    </text:list-item>
                    <text:list-item>
                      <text:p text:style-name="P27">MailWim </text:p>
                    </text:list-item>
                  </text:list>
                </text:list-item>
                <text:list-item>
                  <text:p text:style-name="P27">Enable voice search </text:p>
                </text:list-item>
                <text:list-item>
                  <text:p text:style-name="P27">Enable agent mode (similar to a Microsoft Agent) </text:p>
                </text:list-item>
                <text:list-item>
                  <text:p text:style-name="P27">[*] Permissions level </text:p>
                  <text:list>
                    <text:list-item>
                      <text:p text:style-name="P27">(x) Read-only (default) </text:p>
                    </text:list-item>
                    <text:list-item>
                      <text:p text:style-name="P27">( ) Write-only </text:p>
                    </text:list-item>
                    <text:list-item>
                      <text:p text:style-name="P27">( ) Read-and-write </text:p>
                    </text:list-item>
                    <text:list-item>
                      <text:p text:style-name="P26">Allow root (sudo) access </text:p>
                    </text:list-item>
                  </text:list>
                </text:list-item>
              </text:list>
            </text:list-item>
          </text:list>
        </text:list-item>
      </text:list>
      <text:p text:style-name="Horizontal_20_Line"/>
      <text:h text:style-name="Heading_20_4" text:outline-level="4">DMail EMAIL -3.0 settings</text:h>
      <text:p text:style-name="P2">Click/tap here to expand/collapse the DMail client EMAIL -3.0 settings section</text:p>
      <text:list xml:id="list3260140937" text:style-name="L15">
        <text:list-item>
          <text:p text:style-name="P29">Work solely with EMAIL -3.0 (Beta) </text:p>
        </text:list-item>
        <text:list-item>
          <text:p text:style-name="P29">Enable EMAIL -3.0 features </text:p>
          <text:list>
            <text:list-item>
              <text:p text:style-name="P29">Enable EmailFX </text:p>
              <text:list>
                <text:list-item>
                  <text:p text:style-name="P29">EMAIL envelope paper texture </text:p>
                  <text:list>
                    <text:list-item>
                      <text:p text:style-name="P29">Enable Blockchain/NFT textures </text:p>
                    </text:list-item>
                  </text:list>
                </text:list-item>
              </text:list>
            </text:list-item>
            <text:list-item>
              <text:p text:style-name="P29">Enable Stamps </text:p>
              <text:list>
                <text:list-item>
                  <text:p text:style-name="P28">Allow Blockchain/NFT stamps </text:p>
                </text:list-item>
              </text:list>
            </text:list-item>
          </text:list>
        </text:list-item>
      </text:list>
      <text:p text:style-name="Horizontal_20_Line"/>
      <text:h text:style-name="Heading_20_4" text:outline-level="4">Other DMail settings</text:h>
      <text:p text:style-name="P2">Click/tap here to expand/collapse the DMail client Other settings section</text:p>
      <text:list xml:id="list2161198900" text:style-name="L16">
        <text:list-item>
          <text:p text:style-name="P31">Enable EMAIL encryption </text:p>
          <text:list>
            <text:list-item>
              <text:p text:style-name="P31">Generate custom keys for each email </text:p>
            </text:list-item>
            <text:list-item>
              <text:p text:style-name="P31">Use 128 bit encryption (not recommended) </text:p>
            </text:list-item>
            <text:list-item>
              <text:p text:style-name="P31">Use 256 bit encryption (recommended) </text:p>
            </text:list-item>
            <text:list-item>
              <text:p text:style-name="P31">Use 512 bit encryption (recommended in the future) </text:p>
            </text:list-item>
          </text:list>
        </text:list-item>
        <text:list-item>
          <text:p text:style-name="P31">Block messages larger than [x] bytes </text:p>
        </text:list-item>
        <text:list-item>
          <text:p text:style-name="P31">Block senders with messages larger than [x] bytes </text:p>
          <text:list>
            <text:list-item>
              <text:p text:style-name="P31">Give a warning first </text:p>
            </text:list-item>
          </text:list>
        </text:list-item>
        <text:list-item>
          <text:p text:style-name="P31">Clear media elements from emails (use when you run low on space) </text:p>
          <text:list>
            <text:list-item>
              <text:p text:style-name="P30"><text:soft-page-break/>Automatically clear media elements after [x] seconds </text:p>
            </text:list-item>
          </text:list>
        </text:list-item>
      </text:list>
      <text:p text:style-name="Horizontal_20_Line"/>
      <text:h text:style-name="Heading_20_3" text:outline-level="3">Implementation languages</text:h>
      <text:p text:style-name="P2">Click/tap here to expand/collapse the Implementation languages section</text:p>
      <text:p text:style-name="Text_20_body">Original implementation languages for the DMail client:</text:p>
      <text:list xml:id="list1265919771" text:style-name="L17">
        <text:list-item>
          <text:p text:style-name="P33">CSS </text:p>
        </text:list-item>
        <text:list-item>
          <text:p text:style-name="P33">D </text:p>
        </text:list-item>
        <text:list-item>
          <text:p text:style-name="P33">GLSL </text:p>
        </text:list-item>
        <text:list-item>
          <text:p text:style-name="P32">Red </text:p>
        </text:list-item>
      </text:list>
      <text:p text:style-name="Horizontal_20_Line"/>
      <text:h text:style-name="Heading_20_2" text:outline-level="2">Performance tests</text:h>
      <text:p text:style-name="P2">Click/tap here to expand/collapse the Performance Tests section</text:p>
      <text:p text:style-name="Text_20_body">There are 2 performance test tools for EMAIL 2.0 and -3.0. They work as follows:</text:p>
      <text:h text:style-name="Heading_20_3" text:outline-level="3">EMAIL 2.0 Performance Test</text:h>
      <text:p text:style-name="P2">Click/tap here to expand/collapse the EMAIL 2.0 Performance Test section</text:p>
      <text:p text:style-name="Text_20_body"><text:span text:style-name="Emphasis">A tool to test the CPU efficiency of an EMAIL 2.0 configuration.</text:span></text:p>
      <text:list xml:id="list394275619" text:style-name="L18">
        <text:list-item>
          <text:p text:style-name="P35">Tests CPU usage </text:p>
        </text:list-item>
        <text:list-item>
          <text:p text:style-name="P35">Tests GPU usage </text:p>
        </text:list-item>
        <text:list-item>
          <text:p text:style-name="P35">Tests RAM usage </text:p>
        </text:list-item>
        <text:list-item>
          <text:p text:style-name="P35">Tests bandwidth requirement </text:p>
        </text:list-item>
        <text:list-item>
          <text:p text:style-name="P34">Tests overall functionality </text:p>
        </text:list-item>
      </text:list>
      <text:p text:style-name="Text_20_body"><text:span text:style-name="Strong_20_Emphasis">On the following tests:</text:span></text:p>
      <text:list xml:id="list3489116311" text:style-name="L19">
        <text:list-item>
          <text:p text:style-name="P37">Incoming email </text:p>
        </text:list-item>
        <text:list-item>
          <text:p text:style-name="P37">Outgoing email </text:p>
        </text:list-item>
        <text:list-item>
          <text:p text:style-name="P37">Reading emails </text:p>
        </text:list-item>
        <text:list-item>
          <text:p text:style-name="P37">Reading voicemails </text:p>
        </text:list-item>
        <text:list-item>
          <text:p text:style-name="P37">Deleting emails </text:p>
        </text:list-item>
        <text:list-item>
          <text:p text:style-name="P37">Moving emails </text:p>
        </text:list-item>
        <text:list-item>
          <text:p text:style-name="P37">Writing emails </text:p>
        </text:list-item>
        <text:list-item>
          <text:p text:style-name="P37">Recording voicemail </text:p>
        </text:list-item>
        <text:list-item>
          <text:p text:style-name="P37">Deleting voicemail </text:p>
        </text:list-item>
        <text:list-item>
          <text:p text:style-name="P37">Rendering stamps </text:p>
        </text:list-item>
        <text:list-item>
          <text:p text:style-name="P37">Sending stamps </text:p>
        </text:list-item>
        <text:list-item>
          <text:p text:style-name="P37">Opening stamp collection </text:p>
        </text:list-item>
        <text:list-item>
          <text:p text:style-name="P37"><text:soft-page-break/>Using the MailManager assistant </text:p>
        </text:list-item>
        <text:list-item>
          <text:p text:style-name="P37">Viewing email simple graphics </text:p>
        </text:list-item>
        <text:list-item>
          <text:p text:style-name="P37">Viewing email fancy graphics </text:p>
        </text:list-item>
        <text:list-item>
          <text:p text:style-name="P37">Moving spam </text:p>
        </text:list-item>
        <text:list-item>
          <text:p text:style-name="P37">Reading spam </text:p>
        </text:list-item>
        <text:list-item>
          <text:p text:style-name="P37">Detecting spam </text:p>
        </text:list-item>
        <text:list-item>
          <text:p text:style-name="P37">Reporting emails </text:p>
        </text:list-item>
        <text:list-item>
          <text:p text:style-name="P37">Encrypting emails (SHA-256) </text:p>
        </text:list-item>
        <text:list-item>
          <text:p text:style-name="P37">Decrypting emails (SHA-256) </text:p>
        </text:list-item>
        <text:list-item>
          <text:p text:style-name="P36">Virtual Reality </text:p>
        </text:list-item>
      </text:list>
      <text:p text:style-name="Horizontal_20_Line"/>
      <text:h text:style-name="Heading_20_3" text:outline-level="3">EMAIL -3.0 Performance Test</text:h>
      <text:p text:style-name="P2">Click/tap here to expand/collapse the EMAIL -3.0 Performance Test section</text:p>
      <text:p text:style-name="Text_20_body"><text:span text:style-name="Emphasis">A tool to test the CPU efficiency of an EMAIL -3.0 configuration.</text:span></text:p>
      <text:list xml:id="list2600867642" text:style-name="L20">
        <text:list-item>
          <text:p text:style-name="P39">Tests CPU usage </text:p>
        </text:list-item>
        <text:list-item>
          <text:p text:style-name="P39">Tests GPU usage </text:p>
        </text:list-item>
        <text:list-item>
          <text:p text:style-name="P38">Tests RAM usage </text:p>
        </text:list-item>
      </text:list>
      <text:p text:style-name="Text_20_body"><text:span text:style-name="Strong_20_Emphasis">On the following tests:</text:span></text:p>
      <text:list xml:id="list54861521" text:style-name="L21">
        <text:list-item>
          <text:p text:style-name="P41">Blockchain stamps </text:p>
        </text:list-item>
        <text:list-item>
          <text:p text:style-name="P40">NFT stamps </text:p>
        </text:list-item>
      </text:list>
      <text:p text:style-name="Horizontal_20_Line"/>
      <text:h text:style-name="Heading_20_2" text:outline-level="2">Repositories</text:h>
      <text:p text:style-name="P2">Click/tap here to expand/collapse this section</text:p>
      <text:list xml:id="list1672173374" text:style-name="L22">
        <text:list-item>
          <text:p text:style-name="P42"><text:a xlink:type="simple" xlink:href="https://github.com/seanpm2001/TapPetHotelOpen_Docs/blob/TapPetHotelOpen_Docs_Main-dev/EMAIL2.0_REPOLIST.urll" text:style-name="Internet_20_link" text:visited-style-name="Visited_20_Internet_20_Link">View REPOLIST file</text:a> </text:p>
        </text:list-item>
      </text:list>
      <text:p text:style-name="P2">Click/tap here to expand/collapse the rich text repository listing</text:p>
      <text:list xml:id="list2697810342" text:style-name="L23">
        <text:list-item>
          <text:p text:style-name="P44"><draw:a xlink:type="simple" xlink:href="https://github.com/seanpm2001/EMAIL_2.0_WG_Standardization/"><draw:frame draw:style-name="fr2" draw:name="Image3" text:anchor-type="as-char" svg:width="0.2291in" svg:height="0.2291in" draw:z-index="1"><draw:image xlink:href="Pictures/1000000100000040000000409B41D0C690DA6E6B.png" xlink:type="simple" xlink:show="embed" xlink:actuate="onLoad" draw:mime-type="image/png"/><svg:title>:octocat:</svg:title></draw:frame></draw:a><text:a xlink:type="simple" xlink:href="https://github.com/seanpm2001/EMAIL_2.0_WG_Standardization/" text:style-name="Internet_20_link" text:visited-style-name="Visited_20_Internet_20_Link"><text:s/></text:a><text:a xlink:type="simple" xlink:href="https://github.com/seanpm2001/EMAIL_2.0_WG_Standardization/" text:style-name="Internet_20_link" text:visited-style-name="Visited_20_Internet_20_Link"><text:span text:style-name="Source_20_Text">EMAIL 2.0 Working Group: Standardization</text:span></text:a>/) </text:p>
        </text:list-item>
        <text:list-item>
          <text:p text:style-name="P44"><draw:a xlink:type="simple" xlink:href="https://github.com/seanpm2001/EMAIL_2.0_WG_Documentation/"><draw:frame draw:style-name="fr2" draw:name="Image4" text:anchor-type="as-char" svg:width="0.2291in" svg:height="0.2291in" draw:z-index="2"><draw:image xlink:href="Pictures/1000000100000040000000409B41D0C690DA6E6B.png" xlink:type="simple" xlink:show="embed" xlink:actuate="onLoad" draw:mime-type="image/png"/><svg:title>:octocat:</svg:title></draw:frame></draw:a><text:a xlink:type="simple" xlink:href="https://github.com/seanpm2001/EMAIL_2.0_WG_Documentation/" text:style-name="Internet_20_link" text:visited-style-name="Visited_20_Internet_20_Link"><text:s/></text:a><text:a xlink:type="simple" xlink:href="https://github.com/seanpm2001/EMAIL_2.0_WG_Documentation/" text:style-name="Internet_20_link" text:visited-style-name="Visited_20_Internet_20_Link"><text:span text:style-name="Source_20_Text">EMAIL 2.0 Working Group: Documentation</text:span></text:a> </text:p>
        </text:list-item>
        <text:list-item>
          <text:p text:style-name="P44"><draw:a xlink:type="simple" xlink:href="https://github.com/seanpm2001/EMAIL_2.0_WG_Graphics/"><draw:frame draw:style-name="fr2" draw:name="Image5" text:anchor-type="as-char" svg:width="0.2291in" svg:height="0.2291in" draw:z-index="3"><draw:image xlink:href="Pictures/1000000100000040000000409B41D0C690DA6E6B.png" xlink:type="simple" xlink:show="embed" xlink:actuate="onLoad" draw:mime-type="image/png"/><svg:title>:octocat:</svg:title></draw:frame></draw:a><text:a xlink:type="simple" xlink:href="https://github.com/seanpm2001/EMAIL_2.0_WG_Graphics/" text:style-name="Internet_20_link" text:visited-style-name="Visited_20_Internet_20_Link"><text:s/></text:a><text:a xlink:type="simple" xlink:href="https://github.com/seanpm2001/EMAIL_2.0_WG_Graphics/" text:style-name="Internet_20_link" text:visited-style-name="Visited_20_Internet_20_Link"><text:span text:style-name="Source_20_Text">EMAIL 2.0 Working Group: Graphics</text:span></text:a> </text:p>
        </text:list-item>
        <text:list-item>
          <text:p text:style-name="P44"><draw:a xlink:type="simple" xlink:href="https://github.com/seanpm2001/EMAIL_2.0_WG/"><draw:frame draw:style-name="fr2" draw:name="Image6" text:anchor-type="as-char" svg:width="0.2291in" svg:height="0.2291in" draw:z-index="4"><draw:image xlink:href="Pictures/1000000100000040000000409B41D0C690DA6E6B.png" xlink:type="simple" xlink:show="embed" xlink:actuate="onLoad" draw:mime-type="image/png"/><svg:title>:octocat:</svg:title></draw:frame></draw:a><text:a xlink:type="simple" xlink:href="https://github.com/seanpm2001/EMAIL_2.0_WG/" text:style-name="Internet_20_link" text:visited-style-name="Visited_20_Internet_20_Link"><text:s/></text:a><text:a xlink:type="simple" xlink:href="https://github.com/seanpm2001/EMAIL_2.0_WG/" text:style-name="Internet_20_link" text:visited-style-name="Visited_20_Internet_20_Link"><text:span text:style-name="Source_20_Text">EMAIL 2.0 Working Group: All working groups</text:span></text:a> </text:p>
        </text:list-item>
        <text:list-item>
          <text:p text:style-name="P44"><draw:a xlink:type="simple" xlink:href="https://github.com/seanpm2001/EMAIL_2.0/"><draw:frame draw:style-name="fr2" draw:name="Image7" text:anchor-type="as-char" svg:width="0.2291in" svg:height="0.2291in" draw:z-index="5"><draw:image xlink:href="Pictures/1000000100000040000000409B41D0C690DA6E6B.png" xlink:type="simple" xlink:show="embed" xlink:actuate="onLoad" draw:mime-type="image/png"/><svg:title>:octocat:</svg:title></draw:frame></draw:a><text:a xlink:type="simple" xlink:href="https://github.com/seanpm2001/EMAIL_2.0/" text:style-name="Internet_20_link" text:visited-style-name="Visited_20_Internet_20_Link"><text:s/></text:a><text:a xlink:type="simple" xlink:href="https://github.com/seanpm2001/EMAIL_2.0/" text:style-name="Internet_20_link" text:visited-style-name="Visited_20_Internet_20_Link"><text:span text:style-name="Source_20_Text">EMAIL 2.0 Home repository</text:span></text:a> </text:p>
        </text:list-item>
        <text:list-item>
          <text:p text:style-name="P44"><draw:a xlink:type="simple" xlink:href="https://github.com/seanpm2001/EMAIL_2.0_Docs/"><draw:frame draw:style-name="fr2" draw:name="Image8" text:anchor-type="as-char" svg:width="0.2291in" svg:height="0.2291in" draw:z-index="6"><draw:image xlink:href="Pictures/1000000100000040000000409B41D0C690DA6E6B.png" xlink:type="simple" xlink:show="embed" xlink:actuate="onLoad" draw:mime-type="image/png"/><svg:title>:octocat:</svg:title></draw:frame></draw:a><text:a xlink:type="simple" xlink:href="https://github.com/seanpm2001/EMAIL_2.0_Docs/" text:style-name="Internet_20_link" text:visited-style-name="Visited_20_Internet_20_Link"><text:s/></text:a><text:a xlink:type="simple" xlink:href="https://github.com/seanpm2001/EMAIL_2.0_Docs/" text:style-name="Internet_20_link" text:visited-style-name="Visited_20_Internet_20_Link"><text:span text:style-name="Source_20_Text">EMAIL 2.0 Documentation</text:span></text:a> </text:p>
        </text:list-item>
        <text:list-item>
          <text:p text:style-name="P44"><draw:a xlink:type="simple" xlink:href="https://github.com/seanpm2001/EMAIL_-3.0/"><draw:frame draw:style-name="fr2" draw:name="Image9" text:anchor-type="as-char" svg:width="0.2291in" svg:height="0.2291in" draw:z-index="7"><draw:image xlink:href="Pictures/1000000100000040000000409B41D0C690DA6E6B.png" xlink:type="simple" xlink:show="embed" xlink:actuate="onLoad" draw:mime-type="image/png"/><svg:title>:octocat:</svg:title></draw:frame></draw:a><text:a xlink:type="simple" xlink:href="https://github.com/seanpm2001/EMAIL_-3.0/" text:style-name="Internet_20_link" text:visited-style-name="Visited_20_Internet_20_Link"><text:s/></text:a><text:a xlink:type="simple" xlink:href="https://github.com/seanpm2001/EMAIL_-3.0/" text:style-name="Internet_20_link" text:visited-style-name="Visited_20_Internet_20_Link"><text:span text:style-name="Source_20_Text">EMAIL -3.0</text:span></text:a> </text:p>
        </text:list-item>
        <text:list-item>
          <text:p text:style-name="P44"><draw:a xlink:type="simple" xlink:href="https://github.com/seanpm2001/EMAIL_-3.0_Docs/"><draw:frame draw:style-name="fr2" draw:name="Image10" text:anchor-type="as-char" svg:width="0.2291in" svg:height="0.2291in" draw:z-index="8"><draw:image xlink:href="Pictures/1000000100000040000000409B41D0C690DA6E6B.png" xlink:type="simple" xlink:show="embed" xlink:actuate="onLoad" draw:mime-type="image/png"/><svg:title>:octocat:</svg:title></draw:frame></draw:a><text:a xlink:type="simple" xlink:href="https://github.com/seanpm2001/EMAIL_-3.0_Docs/" text:style-name="Internet_20_link" text:visited-style-name="Visited_20_Internet_20_Link"><text:s/></text:a><text:a xlink:type="simple" xlink:href="https://github.com/seanpm2001/EMAIL_-3.0_Docs/" text:style-name="Internet_20_link" text:visited-style-name="Visited_20_Internet_20_Link"><text:span text:style-name="Source_20_Text">EMAIL -3.0 Documentation</text:span></text:a> </text:p>
        </text:list-item>
        <text:list-item>
          <text:p text:style-name="P44"><draw:a xlink:type="simple" xlink:href="https://github.com/seanpm2001/EMAIL_2.0_Stamps/"><draw:frame draw:style-name="fr2" draw:name="Image11" text:anchor-type="as-char" svg:width="0.2291in" svg:height="0.2291in" draw:z-index="9"><draw:image xlink:href="Pictures/1000000100000040000000409B41D0C690DA6E6B.png" xlink:type="simple" xlink:show="embed" xlink:actuate="onLoad" draw:mime-type="image/png"/><svg:title>:octocat:</svg:title></draw:frame></draw:a><text:a xlink:type="simple" xlink:href="https://github.com/seanpm2001/EMAIL_2.0_Stamps/" text:style-name="Internet_20_link" text:visited-style-name="Visited_20_Internet_20_Link"><text:s/></text:a><text:a xlink:type="simple" xlink:href="https://github.com/seanpm2001/EMAIL_2.0_Stamps/" text:style-name="Internet_20_link" text:visited-style-name="Visited_20_Internet_20_Link"><text:span text:style-name="Source_20_Text">EMAIL 2.0 Stamps</text:span></text:a> </text:p>
        </text:list-item>
        <text:list-item>
          <text:p text:style-name="P44"><text:soft-page-break/><draw:a xlink:type="simple" xlink:href="https://github.com/seanpm2001/EMAIL_2.0_Stamps_Docs/"><draw:frame draw:style-name="fr2" draw:name="Image12" text:anchor-type="as-char" svg:width="0.2291in" svg:height="0.2291in" draw:z-index="10"><draw:image xlink:href="Pictures/1000000100000040000000409B41D0C690DA6E6B.png" xlink:type="simple" xlink:show="embed" xlink:actuate="onLoad" draw:mime-type="image/png"/><svg:title>:octocat:</svg:title></draw:frame></draw:a><text:a xlink:type="simple" xlink:href="https://github.com/seanpm2001/EMAIL_2.0_Stamps_Docs/" text:style-name="Internet_20_link" text:visited-style-name="Visited_20_Internet_20_Link"><text:s/></text:a><text:a xlink:type="simple" xlink:href="https://github.com/seanpm2001/EMAIL_2.0_Stamps_Docs/" text:style-name="Internet_20_link" text:visited-style-name="Visited_20_Internet_20_Link"><text:span text:style-name="Source_20_Text">EMAIL 2.0 Stamp documentation</text:span></text:a> </text:p>
        </text:list-item>
        <text:list-item>
          <text:p text:style-name="P44"><draw:a xlink:type="simple" xlink:href="https://github.com/seanpm2001/EMAIL_2.0_EmailFX/"><draw:frame draw:style-name="fr2" draw:name="Image13" text:anchor-type="as-char" svg:width="0.2291in" svg:height="0.2291in" draw:z-index="11"><draw:image xlink:href="Pictures/1000000100000040000000409B41D0C690DA6E6B.png" xlink:type="simple" xlink:show="embed" xlink:actuate="onLoad" draw:mime-type="image/png"/><svg:title>:octocat:</svg:title></draw:frame></draw:a><text:a xlink:type="simple" xlink:href="https://github.com/seanpm2001/EMAIL_2.0_EmailFX/" text:style-name="Internet_20_link" text:visited-style-name="Visited_20_Internet_20_Link"><text:s/></text:a><text:a xlink:type="simple" xlink:href="https://github.com/seanpm2001/EMAIL_2.0_EmailFX/" text:style-name="Internet_20_link" text:visited-style-name="Visited_20_Internet_20_Link"><text:span text:style-name="Source_20_Text">EMAIL 2.0 EmailFX</text:span></text:a> </text:p>
        </text:list-item>
        <text:list-item>
          <text:p text:style-name="P44"><draw:a xlink:type="simple" xlink:href="https://github.com/seanpm2001/EMAIL_2.0_EmailFX_Docs/"><draw:frame draw:style-name="fr2" draw:name="Image14" text:anchor-type="as-char" svg:width="0.2291in" svg:height="0.2291in" draw:z-index="12"><draw:image xlink:href="Pictures/1000000100000040000000409B41D0C690DA6E6B.png" xlink:type="simple" xlink:show="embed" xlink:actuate="onLoad" draw:mime-type="image/png"/><svg:title>:octocat:</svg:title></draw:frame></draw:a><text:a xlink:type="simple" xlink:href="https://github.com/seanpm2001/EMAIL_2.0_EmailFX_Docs/" text:style-name="Internet_20_link" text:visited-style-name="Visited_20_Internet_20_Link"><text:s/></text:a><text:a xlink:type="simple" xlink:href="https://github.com/seanpm2001/EMAIL_2.0_EmailFX_Docs/" text:style-name="Internet_20_link" text:visited-style-name="Visited_20_Internet_20_Link"><text:span text:style-name="Source_20_Text">EMAIL 2.0 EmaailFX Documentation</text:span></text:a> </text:p>
        </text:list-item>
        <text:list-item>
          <text:p text:style-name="P44"><draw:a xlink:type="simple" xlink:href="https://github.com/seanpm2001/EMAIL_2.0_FancyInbox/"><draw:frame draw:style-name="fr2" draw:name="Image15" text:anchor-type="as-char" svg:width="0.2291in" svg:height="0.2291in" draw:z-index="13"><draw:image xlink:href="Pictures/1000000100000040000000409B41D0C690DA6E6B.png" xlink:type="simple" xlink:show="embed" xlink:actuate="onLoad" draw:mime-type="image/png"/><svg:title>:octocat:</svg:title></draw:frame></draw:a><text:a xlink:type="simple" xlink:href="https://github.com/seanpm2001/EMAIL_2.0_FancyInbox/" text:style-name="Internet_20_link" text:visited-style-name="Visited_20_Internet_20_Link"><text:s/></text:a><text:a xlink:type="simple" xlink:href="https://github.com/seanpm2001/EMAIL_2.0_FancyInbox/" text:style-name="Internet_20_link" text:visited-style-name="Visited_20_Internet_20_Link"><text:span text:style-name="Source_20_Text">EMAIL 2.0 FancyInbox</text:span></text:a> </text:p>
        </text:list-item>
        <text:list-item>
          <text:p text:style-name="P44"><draw:a xlink:type="simple" xlink:href="https://github.com/seanpm2001/EMAIL_2.0_FancyInbox_Docs/"><draw:frame draw:style-name="fr2" draw:name="Image16" text:anchor-type="as-char" svg:width="0.2291in" svg:height="0.2291in" draw:z-index="14"><draw:image xlink:href="Pictures/1000000100000040000000409B41D0C690DA6E6B.png" xlink:type="simple" xlink:show="embed" xlink:actuate="onLoad" draw:mime-type="image/png"/><svg:title>:octocat:</svg:title></draw:frame></draw:a><text:a xlink:type="simple" xlink:href="https://github.com/seanpm2001/EMAIL_2.0_FancyInbox_Docs/" text:style-name="Internet_20_link" text:visited-style-name="Visited_20_Internet_20_Link"><text:s/></text:a><text:a xlink:type="simple" xlink:href="https://github.com/seanpm2001/EMAIL_2.0_FancyInbox_Docs/" text:style-name="Internet_20_link" text:visited-style-name="Visited_20_Internet_20_Link"><text:span text:style-name="Source_20_Text">EMAIL 2.0 FancyInbox Documentation</text:span></text:a> </text:p>
        </text:list-item>
        <text:list-item>
          <text:p text:style-name="P44"><draw:a xlink:type="simple" xlink:href="https://github.com/seanpm2001/EMAIL_2.0_VRMail/"><draw:frame draw:style-name="fr2" draw:name="Image17" text:anchor-type="as-char" svg:width="0.2291in" svg:height="0.2291in" draw:z-index="15"><draw:image xlink:href="Pictures/1000000100000040000000409B41D0C690DA6E6B.png" xlink:type="simple" xlink:show="embed" xlink:actuate="onLoad" draw:mime-type="image/png"/><svg:title>:octocat:</svg:title></draw:frame></draw:a><text:a xlink:type="simple" xlink:href="https://github.com/seanpm2001/EMAIL_2.0_VRMail/" text:style-name="Internet_20_link" text:visited-style-name="Visited_20_Internet_20_Link"><text:s/></text:a><text:a xlink:type="simple" xlink:href="https://github.com/seanpm2001/EMAIL_2.0_VRMail/" text:style-name="Internet_20_link" text:visited-style-name="Visited_20_Internet_20_Link"><text:span text:style-name="Source_20_Text">EMAIL 2.0 VRMail</text:span></text:a> </text:p>
        </text:list-item>
        <text:list-item>
          <text:p text:style-name="P44"><draw:a xlink:type="simple" xlink:href="https://github.com/seanpm2001/EMAIL_2.0_VRMail_Docs/"><draw:frame draw:style-name="fr2" draw:name="Image18" text:anchor-type="as-char" svg:width="0.2291in" svg:height="0.2291in" draw:z-index="16"><draw:image xlink:href="Pictures/1000000100000040000000409B41D0C690DA6E6B.png" xlink:type="simple" xlink:show="embed" xlink:actuate="onLoad" draw:mime-type="image/png"/><svg:title>:octocat:</svg:title></draw:frame></draw:a><text:a xlink:type="simple" xlink:href="https://github.com/seanpm2001/EMAIL_2.0_VRMail_Docs/" text:style-name="Internet_20_link" text:visited-style-name="Visited_20_Internet_20_Link"><text:s/></text:a><text:a xlink:type="simple" xlink:href="https://github.com/seanpm2001/EMAIL_2.0_VRMail_Docs/" text:style-name="Internet_20_link" text:visited-style-name="Visited_20_Internet_20_Link"><text:span text:style-name="Source_20_Text">EMAIL 2.0 VRMail Documentation</text:span></text:a> </text:p>
        </text:list-item>
        <text:list-item>
          <text:p text:style-name="P44"><draw:a xlink:type="simple" xlink:href="https://github.com/seanpm2001/EMAIL_2.0_TackleBox/"><draw:frame draw:style-name="fr2" draw:name="Image19" text:anchor-type="as-char" svg:width="0.2291in" svg:height="0.2291in" draw:z-index="17"><draw:image xlink:href="Pictures/1000000100000040000000409B41D0C690DA6E6B.png" xlink:type="simple" xlink:show="embed" xlink:actuate="onLoad" draw:mime-type="image/png"/><svg:title>:octocat:</svg:title></draw:frame></draw:a><text:a xlink:type="simple" xlink:href="https://github.com/seanpm2001/EMAIL_2.0_TackleBox/" text:style-name="Internet_20_link" text:visited-style-name="Visited_20_Internet_20_Link"><text:s/></text:a><text:a xlink:type="simple" xlink:href="https://github.com/seanpm2001/EMAIL_2.0_TackleBox/" text:style-name="Internet_20_link" text:visited-style-name="Visited_20_Internet_20_Link"><text:span text:style-name="Source_20_Text">EMAIL 2.0 TackleBox</text:span></text:a> </text:p>
        </text:list-item>
        <text:list-item>
          <text:p text:style-name="P44"><draw:a xlink:type="simple" xlink:href="https://github.com/seanpm2001/EMAIL_2.0_TackleBox_Docs/"><draw:frame draw:style-name="fr2" draw:name="Image20" text:anchor-type="as-char" svg:width="0.2291in" svg:height="0.2291in" draw:z-index="18"><draw:image xlink:href="Pictures/1000000100000040000000409B41D0C690DA6E6B.png" xlink:type="simple" xlink:show="embed" xlink:actuate="onLoad" draw:mime-type="image/png"/><svg:title>:octocat:</svg:title></draw:frame></draw:a><text:a xlink:type="simple" xlink:href="https://github.com/seanpm2001/EMAIL_2.0_TackleBox_Docs/" text:style-name="Internet_20_link" text:visited-style-name="Visited_20_Internet_20_Link"><text:s/></text:a><text:a xlink:type="simple" xlink:href="https://github.com/seanpm2001/EMAIL_2.0_TackleBox_Docs/" text:style-name="Internet_20_link" text:visited-style-name="Visited_20_Internet_20_Link"><text:span text:style-name="Source_20_Text">EMAIL 2.0 TackleBox Documentation</text:span></text:a> </text:p>
        </text:list-item>
        <text:list-item>
          <text:p text:style-name="P44"><draw:a xlink:type="simple" xlink:href="https://github.com/seanpm2001/EMAIL_2.0_SpamCan/"><draw:frame draw:style-name="fr2" draw:name="Image21" text:anchor-type="as-char" svg:width="0.2291in" svg:height="0.2291in" draw:z-index="19"><draw:image xlink:href="Pictures/1000000100000040000000409B41D0C690DA6E6B.png" xlink:type="simple" xlink:show="embed" xlink:actuate="onLoad" draw:mime-type="image/png"/><svg:title>:octocat:</svg:title></draw:frame></draw:a><text:a xlink:type="simple" xlink:href="https://github.com/seanpm2001/EMAIL_2.0_SpamCan/" text:style-name="Internet_20_link" text:visited-style-name="Visited_20_Internet_20_Link"><text:s/></text:a><text:a xlink:type="simple" xlink:href="https://github.com/seanpm2001/EMAIL_2.0_SpamCan/" text:style-name="Internet_20_link" text:visited-style-name="Visited_20_Internet_20_Link"><text:span text:style-name="Source_20_Text">EMAIL 2.0 SpamCan</text:span></text:a> </text:p>
        </text:list-item>
        <text:list-item>
          <text:p text:style-name="P44"><draw:a xlink:type="simple" xlink:href="https://github.com/seanpm2001/EMAIL_2.0_SpamCan_Docs/"><draw:frame draw:style-name="fr2" draw:name="Image22" text:anchor-type="as-char" svg:width="0.2291in" svg:height="0.2291in" draw:z-index="20"><draw:image xlink:href="Pictures/1000000100000040000000409B41D0C690DA6E6B.png" xlink:type="simple" xlink:show="embed" xlink:actuate="onLoad" draw:mime-type="image/png"/><svg:title>:octocat:</svg:title></draw:frame></draw:a><text:a xlink:type="simple" xlink:href="https://github.com/seanpm2001/EMAIL_2.0_SpamCan_Docs/" text:style-name="Internet_20_link" text:visited-style-name="Visited_20_Internet_20_Link"><text:s/></text:a><text:a xlink:type="simple" xlink:href="https://github.com/seanpm2001/EMAIL_2.0_SpamCan_Docs/" text:style-name="Internet_20_link" text:visited-style-name="Visited_20_Internet_20_Link"><text:span text:style-name="Source_20_Text">EMAIL 2.0 SpamCan Documentation</text:span></text:a> </text:p>
        </text:list-item>
        <text:list-item>
          <text:p text:style-name="P44"><draw:a xlink:type="simple" xlink:href="https://github.com/seanpm2001/EMAIL_2.0_PostOffice/"><draw:frame draw:style-name="fr2" draw:name="Image23" text:anchor-type="as-char" svg:width="0.2291in" svg:height="0.2291in" draw:z-index="21"><draw:image xlink:href="Pictures/1000000100000040000000409B41D0C690DA6E6B.png" xlink:type="simple" xlink:show="embed" xlink:actuate="onLoad" draw:mime-type="image/png"/><svg:title>:octocat:</svg:title></draw:frame></draw:a><text:a xlink:type="simple" xlink:href="https://github.com/seanpm2001/EMAIL_2.0_PostOffice/" text:style-name="Internet_20_link" text:visited-style-name="Visited_20_Internet_20_Link"><text:s/></text:a><text:a xlink:type="simple" xlink:href="https://github.com/seanpm2001/EMAIL_2.0_PostOffice/" text:style-name="Internet_20_link" text:visited-style-name="Visited_20_Internet_20_Link"><text:span text:style-name="Source_20_Text">EMAIL 2.0 PostOffice</text:span></text:a> </text:p>
        </text:list-item>
        <text:list-item>
          <text:p text:style-name="P44"><draw:a xlink:type="simple" xlink:href="https://github.com/seanpm2001/EMAIL_2.0_PostOffice_Docs/"><draw:frame draw:style-name="fr2" draw:name="Image24" text:anchor-type="as-char" svg:width="0.2291in" svg:height="0.2291in" draw:z-index="22"><draw:image xlink:href="Pictures/1000000100000040000000409B41D0C690DA6E6B.png" xlink:type="simple" xlink:show="embed" xlink:actuate="onLoad" draw:mime-type="image/png"/><svg:title>:octocat:</svg:title></draw:frame></draw:a><text:a xlink:type="simple" xlink:href="https://github.com/seanpm2001/EMAIL_2.0_PostOffice_Docs/" text:style-name="Internet_20_link" text:visited-style-name="Visited_20_Internet_20_Link"><text:s/></text:a><text:a xlink:type="simple" xlink:href="https://github.com/seanpm2001/EMAIL_2.0_PostOffice_Docs/" text:style-name="Internet_20_link" text:visited-style-name="Visited_20_Internet_20_Link"><text:span text:style-name="Source_20_Text">EMAIL 2.0 PostOffice Documentation</text:span></text:a> </text:p>
        </text:list-item>
        <text:list-item>
          <text:p text:style-name="P44"><draw:a xlink:type="simple" xlink:href="https://github.com/seanpm2001/EMAIL_2.0_VMail/"><draw:frame draw:style-name="fr2" draw:name="Image25" text:anchor-type="as-char" svg:width="0.2291in" svg:height="0.2291in" draw:z-index="23"><draw:image xlink:href="Pictures/1000000100000040000000409B41D0C690DA6E6B.png" xlink:type="simple" xlink:show="embed" xlink:actuate="onLoad" draw:mime-type="image/png"/><svg:title>:octocat:</svg:title></draw:frame></draw:a><text:a xlink:type="simple" xlink:href="https://github.com/seanpm2001/EMAIL_2.0_VMail/" text:style-name="Internet_20_link" text:visited-style-name="Visited_20_Internet_20_Link"><text:s/></text:a><text:a xlink:type="simple" xlink:href="https://github.com/seanpm2001/EMAIL_2.0_VMail/" text:style-name="Internet_20_link" text:visited-style-name="Visited_20_Internet_20_Link"><text:span text:style-name="Source_20_Text">EMAIL 2.0 VMail</text:span></text:a> </text:p>
        </text:list-item>
        <text:list-item>
          <text:p text:style-name="P44"><draw:a xlink:type="simple" xlink:href="https://github.com/seanpm2001/EMAIL_2.0_VMail_Docs/"><draw:frame draw:style-name="fr2" draw:name="Image26" text:anchor-type="as-char" svg:width="0.2291in" svg:height="0.2291in" draw:z-index="24"><draw:image xlink:href="Pictures/1000000100000040000000409B41D0C690DA6E6B.png" xlink:type="simple" xlink:show="embed" xlink:actuate="onLoad" draw:mime-type="image/png"/><svg:title>:octocat:</svg:title></draw:frame></draw:a><text:a xlink:type="simple" xlink:href="https://github.com/seanpm2001/EMAIL_2.0_VMail_Docs/" text:style-name="Internet_20_link" text:visited-style-name="Visited_20_Internet_20_Link"><text:s/></text:a><text:a xlink:type="simple" xlink:href="https://github.com/seanpm2001/EMAIL_2.0_VMail_Docs/" text:style-name="Internet_20_link" text:visited-style-name="Visited_20_Internet_20_Link"><text:span text:style-name="Source_20_Text">EMAIL 2.0 VMail Documentation</text:span></text:a> </text:p>
        </text:list-item>
        <text:list-item>
          <text:p text:style-name="P44"><draw:a xlink:type="simple" xlink:href="https://github.com/seanpm2001/EMAIL_2.0_StampCollection/"><draw:frame draw:style-name="fr2" draw:name="Image27" text:anchor-type="as-char" svg:width="0.2291in" svg:height="0.2291in" draw:z-index="25"><draw:image xlink:href="Pictures/1000000100000040000000409B41D0C690DA6E6B.png" xlink:type="simple" xlink:show="embed" xlink:actuate="onLoad" draw:mime-type="image/png"/><svg:title>:octocat:</svg:title></draw:frame></draw:a><text:a xlink:type="simple" xlink:href="https://github.com/seanpm2001/EMAIL_2.0_StampCollection/" text:style-name="Internet_20_link" text:visited-style-name="Visited_20_Internet_20_Link"><text:s/></text:a><text:a xlink:type="simple" xlink:href="https://github.com/seanpm2001/EMAIL_2.0_StampCollection/" text:style-name="Internet_20_link" text:visited-style-name="Visited_20_Internet_20_Link"><text:span text:style-name="Source_20_Text">EMAIL 2.0 Stamp Collection</text:span></text:a> </text:p>
        </text:list-item>
        <text:list-item>
          <text:p text:style-name="P44"><draw:a xlink:type="simple" xlink:href="https://github.com/seanpm2001/EMAIL_2.0_StampCollection_Docs/"><draw:frame draw:style-name="fr2" draw:name="Image28" text:anchor-type="as-char" svg:width="0.2291in" svg:height="0.2291in" draw:z-index="26"><draw:image xlink:href="Pictures/1000000100000040000000409B41D0C690DA6E6B.png" xlink:type="simple" xlink:show="embed" xlink:actuate="onLoad" draw:mime-type="image/png"/><svg:title>:octocat:</svg:title></draw:frame></draw:a><text:a xlink:type="simple" xlink:href="https://github.com/seanpm2001/EMAIL_2.0_StampCollection_Docs/" text:style-name="Internet_20_link" text:visited-style-name="Visited_20_Internet_20_Link"><text:s/></text:a><text:a xlink:type="simple" xlink:href="https://github.com/seanpm2001/EMAIL_2.0_StampCollection_Docs/" text:style-name="Internet_20_link" text:visited-style-name="Visited_20_Internet_20_Link"><text:span text:style-name="Source_20_Text">EMAIL 2.0 Stamp Collection Documentation</text:span></text:a> </text:p>
        </text:list-item>
        <text:list-item>
          <text:p text:style-name="P44"><draw:a xlink:type="simple" xlink:href="https://github.com/seanpm2001/EMAIL_2.0_STMP_File/"><draw:frame draw:style-name="fr2" draw:name="Image29" text:anchor-type="as-char" svg:width="0.2291in" svg:height="0.2291in" draw:z-index="27"><draw:image xlink:href="Pictures/1000000100000040000000409B41D0C690DA6E6B.png" xlink:type="simple" xlink:show="embed" xlink:actuate="onLoad" draw:mime-type="image/png"/><svg:title>:octocat:</svg:title></draw:frame></draw:a><text:a xlink:type="simple" xlink:href="https://github.com/seanpm2001/EMAIL_2.0_STMP_File/" text:style-name="Internet_20_link" text:visited-style-name="Visited_20_Internet_20_Link"><text:s/></text:a><text:a xlink:type="simple" xlink:href="https://github.com/seanpm2001/EMAIL_2.0_STMP_File/" text:style-name="Internet_20_link" text:visited-style-name="Visited_20_Internet_20_Link"><text:span text:style-name="Source_20_Text">EMAIL 2.0 STMP file format</text:span></text:a> </text:p>
        </text:list-item>
        <text:list-item>
          <text:p text:style-name="P44"><draw:a xlink:type="simple" xlink:href="https://github.com/seanpm2001/EMAIL_2.0_STMP_File_Docs/"><draw:frame draw:style-name="fr2" draw:name="Image30" text:anchor-type="as-char" svg:width="0.2291in" svg:height="0.2291in" draw:z-index="28"><draw:image xlink:href="Pictures/1000000100000040000000409B41D0C690DA6E6B.png" xlink:type="simple" xlink:show="embed" xlink:actuate="onLoad" draw:mime-type="image/png"/><svg:title>:octocat:</svg:title></draw:frame></draw:a><text:a xlink:type="simple" xlink:href="https://github.com/seanpm2001/EMAIL_2.0_STMP_File_Docs/" text:style-name="Internet_20_link" text:visited-style-name="Visited_20_Internet_20_Link"><text:s/></text:a><text:a xlink:type="simple" xlink:href="https://github.com/seanpm2001/EMAIL_2.0_STMP_File_Docs/" text:style-name="Internet_20_link" text:visited-style-name="Visited_20_Internet_20_Link"><text:span text:style-name="Source_20_Text">EMAIL 2.0 STMP file format documentation</text:span></text:a> </text:p>
        </text:list-item>
        <text:list-item>
          <text:p text:style-name="P44"><draw:a xlink:type="simple" xlink:href="https://github.com/seanpm2001/EMAIL_2.0_MailManager/"><draw:frame draw:style-name="fr2" draw:name="Image31" text:anchor-type="as-char" svg:width="0.2291in" svg:height="0.2291in" draw:z-index="29"><draw:image xlink:href="Pictures/1000000100000040000000409B41D0C690DA6E6B.png" xlink:type="simple" xlink:show="embed" xlink:actuate="onLoad" draw:mime-type="image/png"/><svg:title>:octocat:</svg:title></draw:frame></draw:a><text:a xlink:type="simple" xlink:href="https://github.com/seanpm2001/EMAIL_2.0_MailManager/" text:style-name="Internet_20_link" text:visited-style-name="Visited_20_Internet_20_Link"><text:s/></text:a><text:a xlink:type="simple" xlink:href="https://github.com/seanpm2001/EMAIL_2.0_MailManager/" text:style-name="Internet_20_link" text:visited-style-name="Visited_20_Internet_20_Link"><text:span text:style-name="Source_20_Text">EMAIL 2.0 MailManager</text:span></text:a> </text:p>
        </text:list-item>
        <text:list-item>
          <text:p text:style-name="P44"><draw:a xlink:type="simple" xlink:href="https://github.com/seanpm2001/EMAIL_2.0_MailManager_Docs/"><draw:frame draw:style-name="fr2" draw:name="Image32" text:anchor-type="as-char" svg:width="0.2291in" svg:height="0.2291in" draw:z-index="30"><draw:image xlink:href="Pictures/1000000100000040000000409B41D0C690DA6E6B.png" xlink:type="simple" xlink:show="embed" xlink:actuate="onLoad" draw:mime-type="image/png"/><svg:title>:octocat:</svg:title></draw:frame></draw:a><text:a xlink:type="simple" xlink:href="https://github.com/seanpm2001/EMAIL_2.0_MailManager_Docs/" text:style-name="Internet_20_link" text:visited-style-name="Visited_20_Internet_20_Link"><text:s/></text:a><text:a xlink:type="simple" xlink:href="https://github.com/seanpm2001/EMAIL_2.0_MailManager_Docs/" text:style-name="Internet_20_link" text:visited-style-name="Visited_20_Internet_20_Link"><text:span text:style-name="Source_20_Text">EMAIL 2.0 MailManager Documentation</text:span></text:a> </text:p>
        </text:list-item>
        <text:list-item>
          <text:p text:style-name="P44"><draw:a xlink:type="simple" xlink:href="https://github.com/seanpm2001/EMAIL_2.0_PerformanceTest/"><draw:frame draw:style-name="fr2" draw:name="Image33" text:anchor-type="as-char" svg:width="0.2291in" svg:height="0.2291in" draw:z-index="31"><draw:image xlink:href="Pictures/1000000100000040000000409B41D0C690DA6E6B.png" xlink:type="simple" xlink:show="embed" xlink:actuate="onLoad" draw:mime-type="image/png"/><svg:title>:octocat:</svg:title></draw:frame></draw:a><text:a xlink:type="simple" xlink:href="https://github.com/seanpm2001/EMAIL_2.0_PerformanceTest/" text:style-name="Internet_20_link" text:visited-style-name="Visited_20_Internet_20_Link"><text:s/></text:a><text:a xlink:type="simple" xlink:href="https://github.com/seanpm2001/EMAIL_2.0_PerformanceTest/" text:style-name="Internet_20_link" text:visited-style-name="Visited_20_Internet_20_Link"><text:span text:style-name="Source_20_Text">EMAIL 2.0 Performance Test</text:span></text:a> </text:p>
        </text:list-item>
        <text:list-item>
          <text:p text:style-name="P44"><draw:a xlink:type="simple" xlink:href="https://github.com/seanpm2001/EMAIL_2.0_PerformanceTest_Docs/"><draw:frame draw:style-name="fr2" draw:name="Image34" text:anchor-type="as-char" svg:width="0.2291in" svg:height="0.2291in" draw:z-index="32"><draw:image xlink:href="Pictures/1000000100000040000000409B41D0C690DA6E6B.png" xlink:type="simple" xlink:show="embed" xlink:actuate="onLoad" draw:mime-type="image/png"/><svg:title>:octocat:</svg:title></draw:frame></draw:a><text:a xlink:type="simple" xlink:href="https://github.com/seanpm2001/EMAIL_2.0_PerformanceTest_Docs/" text:style-name="Internet_20_link" text:visited-style-name="Visited_20_Internet_20_Link"><text:s/></text:a><text:a xlink:type="simple" xlink:href="https://github.com/seanpm2001/EMAIL_2.0_PerformanceTest_Docs/" text:style-name="Internet_20_link" text:visited-style-name="Visited_20_Internet_20_Link"><text:span text:style-name="Source_20_Text">EMAIL 2.0 Performance Test Documentation</text:span></text:a> </text:p>
        </text:list-item>
        <text:list-item>
          <text:p text:style-name="P44"><draw:a xlink:type="simple" xlink:href="https://github.com/seanpm2001/EMAIL_-3.0_WG/"><draw:frame draw:style-name="fr2" draw:name="Image35" text:anchor-type="as-char" svg:width="0.2291in" svg:height="0.2291in" draw:z-index="33"><draw:image xlink:href="Pictures/1000000100000040000000409B41D0C690DA6E6B.png" xlink:type="simple" xlink:show="embed" xlink:actuate="onLoad" draw:mime-type="image/png"/><svg:title>:octocat:</svg:title></draw:frame></draw:a><text:a xlink:type="simple" xlink:href="https://github.com/seanpm2001/EMAIL_-3.0_WG/" text:style-name="Internet_20_link" text:visited-style-name="Visited_20_Internet_20_Link"><text:s/></text:a><text:a xlink:type="simple" xlink:href="https://github.com/seanpm2001/EMAIL_-3.0_WG/" text:style-name="Internet_20_link" text:visited-style-name="Visited_20_Internet_20_Link"><text:span text:style-name="Source_20_Text">EMAIL -3.0 Working Group: all working groups</text:span></text:a> </text:p>
        </text:list-item>
        <text:list-item>
          <text:p text:style-name="P44"><draw:a xlink:type="simple" xlink:href="https://github.com/seanpm2001/EMAIL_-3.0_WG_Blockchain/"><draw:frame draw:style-name="fr2" draw:name="Image36" text:anchor-type="as-char" svg:width="0.2291in" svg:height="0.2291in" draw:z-index="34"><draw:image xlink:href="Pictures/1000000100000040000000409B41D0C690DA6E6B.png" xlink:type="simple" xlink:show="embed" xlink:actuate="onLoad" draw:mime-type="image/png"/><svg:title>:octocat:</svg:title></draw:frame></draw:a><text:a xlink:type="simple" xlink:href="https://github.com/seanpm2001/EMAIL_-3.0_WG_Blockchain/" text:style-name="Internet_20_link" text:visited-style-name="Visited_20_Internet_20_Link"><text:s/></text:a><text:a xlink:type="simple" xlink:href="https://github.com/seanpm2001/EMAIL_-3.0_WG_Blockchain/" text:style-name="Internet_20_link" text:visited-style-name="Visited_20_Internet_20_Link"><text:span text:style-name="Source_20_Text">EMAIL -3.0 Working Group: Blockchain</text:span></text:a> </text:p>
        </text:list-item>
        <text:list-item>
          <text:p text:style-name="P44"><draw:a xlink:type="simple" xlink:href="https://github.com/seanpm2001/EMAIL_-3.0_WG_Standardization/"><draw:frame draw:style-name="fr2" draw:name="Image37" text:anchor-type="as-char" svg:width="0.2291in" svg:height="0.2291in" draw:z-index="35"><draw:image xlink:href="Pictures/1000000100000040000000409B41D0C690DA6E6B.png" xlink:type="simple" xlink:show="embed" xlink:actuate="onLoad" draw:mime-type="image/png"/><svg:title>:octocat:</svg:title></draw:frame></draw:a><text:a xlink:type="simple" xlink:href="https://github.com/seanpm2001/EMAIL_-3.0_WG_Standardization/" text:style-name="Internet_20_link" text:visited-style-name="Visited_20_Internet_20_Link"><text:s/></text:a><text:a xlink:type="simple" xlink:href="https://github.com/seanpm2001/EMAIL_-3.0_WG_Standardization/" text:style-name="Internet_20_link" text:visited-style-name="Visited_20_Internet_20_Link"><text:span text:style-name="Source_20_Text">EMAIL -3.0 Working Group: Blockchain Documentation</text:span></text:a> </text:p>
        </text:list-item>
        <text:list-item>
          <text:p text:style-name="P44"><draw:a xlink:type="simple" xlink:href="https://github.com/seanpm2001/EMAIL_-3.0/"><draw:frame draw:style-name="fr2" draw:name="Image38" text:anchor-type="as-char" svg:width="0.2291in" svg:height="0.2291in" draw:z-index="36"><draw:image xlink:href="Pictures/1000000100000040000000409B41D0C690DA6E6B.png" xlink:type="simple" xlink:show="embed" xlink:actuate="onLoad" draw:mime-type="image/png"/><svg:title>:octocat:</svg:title></draw:frame></draw:a><text:a xlink:type="simple" xlink:href="https://github.com/seanpm2001/EMAIL_-3.0/" text:style-name="Internet_20_link" text:visited-style-name="Visited_20_Internet_20_Link"><text:s/></text:a><text:a xlink:type="simple" xlink:href="https://github.com/seanpm2001/EMAIL_-3.0/" text:style-name="Internet_20_link" text:visited-style-name="Visited_20_Internet_20_Link"><text:span text:style-name="Source_20_Text">EMAIL -3.0 Home repository</text:span></text:a> </text:p>
        </text:list-item>
        <text:list-item>
          <text:p text:style-name="P44"><draw:a xlink:type="simple" xlink:href="https://github.com/seanpm2001/EMAIL_-3.0_Docs/"><draw:frame draw:style-name="fr2" draw:name="Image39" text:anchor-type="as-char" svg:width="0.2291in" svg:height="0.2291in" draw:z-index="37"><draw:image xlink:href="Pictures/1000000100000040000000409B41D0C690DA6E6B.png" xlink:type="simple" xlink:show="embed" xlink:actuate="onLoad" draw:mime-type="image/png"/><svg:title>:octocat:</svg:title></draw:frame></draw:a><text:a xlink:type="simple" xlink:href="https://github.com/seanpm2001/EMAIL_-3.0_Docs/" text:style-name="Internet_20_link" text:visited-style-name="Visited_20_Internet_20_Link"><text:s/></text:a><text:a xlink:type="simple" xlink:href="https://github.com/seanpm2001/EMAIL_-3.0_Docs/" text:style-name="Internet_20_link" text:visited-style-name="Visited_20_Internet_20_Link"><text:span text:style-name="Source_20_Text">EMAIL -3.0 Documentation</text:span></text:a> </text:p>
        </text:list-item>
        <text:list-item>
          <text:p text:style-name="P44"><draw:a xlink:type="simple" xlink:href="https://github.com/seanpm2001/EMAIL_-3.0_Stamps_Blockchain/"><draw:frame draw:style-name="fr2" draw:name="Image40" text:anchor-type="as-char" svg:width="0.2291in" svg:height="0.2291in" draw:z-index="38"><draw:image xlink:href="Pictures/1000000100000040000000409B41D0C690DA6E6B.png" xlink:type="simple" xlink:show="embed" xlink:actuate="onLoad" draw:mime-type="image/png"/><svg:title>:octocat:</svg:title></draw:frame></draw:a><text:a xlink:type="simple" xlink:href="https://github.com/seanpm2001/EMAIL_-3.0_Stamps_Blockchain/" text:style-name="Internet_20_link" text:visited-style-name="Visited_20_Internet_20_Link"><text:s/></text:a><text:a xlink:type="simple" xlink:href="https://github.com/seanpm2001/EMAIL_-3.0_Stamps_Blockchain/" text:style-name="Internet_20_link" text:visited-style-name="Visited_20_Internet_20_Link"><text:span text:style-name="Source_20_Text">EMAIL -3.0 Stamps BlockChain</text:span></text:a> </text:p>
        </text:list-item>
        <text:list-item>
          <text:p text:style-name="P44"><draw:a xlink:type="simple" xlink:href="https://github.com/seanpm2001/EMAIL_-3.0_Stamps_Blockchain_Docs/"><draw:frame draw:style-name="fr2" draw:name="Image41" text:anchor-type="as-char" svg:width="0.2291in" svg:height="0.2291in" draw:z-index="39"><draw:image xlink:href="Pictures/1000000100000040000000409B41D0C690DA6E6B.png" xlink:type="simple" xlink:show="embed" xlink:actuate="onLoad" draw:mime-type="image/png"/><svg:title>:octocat:</svg:title></draw:frame></draw:a><text:a xlink:type="simple" xlink:href="https://github.com/seanpm2001/EMAIL_-3.0_Stamps_Blockchain_Docs/" text:style-name="Internet_20_link" text:visited-style-name="Visited_20_Internet_20_Link"><text:s/></text:a><text:a xlink:type="simple" xlink:href="https://github.com/seanpm2001/EMAIL_-3.0_Stamps_Blockchain_Docs/" text:style-name="Internet_20_link" text:visited-style-name="Visited_20_Internet_20_Link"><text:span text:style-name="Source_20_Text">EMAIL -3.0 Stamps BlockChain Documentation</text:span></text:a> </text:p>
        </text:list-item>
        <text:list-item>
          <text:p text:style-name="P44"><draw:a xlink:type="simple" xlink:href="https://github.com/seanpm2001/EMAIL_-3.0_EmailFX_Blockchain/"><draw:frame draw:style-name="fr2" draw:name="Image42" text:anchor-type="as-char" svg:width="0.2291in" svg:height="0.2291in" draw:z-index="40"><draw:image xlink:href="Pictures/1000000100000040000000409B41D0C690DA6E6B.png" xlink:type="simple" xlink:show="embed" xlink:actuate="onLoad" draw:mime-type="image/png"/><svg:title>:octocat:</svg:title></draw:frame></draw:a><text:a xlink:type="simple" xlink:href="https://github.com/seanpm2001/EMAIL_-3.0_EmailFX_Blockchain/" text:style-name="Internet_20_link" text:visited-style-name="Visited_20_Internet_20_Link"><text:s/></text:a><text:a xlink:type="simple" xlink:href="https://github.com/seanpm2001/EMAIL_-3.0_EmailFX_Blockchain/" text:style-name="Internet_20_link" text:visited-style-name="Visited_20_Internet_20_Link"><text:span text:style-name="Source_20_Text">EMAIL -3.0 Blockchain Implementation</text:span></text:a> </text:p>
        </text:list-item>
        <text:list-item>
          <text:p text:style-name="P44"><draw:a xlink:type="simple" xlink:href="https://github.com/seanpm2001/EMAIL_-3.0_EmailFX_Blockchain_Docs/"><draw:frame draw:style-name="fr2" draw:name="Image43" text:anchor-type="as-char" svg:width="0.2291in" svg:height="0.2291in" draw:z-index="41"><draw:image xlink:href="Pictures/1000000100000040000000409B41D0C690DA6E6B.png" xlink:type="simple" xlink:show="embed" xlink:actuate="onLoad" draw:mime-type="image/png"/><svg:title>:octocat:</svg:title></draw:frame></draw:a><text:a xlink:type="simple" xlink:href="https://github.com/seanpm2001/EMAIL_-3.0_EmailFX_Blockchain_Docs/" text:style-name="Internet_20_link" text:visited-style-name="Visited_20_Internet_20_Link"><text:s/></text:a><text:a xlink:type="simple" xlink:href="https://github.com/seanpm2001/EMAIL_-3.0_EmailFX_Blockchain_Docs/" text:style-name="Internet_20_link" text:visited-style-name="Visited_20_Internet_20_Link"><text:span text:style-name="Source_20_Text">EMAIL -3.0 Blockchain Implementation Documentation</text:span></text:a> </text:p>
        </text:list-item>
        <text:list-item>
          <text:p text:style-name="P44"><draw:a xlink:type="simple" xlink:href="https://github.com/seanpm2001/EMAIL_-3.0_PerformanceTest/"><draw:frame draw:style-name="fr2" draw:name="Image44" text:anchor-type="as-char" svg:width="0.2291in" svg:height="0.2291in" draw:z-index="42"><draw:image xlink:href="Pictures/1000000100000040000000409B41D0C690DA6E6B.png" xlink:type="simple" xlink:show="embed" xlink:actuate="onLoad" draw:mime-type="image/png"/><svg:title>:octocat:</svg:title></draw:frame></draw:a><text:a xlink:type="simple" xlink:href="https://github.com/seanpm2001/EMAIL_-3.0_PerformanceTest/" text:style-name="Internet_20_link" text:visited-style-name="Visited_20_Internet_20_Link"><text:s/></text:a><text:a xlink:type="simple" xlink:href="https://github.com/seanpm2001/EMAIL_-3.0_PerformanceTest/" text:style-name="Internet_20_link" text:visited-style-name="Visited_20_Internet_20_Link"><text:span text:style-name="Source_20_Text">EMAIL -3.0 Performance Test</text:span></text:a> </text:p>
        </text:list-item>
        <text:list-item>
          <text:p text:style-name="P44"><draw:a xlink:type="simple" xlink:href="https://github.com/seanpm2001/EMAIL_-3.0_PerformanceTest_Docs/"><draw:frame draw:style-name="fr2" draw:name="Image45" text:anchor-type="as-char" svg:width="0.2291in" svg:height="0.2291in" draw:z-index="43"><draw:image xlink:href="Pictures/1000000100000040000000409B41D0C690DA6E6B.png" xlink:type="simple" xlink:show="embed" xlink:actuate="onLoad" draw:mime-type="image/png"/><svg:title>:octocat:</svg:title></draw:frame></draw:a><text:a xlink:type="simple" xlink:href="https://github.com/seanpm2001/EMAIL_-3.0_PerformanceTest_Docs/" text:style-name="Internet_20_link" text:visited-style-name="Visited_20_Internet_20_Link"><text:s/></text:a><text:a xlink:type="simple" xlink:href="https://github.com/seanpm2001/EMAIL_-3.0_PerformanceTest_Docs/" text:style-name="Internet_20_link" text:visited-style-name="Visited_20_Internet_20_Link"><text:span text:style-name="Source_20_Text">EMAIL -3.0 Performance Test Documentation</text:span></text:a> </text:p>
        </text:list-item>
        <text:list-item>
          <text:p text:style-name="P44"><draw:a xlink:type="simple" xlink:href="https://github.com/seanpm2001/DMAIL_Stamps/"><draw:frame draw:style-name="fr2" draw:name="Image46" text:anchor-type="as-char" svg:width="0.2291in" svg:height="0.2291in" draw:z-index="44"><draw:image xlink:href="Pictures/1000000100000040000000409B41D0C690DA6E6B.png" xlink:type="simple" xlink:show="embed" xlink:actuate="onLoad" draw:mime-type="image/png"/><svg:title>:octocat:</svg:title></draw:frame></draw:a><text:a xlink:type="simple" xlink:href="https://github.com/seanpm2001/DMAIL_Stamps/" text:style-name="Internet_20_link" text:visited-style-name="Visited_20_Internet_20_Link"><text:s/></text:a><text:a xlink:type="simple" xlink:href="https://github.com/seanpm2001/DMAIL_Stamps/" text:style-name="Internet_20_link" text:visited-style-name="Visited_20_Internet_20_Link"><text:span text:style-name="Source_20_Text">DMAIL Stamps</text:span></text:a> </text:p>
        </text:list-item>
        <text:list-item>
          <text:p text:style-name="P44"><draw:a xlink:type="simple" xlink:href="https://github.com/seanpm2001/DMAIL_Stamps_Docs/"><draw:frame draw:style-name="fr2" draw:name="Image47" text:anchor-type="as-char" svg:width="0.2291in" svg:height="0.2291in" draw:z-index="45"><draw:image xlink:href="Pictures/1000000100000040000000409B41D0C690DA6E6B.png" xlink:type="simple" xlink:show="embed" xlink:actuate="onLoad" draw:mime-type="image/png"/><svg:title>:octocat:</svg:title></draw:frame></draw:a><text:a xlink:type="simple" xlink:href="https://github.com/seanpm2001/DMAIL_Stamps_Docs/" text:style-name="Internet_20_link" text:visited-style-name="Visited_20_Internet_20_Link"><text:s/></text:a><text:a xlink:type="simple" xlink:href="https://github.com/seanpm2001/DMAIL_Stamps_Docs/" text:style-name="Internet_20_link" text:visited-style-name="Visited_20_Internet_20_Link"><text:span text:style-name="Source_20_Text">DMAIL Stamps documentation</text:span></text:a> </text:p>
        </text:list-item>
        <text:list-item>
          <text:p text:style-name="P44"><text:soft-page-break/><draw:a xlink:type="simple" xlink:href="https://github.com/seanpm2001/DMAIL_Settings/"><draw:frame draw:style-name="fr2" draw:name="Image48" text:anchor-type="as-char" svg:width="0.2291in" svg:height="0.2291in" draw:z-index="46"><draw:image xlink:href="Pictures/1000000100000040000000409B41D0C690DA6E6B.png" xlink:type="simple" xlink:show="embed" xlink:actuate="onLoad" draw:mime-type="image/png"/><svg:title>:octocat:</svg:title></draw:frame></draw:a><text:a xlink:type="simple" xlink:href="https://github.com/seanpm2001/DMAIL_Settings/" text:style-name="Internet_20_link" text:visited-style-name="Visited_20_Internet_20_Link"><text:s/></text:a><text:a xlink:type="simple" xlink:href="https://github.com/seanpm2001/DMAIL_Settings/" text:style-name="Internet_20_link" text:visited-style-name="Visited_20_Internet_20_Link"><text:span text:style-name="Source_20_Text">DMAIL Settings</text:span></text:a> </text:p>
        </text:list-item>
        <text:list-item>
          <text:p text:style-name="P44"><draw:a xlink:type="simple" xlink:href="https://github.com/seanpm2001/DMAIL_EmailFX/"><draw:frame draw:style-name="fr2" draw:name="Image49" text:anchor-type="as-char" svg:width="0.2291in" svg:height="0.2291in" draw:z-index="47"><draw:image xlink:href="Pictures/1000000100000040000000409B41D0C690DA6E6B.png" xlink:type="simple" xlink:show="embed" xlink:actuate="onLoad" draw:mime-type="image/png"/><svg:title>:octocat:</svg:title></draw:frame></draw:a><text:a xlink:type="simple" xlink:href="https://github.com/seanpm2001/DMAIL_EmailFX/" text:style-name="Internet_20_link" text:visited-style-name="Visited_20_Internet_20_Link"><text:s/></text:a><text:a xlink:type="simple" xlink:href="https://github.com/seanpm2001/DMAIL_EmailFX/" text:style-name="Internet_20_link" text:visited-style-name="Visited_20_Internet_20_Link"><text:span text:style-name="Source_20_Text">DMAIL EmailFX</text:span></text:a> </text:p>
        </text:list-item>
        <text:list-item>
          <text:p text:style-name="P44"><draw:a xlink:type="simple" xlink:href="https://github.com/seanpm2001/DMAIL_EmailFX_Docs/"><draw:frame draw:style-name="fr2" draw:name="Image50" text:anchor-type="as-char" svg:width="0.2291in" svg:height="0.2291in" draw:z-index="48"><draw:image xlink:href="Pictures/1000000100000040000000409B41D0C690DA6E6B.png" xlink:type="simple" xlink:show="embed" xlink:actuate="onLoad" draw:mime-type="image/png"/><svg:title>:octocat:</svg:title></draw:frame></draw:a><text:a xlink:type="simple" xlink:href="https://github.com/seanpm2001/DMAIL_EmailFX_Docs/" text:style-name="Internet_20_link" text:visited-style-name="Visited_20_Internet_20_Link"><text:s/></text:a><text:a xlink:type="simple" xlink:href="https://github.com/seanpm2001/DMAIL_EmailFX_Docs/" text:style-name="Internet_20_link" text:visited-style-name="Visited_20_Internet_20_Link"><text:span text:style-name="Source_20_Text">DMAIL EmailFX Documentation</text:span></text:a> </text:p>
        </text:list-item>
        <text:list-item>
          <text:p text:style-name="P44"><draw:a xlink:type="simple" xlink:href="https://github.com/seanpm2001/DMAIL_FancyInbox/"><draw:frame draw:style-name="fr2" draw:name="Image51" text:anchor-type="as-char" svg:width="0.2291in" svg:height="0.2291in" draw:z-index="49"><draw:image xlink:href="Pictures/1000000100000040000000409B41D0C690DA6E6B.png" xlink:type="simple" xlink:show="embed" xlink:actuate="onLoad" draw:mime-type="image/png"/><svg:title>:octocat:</svg:title></draw:frame></draw:a><text:a xlink:type="simple" xlink:href="https://github.com/seanpm2001/DMAIL_FancyInbox/" text:style-name="Internet_20_link" text:visited-style-name="Visited_20_Internet_20_Link"><text:s/></text:a><text:a xlink:type="simple" xlink:href="https://github.com/seanpm2001/DMAIL_FancyInbox/" text:style-name="Internet_20_link" text:visited-style-name="Visited_20_Internet_20_Link"><text:span text:style-name="Source_20_Text">DMAIL FancyInbox</text:span></text:a> </text:p>
        </text:list-item>
        <text:list-item>
          <text:p text:style-name="P44"><draw:a xlink:type="simple" xlink:href="https://github.com/seanpm2001/DMAIL_FancyInbox_Docs/"><draw:frame draw:style-name="fr2" draw:name="Image52" text:anchor-type="as-char" svg:width="0.2291in" svg:height="0.2291in" draw:z-index="50"><draw:image xlink:href="Pictures/1000000100000040000000409B41D0C690DA6E6B.png" xlink:type="simple" xlink:show="embed" xlink:actuate="onLoad" draw:mime-type="image/png"/><svg:title>:octocat:</svg:title></draw:frame></draw:a><text:a xlink:type="simple" xlink:href="https://github.com/seanpm2001/DMAIL_FancyInbox_Docs/" text:style-name="Internet_20_link" text:visited-style-name="Visited_20_Internet_20_Link"><text:s/></text:a><text:a xlink:type="simple" xlink:href="https://github.com/seanpm2001/DMAIL_FancyInbox_Docs/" text:style-name="Internet_20_link" text:visited-style-name="Visited_20_Internet_20_Link"><text:span text:style-name="Source_20_Text">DMAIL FancyInbox Documentation</text:span></text:a> </text:p>
        </text:list-item>
        <text:list-item>
          <text:p text:style-name="P44"><draw:a xlink:type="simple" xlink:href="https://github.com/seanpm2001/DMAIL_VRMail/"><draw:frame draw:style-name="fr2" draw:name="Image53" text:anchor-type="as-char" svg:width="0.2291in" svg:height="0.2291in" draw:z-index="51"><draw:image xlink:href="Pictures/1000000100000040000000409B41D0C690DA6E6B.png" xlink:type="simple" xlink:show="embed" xlink:actuate="onLoad" draw:mime-type="image/png"/><svg:title>:octocat:</svg:title></draw:frame></draw:a><text:a xlink:type="simple" xlink:href="https://github.com/seanpm2001/DMAIL_VRMail/" text:style-name="Internet_20_link" text:visited-style-name="Visited_20_Internet_20_Link"><text:s/></text:a><text:a xlink:type="simple" xlink:href="https://github.com/seanpm2001/DMAIL_VRMail/" text:style-name="Internet_20_link" text:visited-style-name="Visited_20_Internet_20_Link"><text:span text:style-name="Source_20_Text">DMAIL VRMail</text:span></text:a> </text:p>
        </text:list-item>
        <text:list-item>
          <text:p text:style-name="P44"><draw:a xlink:type="simple" xlink:href="https://github.com/seanpm2001/DMAIL_VRMail_Docs/"><draw:frame draw:style-name="fr2" draw:name="Image54" text:anchor-type="as-char" svg:width="0.2291in" svg:height="0.2291in" draw:z-index="52"><draw:image xlink:href="Pictures/1000000100000040000000409B41D0C690DA6E6B.png" xlink:type="simple" xlink:show="embed" xlink:actuate="onLoad" draw:mime-type="image/png"/><svg:title>:octocat:</svg:title></draw:frame></draw:a><text:a xlink:type="simple" xlink:href="https://github.com/seanpm2001/DMAIL_VRMail_Docs/" text:style-name="Internet_20_link" text:visited-style-name="Visited_20_Internet_20_Link"><text:s/></text:a><text:a xlink:type="simple" xlink:href="https://github.com/seanpm2001/DMAIL_VRMail_Docs/" text:style-name="Internet_20_link" text:visited-style-name="Visited_20_Internet_20_Link"><text:span text:style-name="Source_20_Text">DMAIL VRMail Documentation</text:span></text:a> </text:p>
        </text:list-item>
        <text:list-item>
          <text:p text:style-name="P44"><draw:a xlink:type="simple" xlink:href="https://github.com/seanpm2001/DMAIL_TackleBox_Docs/"><draw:frame draw:style-name="fr2" draw:name="Image55" text:anchor-type="as-char" svg:width="0.2291in" svg:height="0.2291in" draw:z-index="53"><draw:image xlink:href="Pictures/1000000100000040000000409B41D0C690DA6E6B.png" xlink:type="simple" xlink:show="embed" xlink:actuate="onLoad" draw:mime-type="image/png"/><svg:title>:octocat:</svg:title></draw:frame></draw:a><text:a xlink:type="simple" xlink:href="https://github.com/seanpm2001/DMAIL_TackleBox_Docs/" text:style-name="Internet_20_link" text:visited-style-name="Visited_20_Internet_20_Link"><text:s/></text:a><text:a xlink:type="simple" xlink:href="https://github.com/seanpm2001/DMAIL_TackleBox_Docs/" text:style-name="Internet_20_link" text:visited-style-name="Visited_20_Internet_20_Link"><text:span text:style-name="Source_20_Text">DMAIL TackleBox Documentation</text:span></text:a> </text:p>
        </text:list-item>
        <text:list-item>
          <text:p text:style-name="P44"><draw:a xlink:type="simple" xlink:href="https://github.com/seanpm2001/DMAIL_SpamCan_Docs/"><draw:frame draw:style-name="fr2" draw:name="Image56" text:anchor-type="as-char" svg:width="0.2291in" svg:height="0.2291in" draw:z-index="54"><draw:image xlink:href="Pictures/1000000100000040000000409B41D0C690DA6E6B.png" xlink:type="simple" xlink:show="embed" xlink:actuate="onLoad" draw:mime-type="image/png"/><svg:title>:octocat:</svg:title></draw:frame></draw:a><text:a xlink:type="simple" xlink:href="https://github.com/seanpm2001/DMAIL_SpamCan_Docs/" text:style-name="Internet_20_link" text:visited-style-name="Visited_20_Internet_20_Link"><text:s/></text:a><text:a xlink:type="simple" xlink:href="https://github.com/seanpm2001/DMAIL_SpamCan_Docs/" text:style-name="Internet_20_link" text:visited-style-name="Visited_20_Internet_20_Link"><text:span text:style-name="Source_20_Text">DMAIL SpamCan Documentation</text:span></text:a> </text:p>
        </text:list-item>
        <text:list-item>
          <text:p text:style-name="P44"><draw:a xlink:type="simple" xlink:href="https://github.com/seanpm2001/DMAIL_PostOffice/"><draw:frame draw:style-name="fr2" draw:name="Image57" text:anchor-type="as-char" svg:width="0.2291in" svg:height="0.2291in" draw:z-index="55"><draw:image xlink:href="Pictures/1000000100000040000000409B41D0C690DA6E6B.png" xlink:type="simple" xlink:show="embed" xlink:actuate="onLoad" draw:mime-type="image/png"/><svg:title>:octocat:</svg:title></draw:frame></draw:a><text:a xlink:type="simple" xlink:href="https://github.com/seanpm2001/DMAIL_PostOffice/" text:style-name="Internet_20_link" text:visited-style-name="Visited_20_Internet_20_Link"><text:s/></text:a><text:a xlink:type="simple" xlink:href="https://github.com/seanpm2001/DMAIL_PostOffice/" text:style-name="Internet_20_link" text:visited-style-name="Visited_20_Internet_20_Link"><text:span text:style-name="Source_20_Text">DMAIL PostOffice</text:span></text:a> </text:p>
        </text:list-item>
        <text:list-item>
          <text:p text:style-name="P44"><draw:a xlink:type="simple" xlink:href="https://github.com/seanpm2001/DMAIL_PostOffice_Docs/"><draw:frame draw:style-name="fr2" draw:name="Image58" text:anchor-type="as-char" svg:width="0.2291in" svg:height="0.2291in" draw:z-index="56"><draw:image xlink:href="Pictures/1000000100000040000000409B41D0C690DA6E6B.png" xlink:type="simple" xlink:show="embed" xlink:actuate="onLoad" draw:mime-type="image/png"/><svg:title>:octocat:</svg:title></draw:frame></draw:a><text:a xlink:type="simple" xlink:href="https://github.com/seanpm2001/DMAIL_PostOffice_Docs/" text:style-name="Internet_20_link" text:visited-style-name="Visited_20_Internet_20_Link"><text:s/></text:a><text:a xlink:type="simple" xlink:href="https://github.com/seanpm2001/DMAIL_PostOffice_Docs/" text:style-name="Internet_20_link" text:visited-style-name="Visited_20_Internet_20_Link"><text:span text:style-name="Source_20_Text">DMAIL PostOffice Documentation</text:span></text:a> </text:p>
        </text:list-item>
        <text:list-item>
          <text:p text:style-name="P44"><draw:a xlink:type="simple" xlink:href="https://github.com/seanpm2001/DMAIL_VMail/"><draw:frame draw:style-name="fr2" draw:name="Image59" text:anchor-type="as-char" svg:width="0.2291in" svg:height="0.2291in" draw:z-index="57"><draw:image xlink:href="Pictures/1000000100000040000000409B41D0C690DA6E6B.png" xlink:type="simple" xlink:show="embed" xlink:actuate="onLoad" draw:mime-type="image/png"/><svg:title>:octocat:</svg:title></draw:frame></draw:a><text:a xlink:type="simple" xlink:href="https://github.com/seanpm2001/DMAIL_VMail/" text:style-name="Internet_20_link" text:visited-style-name="Visited_20_Internet_20_Link"><text:s/></text:a><text:a xlink:type="simple" xlink:href="https://github.com/seanpm2001/DMAIL_VMail/" text:style-name="Internet_20_link" text:visited-style-name="Visited_20_Internet_20_Link"><text:span text:style-name="Source_20_Text">DMAIL VMail</text:span></text:a> </text:p>
        </text:list-item>
        <text:list-item>
          <text:p text:style-name="P44"><draw:a xlink:type="simple" xlink:href="https://github.com/seanpm2001/DMAIL_VMail_Docs/"><draw:frame draw:style-name="fr2" draw:name="Image60" text:anchor-type="as-char" svg:width="0.2291in" svg:height="0.2291in" draw:z-index="58"><draw:image xlink:href="Pictures/1000000100000040000000409B41D0C690DA6E6B.png" xlink:type="simple" xlink:show="embed" xlink:actuate="onLoad" draw:mime-type="image/png"/><svg:title>:octocat:</svg:title></draw:frame></draw:a><text:a xlink:type="simple" xlink:href="https://github.com/seanpm2001/DMAIL_VMail_Docs/" text:style-name="Internet_20_link" text:visited-style-name="Visited_20_Internet_20_Link"><text:s/></text:a><text:a xlink:type="simple" xlink:href="https://github.com/seanpm2001/DMAIL_VMail_Docs/" text:style-name="Internet_20_link" text:visited-style-name="Visited_20_Internet_20_Link"><text:span text:style-name="Source_20_Text">DMAIL VMail Documentation</text:span></text:a> </text:p>
        </text:list-item>
        <text:list-item>
          <text:p text:style-name="P44"><draw:a xlink:type="simple" xlink:href="https://github.com/seanpm2001/DMAIL_StampCollection/"><draw:frame draw:style-name="fr2" draw:name="Image61" text:anchor-type="as-char" svg:width="0.2291in" svg:height="0.2291in" draw:z-index="59"><draw:image xlink:href="Pictures/1000000100000040000000409B41D0C690DA6E6B.png" xlink:type="simple" xlink:show="embed" xlink:actuate="onLoad" draw:mime-type="image/png"/><svg:title>:octocat:</svg:title></draw:frame></draw:a><text:a xlink:type="simple" xlink:href="https://github.com/seanpm2001/DMAIL_StampCollection/" text:style-name="Internet_20_link" text:visited-style-name="Visited_20_Internet_20_Link"><text:s/></text:a><text:a xlink:type="simple" xlink:href="https://github.com/seanpm2001/DMAIL_StampCollection/" text:style-name="Internet_20_link" text:visited-style-name="Visited_20_Internet_20_Link"><text:span text:style-name="Source_20_Text">DMAIL StampCollection</text:span></text:a> </text:p>
        </text:list-item>
        <text:list-item>
          <text:p text:style-name="P44"><draw:a xlink:type="simple" xlink:href="https://github.com/seanpm2001/DMAIL_StampCollection_Docs/"><draw:frame draw:style-name="fr2" draw:name="Image62" text:anchor-type="as-char" svg:width="0.2291in" svg:height="0.2291in" draw:z-index="60"><draw:image xlink:href="Pictures/1000000100000040000000409B41D0C690DA6E6B.png" xlink:type="simple" xlink:show="embed" xlink:actuate="onLoad" draw:mime-type="image/png"/><svg:title>:octocat:</svg:title></draw:frame></draw:a><text:a xlink:type="simple" xlink:href="https://github.com/seanpm2001/DMAIL_StampCollection_Docs/" text:style-name="Internet_20_link" text:visited-style-name="Visited_20_Internet_20_Link"><text:s/></text:a><text:a xlink:type="simple" xlink:href="https://github.com/seanpm2001/DMAIL_StampCollection_Docs/" text:style-name="Internet_20_link" text:visited-style-name="Visited_20_Internet_20_Link"><text:span text:style-name="Source_20_Text">DMAIL StampCollection Documentation</text:span></text:a> </text:p>
        </text:list-item>
        <text:list-item>
          <text:p text:style-name="P44"><draw:a xlink:type="simple" xlink:href="https://github.com/seanpm2001/DMAIL_MailManager/"><draw:frame draw:style-name="fr2" draw:name="Image63" text:anchor-type="as-char" svg:width="0.2291in" svg:height="0.2291in" draw:z-index="61"><draw:image xlink:href="Pictures/1000000100000040000000409B41D0C690DA6E6B.png" xlink:type="simple" xlink:show="embed" xlink:actuate="onLoad" draw:mime-type="image/png"/><svg:title>:octocat:</svg:title></draw:frame></draw:a><text:a xlink:type="simple" xlink:href="https://github.com/seanpm2001/DMAIL_MailManager/" text:style-name="Internet_20_link" text:visited-style-name="Visited_20_Internet_20_Link"><text:s/></text:a><text:a xlink:type="simple" xlink:href="https://github.com/seanpm2001/DMAIL_MailManager/" text:style-name="Internet_20_link" text:visited-style-name="Visited_20_Internet_20_Link"><text:span text:style-name="Source_20_Text">DMAIL MailManager</text:span></text:a> </text:p>
        </text:list-item>
        <text:list-item>
          <text:p text:style-name="P43"><draw:a xlink:type="simple" xlink:href="https://github.com/seanpm2001/DMAIL_MailManager_Docs/"><draw:frame draw:style-name="fr2" draw:name="Image64" text:anchor-type="as-char" svg:width="0.2291in" svg:height="0.2291in" draw:z-index="62"><draw:image xlink:href="Pictures/1000000100000040000000409B41D0C690DA6E6B.png" xlink:type="simple" xlink:show="embed" xlink:actuate="onLoad" draw:mime-type="image/png"/><svg:title>:octocat:</svg:title></draw:frame></draw:a><text:a xlink:type="simple" xlink:href="https://github.com/seanpm2001/DMAIL_MailManager_Docs/" text:style-name="Internet_20_link" text:visited-style-name="Visited_20_Internet_20_Link"><text:s/></text:a><text:a xlink:type="simple" xlink:href="https://github.com/seanpm2001/DMAIL_MailManager_Docs/" text:style-name="Internet_20_link" text:visited-style-name="Visited_20_Internet_20_Link"><text:span text:style-name="Source_20_Text">DMAIL MailManager Documentation</text:span></text:a> </text:p>
        </text:list-item>
      </text:list>
      <text:p text:style-name="P2">Click/tap here to expand/collapse the plain text repository listing</text:p>
      <text:p text:style-name="Preformatted_20_Text"><text:span text:style-name="Source_20_Text"><text:span text:style-name="T1">https://github.com/seanpm2001/EMAIL_2.0_WG_Standardization</text:span></text:span></text:p>
      <text:p text:style-name="Preformatted_20_Text"><text:span text:style-name="Source_20_Text"><text:span text:style-name="T1">https://github.com/seanpm2001/EMAIL_2.0_WG_Documentation</text:span></text:span></text:p>
      <text:p text:style-name="Preformatted_20_Text"><text:span text:style-name="Source_20_Text"><text:span text:style-name="T1">https://github.com/seanpm2001/EMAIL_2.0_WG_Graphics</text:span></text:span></text:p>
      <text:p text:style-name="Preformatted_20_Text"><text:span text:style-name="Source_20_Text"><text:span text:style-name="T1">https://github.com/seanpm2001/EMAIL_2.0_WG_</text:span></text:span></text:p>
      <text:p text:style-name="Preformatted_20_Text"><text:span text:style-name="Source_20_Text"><text:span text:style-name="T1">https://github.com/seanpm2001/EMAIL_2.0</text:span></text:span></text:p>
      <text:p text:style-name="Preformatted_20_Text"><text:span text:style-name="Source_20_Text"><text:span text:style-name="T1">https://github.com/seanpm2001/EMAIL_2.0_Docs</text:span></text:span></text:p>
      <text:p text:style-name="Preformatted_20_Text"><text:span text:style-name="Source_20_Text"><text:span text:style-name="T1">https://github.com/seanpm2001/EMAIL_-3.0</text:span></text:span></text:p>
      <text:p text:style-name="Preformatted_20_Text"><text:span text:style-name="Source_20_Text"><text:span text:style-name="T1">https://github.com/seanpm2001/EMAIL_-3.0_Docs</text:span></text:span></text:p>
      <text:p text:style-name="Preformatted_20_Text"><text:span text:style-name="Source_20_Text"><text:span text:style-name="T1">https://github.com/seanpm2001/EMAIL_2.0_Stamps</text:span></text:span></text:p>
      <text:p text:style-name="Preformatted_20_Text"><text:span text:style-name="Source_20_Text"><text:span text:style-name="T1">https://github.com/seanpm2001/EMAIL_2.0_Stamps_Docs</text:span></text:span></text:p>
      <text:p text:style-name="Preformatted_20_Text"><text:span text:style-name="Source_20_Text"><text:span text:style-name="T1">https://github.com/seanpm2001/EMAIL_2.0_EmailFX</text:span></text:span></text:p>
      <text:p text:style-name="Preformatted_20_Text"><text:span text:style-name="Source_20_Text"><text:span text:style-name="T1">https://github.com/seanpm2001/EMAIL_2.0_EmailFX_Docs</text:span></text:span></text:p>
      <text:p text:style-name="Preformatted_20_Text"><text:span text:style-name="Source_20_Text"><text:span text:style-name="T1">https://github.com/seanpm2001/EMAIL_2.0_FancyInbox</text:span></text:span></text:p>
      <text:p text:style-name="Preformatted_20_Text"><text:span text:style-name="Source_20_Text"><text:span text:style-name="T1">https://github.com/seanpm2001/EMAIL_2.0_FancyInbox_Docs</text:span></text:span></text:p>
      <text:p text:style-name="Preformatted_20_Text"><text:span text:style-name="Source_20_Text"><text:span text:style-name="T1">https://github.com/seanpm2001/EMAIL_2.0_VRMail</text:span></text:span></text:p>
      <text:p text:style-name="Preformatted_20_Text"><text:span text:style-name="Source_20_Text"><text:span text:style-name="T1">https://github.com/seanpm2001/EMAIL_2.0_VRMail_Docs</text:span></text:span></text:p>
      <text:p text:style-name="Preformatted_20_Text"><text:span text:style-name="Source_20_Text"><text:span text:style-name="T1">https://github.com/seanpm2001/EMAIL_2.0_TackleBox</text:span></text:span></text:p>
      <text:p text:style-name="Preformatted_20_Text"><text:span text:style-name="Source_20_Text"><text:span text:style-name="T1">https://github.com/seanpm2001/EMAIL_2.0_TackleBox_Docs</text:span></text:span></text:p>
      <text:p text:style-name="Preformatted_20_Text"><text:span text:style-name="Source_20_Text"><text:span text:style-name="T1">https://github.com/seanpm2001/EMAIL_2.0_SpamCan</text:span></text:span></text:p>
      <text:p text:style-name="Preformatted_20_Text"><text:span text:style-name="Source_20_Text"><text:span text:style-name="T1">https://github.com/seanpm2001/EMAIL_2.0_SpamCan_Docs</text:span></text:span></text:p>
      <text:p text:style-name="Preformatted_20_Text"><text:span text:style-name="Source_20_Text"><text:span text:style-name="T1">https://github.com/seanpm2001/EMAIL_2.0_PostOffice</text:span></text:span></text:p>
      <text:p text:style-name="Preformatted_20_Text"><text:span text:style-name="Source_20_Text"><text:span text:style-name="T1">https://github.com/seanpm2001/EMAIL_2.0_PostOffice_Docs</text:span></text:span></text:p>
      <text:p text:style-name="Preformatted_20_Text"><text:span text:style-name="Source_20_Text"><text:span text:style-name="T1">https://github.com/seanpm2001/EMAIL_2.0_VMail</text:span></text:span></text:p>
      <text:p text:style-name="Preformatted_20_Text"><text:span text:style-name="Source_20_Text"><text:span text:style-name="T1">https://github.com/seanpm2001/EMAIL_2.0_VMail_Docs</text:span></text:span></text:p>
      <text:p text:style-name="Preformatted_20_Text"><text:span text:style-name="Source_20_Text"><text:span text:style-name="T1">https://github.com/seanpm2001/EMAIL_2.0_StampCollection</text:span></text:span></text:p>
      <text:p text:style-name="Preformatted_20_Text"><text:span text:style-name="Source_20_Text"><text:span text:style-name="T1">https://github.com/seanpm2001/EMAIL_2.0_StampCollection_Docs</text:span></text:span></text:p>
      <text:p text:style-name="Preformatted_20_Text"><text:span text:style-name="Source_20_Text"><text:span text:style-name="T1">https://github.com/seanpm2001/EMAIL_2.0_STMP_File</text:span></text:span></text:p>
      <text:p text:style-name="Preformatted_20_Text"><text:span text:style-name="Source_20_Text"><text:span text:style-name="T1">https://github.com/seanpm2001/EMAIL_2.0_STMP_File_Docs</text:span></text:span></text:p>
      <text:p text:style-name="Preformatted_20_Text"><text:span text:style-name="Source_20_Text"><text:span text:style-name="T1">https://github.com/seanpm2001/EMAIL_2.0_MailManager</text:span></text:span></text:p>
      <text:p text:style-name="Preformatted_20_Text"><text:soft-page-break/><text:span text:style-name="Source_20_Text"><text:span text:style-name="T1">https://github.com/seanpm2001/EMAIL_2.0_MailManager_Docs</text:span></text:span></text:p>
      <text:p text:style-name="Preformatted_20_Text"><text:span text:style-name="Source_20_Text"><text:span text:style-name="T1">https://github.com/seanpm2001/EMAIL_2.0_PerformanceTest</text:span></text:span></text:p>
      <text:p text:style-name="Preformatted_20_Text"><text:span text:style-name="Source_20_Text"><text:span text:style-name="T1">https://github.com/seanpm2001/EMAIL_2.0_PerformanceTest_Docs</text:span></text:span></text:p>
      <text:p text:style-name="Preformatted_20_Text"><text:span text:style-name="Source_20_Text"><text:span text:style-name="T1">https://github.com/seanpm2001/EMAIL_-3.0_WG</text:span></text:span></text:p>
      <text:p text:style-name="Preformatted_20_Text"><text:span text:style-name="Source_20_Text"><text:span text:style-name="T1">https://github.com/seanpm2001/EMAIL_-3.0_WG_Blockchain</text:span></text:span></text:p>
      <text:p text:style-name="Preformatted_20_Text"><text:span text:style-name="Source_20_Text"><text:span text:style-name="T1">https://github.com/seanpm2001/EMAIL_-3.0_WG_Standardization</text:span></text:span></text:p>
      <text:p text:style-name="Preformatted_20_Text"><text:span text:style-name="Source_20_Text"><text:span text:style-name="T1">https://github.com/seanpm2001/EMAIL_-3.0</text:span></text:span></text:p>
      <text:p text:style-name="Preformatted_20_Text"><text:span text:style-name="Source_20_Text"><text:span text:style-name="T1">https://github.com/seanpm2001/EMAIL_-3.0_Docs</text:span></text:span></text:p>
      <text:p text:style-name="Preformatted_20_Text"><text:span text:style-name="Source_20_Text"><text:span text:style-name="T1">https://github.com/seanpm2001/EMAIL_-3.0_Stamps_Blockchain</text:span></text:span></text:p>
      <text:p text:style-name="Preformatted_20_Text"><text:span text:style-name="Source_20_Text"><text:span text:style-name="T1">https://github.com/seanpm2001/EMAIL_-3.0_Stamps_Blockchain_Docs</text:span></text:span></text:p>
      <text:p text:style-name="Preformatted_20_Text"><text:span text:style-name="Source_20_Text"><text:span text:style-name="T1">https://github.com/seanpm2001/EMAIL_-3.0_EmailFX_Blockchain</text:span></text:span></text:p>
      <text:p text:style-name="Preformatted_20_Text"><text:span text:style-name="Source_20_Text"><text:span text:style-name="T1">https://github.com/seanpm2001/EMAIL_-3.0_EmailFX_Blockchain_Docs</text:span></text:span></text:p>
      <text:p text:style-name="Preformatted_20_Text"><text:span text:style-name="Source_20_Text"><text:span text:style-name="T1">https://github.com/seanpm2001/EMAIL_-3.0_PerformanceTest</text:span></text:span></text:p>
      <text:p text:style-name="Preformatted_20_Text"><text:span text:style-name="Source_20_Text"><text:span text:style-name="T1">https://github.com/seanpm2001/EMAIL_-3.0_PerformanceTest_Docs</text:span></text:span></text:p>
      <text:p text:style-name="Preformatted_20_Text"><text:span text:style-name="Source_20_Text"><text:span text:style-name="T1">https://github.com/seanpm2001/DMAIL_Stamps</text:span></text:span></text:p>
      <text:p text:style-name="Preformatted_20_Text"><text:span text:style-name="Source_20_Text"><text:span text:style-name="T1">https://github.com/seanpm2001/DMAIL_Stamps_Docs</text:span></text:span></text:p>
      <text:p text:style-name="Preformatted_20_Text"><text:span text:style-name="Source_20_Text"><text:span text:style-name="T1">https://github.com/seanpm2001/DMAIL_Settings</text:span></text:span></text:p>
      <text:p text:style-name="Preformatted_20_Text"><text:span text:style-name="Source_20_Text"><text:span text:style-name="T1">https://github.com/seanpm2001/DMAIL_EmailFX</text:span></text:span></text:p>
      <text:p text:style-name="Preformatted_20_Text"><text:span text:style-name="Source_20_Text"><text:span text:style-name="T1">https://github.com/seanpm2001/DMAIL_EmailFX_Docs</text:span></text:span></text:p>
      <text:p text:style-name="Preformatted_20_Text"><text:span text:style-name="Source_20_Text"><text:span text:style-name="T1">https://github.com/seanpm2001/DMAIL_FancyInbox</text:span></text:span></text:p>
      <text:p text:style-name="Preformatted_20_Text"><text:span text:style-name="Source_20_Text"><text:span text:style-name="T1">https://github.com/seanpm2001/DMAIL_FancyInbox_Docs</text:span></text:span></text:p>
      <text:p text:style-name="Preformatted_20_Text"><text:span text:style-name="Source_20_Text"><text:span text:style-name="T1">https://github.com/seanpm2001/DMAIL_VRMail</text:span></text:span></text:p>
      <text:p text:style-name="Preformatted_20_Text"><text:span text:style-name="Source_20_Text"><text:span text:style-name="T1">https://github.com/seanpm2001/DMAIL_VRMail_Docs</text:span></text:span></text:p>
      <text:p text:style-name="Preformatted_20_Text"><text:span text:style-name="Source_20_Text"><text:span text:style-name="T1">https://github.com/seanpm2001/DMAIL_TackleBox_Docs</text:span></text:span></text:p>
      <text:p text:style-name="Preformatted_20_Text"><text:span text:style-name="Source_20_Text"><text:span text:style-name="T1">https://github.com/seanpm2001/DMAIL_SpamCan_Docs</text:span></text:span></text:p>
      <text:p text:style-name="Preformatted_20_Text"><text:span text:style-name="Source_20_Text"><text:span text:style-name="T1">https://github.com/seanpm2001/DMAIL_PostOffice</text:span></text:span></text:p>
      <text:p text:style-name="Preformatted_20_Text"><text:span text:style-name="Source_20_Text"><text:span text:style-name="T1">https://github.com/seanpm2001/DMAIL_PostOffice_Docs</text:span></text:span></text:p>
      <text:p text:style-name="Preformatted_20_Text"><text:span text:style-name="Source_20_Text"><text:span text:style-name="T1">https://github.com/seanpm2001/DMAIL_VMail</text:span></text:span></text:p>
      <text:p text:style-name="Preformatted_20_Text"><text:span text:style-name="Source_20_Text"><text:span text:style-name="T1">https://github.com/seanpm2001/DMAIL_VMail_Docs</text:span></text:span></text:p>
      <text:p text:style-name="Preformatted_20_Text"><text:span text:style-name="Source_20_Text"><text:span text:style-name="T1">https://github.com/seanpm2001/DMAIL_StampCollection</text:span></text:span></text:p>
      <text:p text:style-name="Preformatted_20_Text"><text:span text:style-name="Source_20_Text"><text:span text:style-name="T1">https://github.com/seanpm2001/DMAIL_StampCollection_Docs</text:span></text:span></text:p>
      <text:p text:style-name="Preformatted_20_Text"><text:span text:style-name="Source_20_Text"><text:span text:style-name="T1">https://github.com/seanpm2001/DMAIL_MailManager</text:span></text:span></text:p>
      <text:p text:style-name="P1"><text:span text:style-name="Source_20_Text"><text:span text:style-name="T1">https://github.com/seanpm2001/DMAIL_MailManager_Docs</text:span></text:span></text:p>
      <text:p text:style-name="Horizontal_20_Line"/>
      <text:h text:style-name="Heading_20_2" text:outline-level="2">Ideaboard</text:h>
      <text:p text:style-name="P2">Click/tap here to expand/collapse the IdeaBoard section</text:p>
      <text:p text:style-name="Text_20_body">Idea development during the initial planning of EMAIL 2.0 and EMAIL -3.0</text:p>
      <text:p text:style-name="Preformatted_20_Text"><text:span text:style-name="Source_20_Text">Bundle Voicemail with Email (is it really needed?)</text:span></text:p>
      <text:p text:style-name="Preformatted_20_Text"/>
      <text:p text:style-name="Preformatted_20_Text"><text:span text:style-name="Source_20_Text">- Warning: Keep it a little more simple. We don't want to overtax developers or have an effect where email turns into something bigger, until it evolves into an operating system</text:span></text:p>
      <text:p text:style-name="Preformatted_20_Text"><text:span text:style-name="Source_20_Text">- - With that in mind: MailOS</text:span></text:p>
      <text:p text:style-name="Preformatted_20_Text"/>
      <text:p text:style-name="Preformatted_20_Text"><text:span text:style-name="Source_20_Text">Bundle contacts with Email</text:span></text:p>
      <text:p text:style-name="Preformatted_20_Text"><text:span text:style-name="Source_20_Text">Improve Email sending/receiving speeds</text:span></text:p>
      <text:p text:style-name="Preformatted_20_Text"><text:span text:style-name="Source_20_Text">Enforce encryption</text:span></text:p>
      <text:p text:style-name="Preformatted_20_Text"><text:span text:style-name="Source_20_Text">New encryption keys</text:span></text:p>
      <text:p text:style-name="Preformatted_20_Text"><text:span text:style-name="Source_20_Text">Mailman/Mailwoman/Mailperson/MailUnit (we need to keep it gender-neutral, maybe put it up to a preference system?)</text:span></text:p>
      <text:p text:style-name="Preformatted_20_Text"><text:span text:style-name="Source_20_Text">Post Office (name of the container of all inboxes)</text:span></text:p>
      <text:p text:style-name="Preformatted_20_Text"><text:span text:style-name="Source_20_Text">Defensive features against IDN Homograph attacks</text:span></text:p>
      <text:p text:style-name="Preformatted_20_Text"><text:soft-page-break/><text:span text:style-name="Source_20_Text">Standards committee (you must also standardize EMAIL 1.0, and EMAIL -3.0, on top of EMAIL 2.0)</text:span></text:p>
      <text:p text:style-name="Preformatted_20_Text"/>
      <text:p text:style-name="Preformatted_20_Text"><text:span text:style-name="Source_20_Text">Work with:</text:span></text:p>
      <text:p text:style-name="Preformatted_20_Text"/>
      <text:p text:style-name="P1"><text:span text:style-name="Source_20_Text">Further Web 2.0 email capabilities (EG: Decentralized media sharing in a similar fashion to a social media webpage, but not as intrusive, and still fitting the theme of an email)</text:span></text:p>
      <text:p text:style-name="Horizontal_20_Line"/>
      <text:h text:style-name="Heading_20_2" text:outline-level="2">Slogans</text:h>
      <text:p text:style-name="P2">Click/tap here to expand/collapse the slogans section</text:p>
      <text:list xml:id="list1497788266" text:style-name="L24">
        <text:list-item>
          <text:p text:style-name="P46">Emails late companion to Web 2.0 </text:p>
        </text:list-item>
        <text:list-item>
          <text:p text:style-name="P45">Emails late companion to Web 3.0 </text:p>
        </text:list-item>
      </text:list>
      <text:p text:style-name="Horizontal_20_Line"/>
      <text:h text:style-name="Heading_20_2" text:outline-level="2">EMail Quotes</text:h>
      <text:p text:style-name="P2">Click/tap here to expand/collapse the EMail quotes section</text:p>
      <text:list xml:id="list3495662049" text:style-name="L25">
        <text:list-item>
          <text:p text:style-name="P47"><text:span text:style-name="Strong_20_Emphasis">Seanpm2001:</text:span> Email is basically the gateway to the citadel of the Internet. It is your capital city. If someone is to compromise it, they can quickly compromise everything else. Most websites rely entirely on email verification codes for sign-in, and these always come from either the website itself, or a phone number with an additional verification code. When people come knocking on the door of your Email post office, they are essentially trying to take your capital city. You must fortify and defend your Email as much as possible. - 2023, Tuesday, August 15th </text:p>
        </text:list-item>
      </text:list>
      <text:p text:style-name="Horizontal_20_Line"/>
      <text:h text:style-name="Heading_20_2" text:outline-level="2">Original draft</text:h>
      <text:p text:style-name="P2">Click/tap here to expand/collapse the original draft</text:p>
      <text:p text:style-name="Preformatted_20_Text"/>
      <text:p text:style-name="Preformatted_20_Text"><text:span text:style-name="Source_20_Text">***</text:span></text:p>
      <text:p text:style-name="Preformatted_20_Text"/>
      <text:p text:style-name="Preformatted_20_Text"><text:span text:style-name="Source_20_Text"># EMAIL REVOLUTION</text:span></text:p>
      <text:p text:style-name="Preformatted_20_Text"/>
      <text:p text:style-name="Preformatted_20_Text"><text:span text:style-name="Source_20_Text">EMAIL 2.0 REVOLUTION (Also EMAIL -3.0)</text:span></text:p>
      <text:p text:style-name="Preformatted_20_Text"/>
      <text:p text:style-name="Preformatted_20_Text"><text:span text:style-name="Source_20_Text">---</text:span></text:p>
      <text:p text:style-name="Preformatted_20_Text"/>
      <text:p text:style-name="Preformatted_20_Text"><text:span text:style-name="Source_20_Text">Email stamps</text:span></text:p>
      <text:p text:style-name="Preformatted_20_Text"/>
      <text:p text:style-name="Preformatted_20_Text"><text:span text:style-name="Source_20_Text">Contains: TO, FROM, DATE, TIME, ADDRESS[1,99999] IS-MAILING-LIST, MSG-DETAILS, MSG-HEADERS, IS-SPAM, INBOX-TARGET, KEY</text:span></text:p>
      <text:p text:style-name="Preformatted_20_Text"><text:span text:style-name="Source_20_Text">Special features:</text:span></text:p>
      <text:p text:style-name="Preformatted_20_Text"/>
      <text:p text:style-name="Preformatted_20_Text"><text:span text:style-name="Source_20_Text">~~~</text:span></text:p>
      <text:p text:style-name="Preformatted_20_Text"><text:soft-page-break/></text:p>
      <text:p text:style-name="Preformatted_20_Text"><text:span text:style-name="Source_20_Text">Custom artwork:</text:span></text:p>
      <text:p text:style-name="Preformatted_20_Text"/>
      <text:p text:style-name="Preformatted_20_Text"><text:span text:style-name="Source_20_Text">No address dependency, but a default stamp image can be set per address</text:span></text:p>
      <text:p text:style-name="Preformatted_20_Text"><text:span text:style-name="Source_20_Text">Stamp collection: Users can create a stamp collection</text:span></text:p>
      <text:p text:style-name="Preformatted_20_Text"/>
      <text:p text:style-name="Preformatted_20_Text"><text:span text:style-name="Source_20_Text">* View stamp collection</text:span></text:p>
      <text:p text:style-name="Preformatted_20_Text"/>
      <text:p text:style-name="Preformatted_20_Text"><text:span text:style-name="Source_20_Text">~~~</text:span></text:p>
      <text:p text:style-name="Preformatted_20_Text"/>
      <text:p text:style-name="Preformatted_20_Text"><text:span text:style-name="Source_20_Text">Default stamps: Special stamps will be available as a default, and will be standardized, similar to Emojis</text:span></text:p>
      <text:p text:style-name="Preformatted_20_Text"/>
      <text:p text:style-name="Preformatted_20_Text"><text:span text:style-name="Source_20_Text">- [ ] Allow default stamps</text:span></text:p>
      <text:p text:style-name="Preformatted_20_Text"><text:span text:style-name="Source_20_Text">- - [ ] Custom settings</text:span></text:p>
      <text:p text:style-name="Preformatted_20_Text"/>
      <text:p text:style-name="Preformatted_20_Text"><text:span text:style-name="Source_20_Text">~~~</text:span></text:p>
      <text:p text:style-name="Preformatted_20_Text"/>
      <text:p text:style-name="Preformatted_20_Text"><text:span text:style-name="Source_20_Text">Custom stamps: These will be allowed, but you may wish to disable them by default if you are an educational institute/someone worried about NSFW/NSFL content, because no matter how good the filters are, this will likely still make it through occasionally.</text:span></text:p>
      <text:p text:style-name="Preformatted_20_Text"/>
      <text:p text:style-name="Preformatted_20_Text"><text:span text:style-name="Source_20_Text">- [ ] Allow custom stamps</text:span></text:p>
      <text:p text:style-name="Preformatted_20_Text"><text:span text:style-name="Source_20_Text">- - [ ] Allow NSFL stamps</text:span></text:p>
      <text:p text:style-name="Preformatted_20_Text"><text:span text:style-name="Source_20_Text">- - [ ] Allow NSFW stamps</text:span></text:p>
      <text:p text:style-name="Preformatted_20_Text"><text:span text:style-name="Source_20_Text">- - [ ] Allow SFW stamps</text:span></text:p>
      <text:p text:style-name="Preformatted_20_Text"/>
      <text:p text:style-name="Preformatted_20_Text"><text:span text:style-name="Source_20_Text">These settings are in A-Z order. If all 3 settings are turned off, stamps will register as a 256x256 checker texture</text:span></text:p>
      <text:p text:style-name="Preformatted_20_Text"/>
      <text:p text:style-name="Preformatted_20_Text"><text:span text:style-name="Source_20_Text">Extra: If the user wishes to use Blockchain, it will remain an option, but it won't be a standard. It is essentially a step backwards to have NFT integration into email, but I won't prevent its use entirely. Its support will vary, however, and the following field can be turned off by the user:</text:span></text:p>
      <text:p text:style-name="Preformatted_20_Text"/>
      <text:p text:style-name="Preformatted_20_Text"><text:span text:style-name="Source_20_Text">~~~</text:span></text:p>
      <text:p text:style-name="Preformatted_20_Text"/>
      <text:p text:style-name="Preformatted_20_Text"><text:span text:style-name="Source_20_Text">- [ ] Allow Blockchain/NFT stamps</text:span></text:p>
      <text:p text:style-name="Preformatted_20_Text"/>
      <text:p text:style-name="Preformatted_20_Text"><text:span text:style-name="Source_20_Text">If the user has this disabled, a stamp will register as a 256x256 checker texture</text:span></text:p>
      <text:p text:style-name="Preformatted_20_Text"/>
      <text:p text:style-name="Preformatted_20_Text"><text:span text:style-name="Source_20_Text">~~~</text:span></text:p>
      <text:p text:style-name="Preformatted_20_Text"/>
      <text:p text:style-name="Preformatted_20_Text"><text:span text:style-name="Source_20_Text">This will be turned off by default</text:span></text:p>
      <text:p text:style-name="Preformatted_20_Text"/>
      <text:p text:style-name="Preformatted_20_Text"><text:span text:style-name="Source_20_Text">~~~</text:span></text:p>
      <text:p text:style-name="Preformatted_20_Text"/>
      <text:p text:style-name="Preformatted_20_Text"><text:span text:style-name="Source_20_Text">I was jokingly asked if I was "going for the 80+ crowd" when mentioning stamps, and I was reminded that a lot of people nowadays don't even know what a stamp is. I didn't see very many of them as a child, but I still knew what a stamp was for the majority of my childhood. I am 22 years old.</text:span></text:p>
      <text:p text:style-name="Preformatted_20_Text"/>
      <text:p text:style-name="Preformatted_20_Text"><text:span text:style-name="Source_20_Text">I like to preserve the past, and my ideas for a set of changes to email to make it more like physical mail went in this theme, as it is inspired heavily by preservation. I would like there to be a higher chance of someone else being able to say they know what a stamp is 22 years from now (in 2045)</text:span></text:p>
      <text:p text:style-name="Preformatted_20_Text"/>
      <text:p text:style-name="Preformatted_20_Text"><text:span text:style-name="Source_20_Text">---</text:span></text:p>
      <text:p text:style-name="Preformatted_20_Text"><text:soft-page-break/></text:p>
      <text:p text:style-name="Preformatted_20_Text"><text:span text:style-name="Source_20_Text">Branding: EMAIL 2.0</text:span></text:p>
      <text:p text:style-name="Preformatted_20_Text"/>
      <text:p text:style-name="Preformatted_20_Text"><text:span text:style-name="Source_20_Text">Tacklebox [1]</text:span></text:p>
      <text:p text:style-name="Preformatted_20_Text"><text:span text:style-name="Source_20_Text">SpamCan [2]</text:span></text:p>
      <text:p text:style-name="Preformatted_20_Text"><text:span text:style-name="Source_20_Text">Stamps [3]</text:span></text:p>
      <text:p text:style-name="Preformatted_20_Text"><text:span text:style-name="Source_20_Text">FancyInbox [4]</text:span></text:p>
      <text:p text:style-name="Preformatted_20_Text"><text:span text:style-name="Source_20_Text">VRMail [5]</text:span></text:p>
      <text:p text:style-name="Preformatted_20_Text"><text:span text:style-name="Source_20_Text">EmailFX [6]</text:span></text:p>
      <text:p text:style-name="Preformatted_20_Text"/>
      <text:p text:style-name="Preformatted_20_Text"><text:span text:style-name="Source_20_Text">---</text:span></text:p>
      <text:p text:style-name="Preformatted_20_Text"/>
      <text:p text:style-name="Preformatted_20_Text"><text:span text:style-name="Source_20_Text">Undesired branding: EMAIL 3.0</text:span></text:p>
      <text:p text:style-name="Preformatted_20_Text"/>
      <text:p text:style-name="Preformatted_20_Text"><text:span text:style-name="Source_20_Text">Stamps (Blockchain)</text:span></text:p>
      <text:p text:style-name="Preformatted_20_Text"/>
      <text:p text:style-name="Preformatted_20_Text"><text:span text:style-name="Source_20_Text">People are likely going to be calling anything Blockchain related 3.0, due to the regrettable Web 3.0 era. I don't want to call it EMAIL 3.0, but this can be an undesirable name, but will never be official.</text:span></text:p>
      <text:p text:style-name="Preformatted_20_Text"/>
      <text:p text:style-name="Preformatted_20_Text"><text:span text:style-name="Source_20_Text">Compromise: Call it EMAIL -3.0 (and you must emphasize the negative)</text:span></text:p>
      <text:p text:style-name="Preformatted_20_Text"/>
      <text:p text:style-name="Preformatted_20_Text"><text:span text:style-name="Source_20_Text">---</text:span></text:p>
      <text:p text:style-name="Preformatted_20_Text"/>
      <text:p text:style-name="Preformatted_20_Text"><text:span text:style-name="Source_20_Text">Work with:</text:span></text:p>
      <text:p text:style-name="Preformatted_20_Text"/>
      <text:p text:style-name="Preformatted_20_Text"><text:span text:style-name="Source_20_Text">Further Web 2.0 email capabilities (EG: Decentralized media sharing in a similar fashion to a social media webpage, but not as intrusive, and still fitting the theme of an email)</text:span></text:p>
      <text:p text:style-name="Preformatted_20_Text"/>
      <text:p text:style-name="Preformatted_20_Text"><text:span text:style-name="Source_20_Text">---</text:span></text:p>
      <text:p text:style-name="Preformatted_20_Text"/>
      <text:p text:style-name="Preformatted_20_Text"><text:span text:style-name="Source_20_Text">Help center</text:span></text:p>
      <text:p text:style-name="Preformatted_20_Text"/>
      <text:p text:style-name="Preformatted_20_Text"><text:span text:style-name="Source_20_Text">Email safety</text:span></text:p>
      <text:p text:style-name="Preformatted_20_Text"><text:span text:style-name="Source_20_Text">- Phishing</text:span></text:p>
      <text:p text:style-name="Preformatted_20_Text"><text:span text:style-name="Source_20_Text">- IDN Homograph attacks</text:span></text:p>
      <text:p text:style-name="Preformatted_20_Text"><text:span text:style-name="Source_20_Text">- Be careful when downloading attachments</text:span></text:p>
      <text:p text:style-name="Preformatted_20_Text"><text:span text:style-name="Source_20_Text">Email (misc)</text:span></text:p>
      <text:p text:style-name="Preformatted_20_Text"><text:span text:style-name="Source_20_Text">- When to email, and when to text</text:span></text:p>
      <text:p text:style-name="Preformatted_20_Text"><text:span text:style-name="Source_20_Text">- </text:span></text:p>
      <text:p text:style-name="Preformatted_20_Text"/>
      <text:p text:style-name="Preformatted_20_Text"><text:span text:style-name="Source_20_Text">---</text:span></text:p>
      <text:p text:style-name="Preformatted_20_Text"/>
      <text:p text:style-name="Preformatted_20_Text"><text:span text:style-name="Source_20_Text">DMail Client</text:span></text:p>
      <text:p text:style-name="Preformatted_20_Text"/>
      <text:p text:style-name="Preformatted_20_Text"><text:span text:style-name="Source_20_Text">---</text:span></text:p>
      <text:p text:style-name="Preformatted_20_Text"/>
      <text:p text:style-name="Preformatted_20_Text"><text:span text:style-name="Source_20_Text">EMail 1.0</text:span></text:p>
      <text:p text:style-name="Preformatted_20_Text"/>
      <text:p text:style-name="Preformatted_20_Text"><text:span text:style-name="Source_20_Text">- [ ] Work solely with EMAIL 1.0</text:span></text:p>
      <text:p text:style-name="Preformatted_20_Text"><text:span text:style-name="Source_20_Text">- [x] Enable EMAIL 1.0 features (must be on by default)</text:span></text:p>
      <text:p text:style-name="Preformatted_20_Text"/>
      <text:p text:style-name="Preformatted_20_Text"><text:span text:style-name="Source_20_Text">---</text:span></text:p>
      <text:p text:style-name="Preformatted_20_Text"/>
      <text:p text:style-name="Preformatted_20_Text"><text:span text:style-name="Source_20_Text">EMAIL 2.0</text:span></text:p>
      <text:p text:style-name="Preformatted_20_Text"/>
      <text:p text:style-name="Preformatted_20_Text"><text:span text:style-name="Source_20_Text">- [ ] Work solely with EMAIL 2.0 (Beta)</text:span></text:p>
      <text:p text:style-name="Preformatted_20_Text"><text:span text:style-name="Source_20_Text">- [ ] Enable EMAIL 2.0 features</text:span></text:p>
      <text:p text:style-name="Preformatted_20_Text"><text:soft-page-break/><text:span text:style-name="Source_20_Text">- - [ ] Enable EmailFX</text:span></text:p>
      <text:p text:style-name="Preformatted_20_Text"><text:span text:style-name="Source_20_Text">- - - [*] Warning: depending on the implementation, EmailFX may be harder on your GPU and CPU, and thus may use more power and battery. Efficiency tests are available with a special tool.</text:span></text:p>
      <text:p text:style-name="Preformatted_20_Text"><text:span text:style-name="Source_20_Text">- - - [ ] EMAIL fold animations</text:span></text:p>
      <text:p text:style-name="Preformatted_20_Text"><text:span text:style-name="Source_20_Text">- - - [ ] EMAIL toss animations</text:span></text:p>
      <text:p text:style-name="Preformatted_20_Text"><text:span text:style-name="Source_20_Text">- - - [ ] EMAIL crumble animations</text:span></text:p>
      <text:p text:style-name="Preformatted_20_Text"><text:span text:style-name="Source_20_Text">- - - [ ] EMAIL coffee/drink spill animations</text:span></text:p>
      <text:p text:style-name="Preformatted_20_Text"><text:span text:style-name="Source_20_Text">- - - [ ] EMAIL envelope paper texture</text:span></text:p>
      <text:p text:style-name="Preformatted_20_Text"><text:span text:style-name="Source_20_Text">- - - - [ ] New texture per sender</text:span></text:p>
      <text:p text:style-name="Preformatted_20_Text"><text:span text:style-name="Source_20_Text">- - - - [ ] Default texture</text:span></text:p>
      <text:p text:style-name="Preformatted_20_Text"><text:span text:style-name="Source_20_Text">- - [ ] Enable FancyInbox</text:span></text:p>
      <text:p text:style-name="Preformatted_20_Text"><text:span text:style-name="Source_20_Text">- - - [*] Warning: depending on the implementation, FancyINbox may be harder on your GPU and CPU, and thus may use more power and battery. Efficiency tests are available with a special tool.</text:span></text:p>
      <text:p text:style-name="Preformatted_20_Text"><text:span text:style-name="Source_20_Text">- - - [ ] 2D background</text:span></text:p>
      <text:p text:style-name="Preformatted_20_Text"><text:span text:style-name="Source_20_Text">- - - [ ] 3D background</text:span></text:p>
      <text:p text:style-name="Preformatted_20_Text"><text:span text:style-name="Source_20_Text">- - - [ ] Spam Can (fancy)</text:span></text:p>
      <text:p text:style-name="Preformatted_20_Text"><text:span text:style-name="Source_20_Text">- - - [ ] TackleBox (fancy)</text:span></text:p>
      <text:p text:style-name="Preformatted_20_Text"><text:span text:style-name="Source_20_Text">- - [ ] Enable VRMail</text:span></text:p>
      <text:p text:style-name="Preformatted_20_Text"><text:span text:style-name="Source_20_Text">- - - [ ] TYPE\:#Incomplete</text:span></text:p>
      <text:p text:style-name="Preformatted_20_Text"><text:span text:style-name="Source_20_Text">- - [ ] Enable TackleBox</text:span></text:p>
      <text:p text:style-name="Preformatted_20_Text"><text:span text:style-name="Source_20_Text">- - - [ ] TYPE\:#Incomplete</text:span></text:p>
      <text:p text:style-name="Preformatted_20_Text"><text:span text:style-name="Source_20_Text">- - [ ] Enable Spam Can</text:span></text:p>
      <text:p text:style-name="Preformatted_20_Text"><text:span text:style-name="Source_20_Text">- - - [ ] Use SPAM branding</text:span></text:p>
      <text:p text:style-name="Preformatted_20_Text"><text:span text:style-name="Source_20_Text">- - - [ ] Show pan and zoom animations</text:span></text:p>
      <text:p text:style-name="Preformatted_20_Text"><text:span text:style-name="Source_20_Text">- - - [ ] Enable lid animations</text:span></text:p>
      <text:p text:style-name="Preformatted_20_Text"><text:span text:style-name="Source_20_Text">- - - [ ] Play can opening sound</text:span></text:p>
      <text:p text:style-name="Preformatted_20_Text"><text:span text:style-name="Source_20_Text">- - - [ ] Require can opener</text:span></text:p>
      <text:p text:style-name="Preformatted_20_Text"><text:span text:style-name="Source_20_Text">- - - - [ ] Password protect can opener</text:span></text:p>
      <text:p text:style-name="Preformatted_20_Text"><text:span text:style-name="Source_20_Text">- - - - [ ] Play can opener sound</text:span></text:p>
      <text:p text:style-name="Preformatted_20_Text"><text:span text:style-name="Source_20_Text">- - - [ ] Pick up Spam Cans</text:span></text:p>
      <text:p text:style-name="Preformatted_20_Text"><text:span text:style-name="Source_20_Text">- - - [ ] Allow multiple Spam Cans</text:span></text:p>
      <text:p text:style-name="Preformatted_20_Text"><text:span text:style-name="Source_20_Text">- - [ ] Enable Stamps</text:span></text:p>
      <text:p text:style-name="Preformatted_20_Text"><text:span text:style-name="Source_20_Text">- - - [ ] Allow default stamps</text:span></text:p>
      <text:p text:style-name="Preformatted_20_Text"><text:span text:style-name="Source_20_Text">- - - [ ] Custom settings</text:span></text:p>
      <text:p text:style-name="Preformatted_20_Text"><text:span text:style-name="Source_20_Text">- - - - [*] Custom stamps: These will be allowed, but you may wish to disable them by default if you are an educational institute/someone worried about NSFW/NSFL content, because no matter how good the filters are, this will likely still make it through occasionally.</text:span></text:p>
      <text:p text:style-name="Preformatted_20_Text"><text:span text:style-name="Source_20_Text">- - - - [ ] Allow custom stamps</text:span></text:p>
      <text:p text:style-name="Preformatted_20_Text"><text:span text:style-name="Source_20_Text">- - - - - [ ] Allow NSFL stamps</text:span></text:p>
      <text:p text:style-name="Preformatted_20_Text"><text:span text:style-name="Source_20_Text">- - - - - [ ] Allow NSFW stamps</text:span></text:p>
      <text:p text:style-name="Preformatted_20_Text"><text:span text:style-name="Source_20_Text">- - - - - [ ] Allow SFW stamps</text:span></text:p>
      <text:p text:style-name="Preformatted_20_Text"><text:span text:style-name="Source_20_Text">- - [ ] Enable stamp collection</text:span></text:p>
      <text:p text:style-name="Preformatted_20_Text"><text:span text:style-name="Source_20_Text">- - - [*] Stamp collection is to be a separate setting</text:span></text:p>
      <text:p text:style-name="Preformatted_20_Text"><text:span text:style-name="Source_20_Text">- - - [*] Collection options</text:span></text:p>
      <text:p text:style-name="Preformatted_20_Text"><text:span text:style-name="Source_20_Text">- - - ( ) Collect all stamps</text:span></text:p>
      <text:p text:style-name="Preformatted_20_Text"><text:span text:style-name="Source_20_Text">- - - ( ) Manually collect stamps</text:span></text:p>
      <text:p text:style-name="Preformatted_20_Text"><text:span text:style-name="Source_20_Text">- - - [*] Viewing options</text:span></text:p>
      <text:p text:style-name="Preformatted_20_Text"><text:span text:style-name="Source_20_Text">- - - ( ) Show stamps in grid gallery view</text:span></text:p>
      <text:p text:style-name="Preformatted_20_Text"><text:span text:style-name="Source_20_Text">- - - ( ) Show stamps in list view</text:span></text:p>
      <text:p text:style-name="Preformatted_20_Text"><text:span text:style-name="Source_20_Text">- - - ( ) Show stamps in carousel view</text:span></text:p>
      <text:p text:style-name="Preformatted_20_Text"><text:span text:style-name="Source_20_Text">- - - [ ] Export stamp files (*.STMP)</text:span></text:p>
      <text:p text:style-name="Preformatted_20_Text"><text:span text:style-name="Source_20_Text">- - [ ] Enable PostOffice</text:span></text:p>
      <text:p text:style-name="Preformatted_20_Text"><text:span text:style-name="Source_20_Text">- - - [ ] Show inboxes in 3D view</text:span></text:p>
      <text:p text:style-name="Preformatted_20_Text"><text:span text:style-name="Source_20_Text">- - - [ ] Show inbox as a file tree (shows individual emails as EML fles)</text:span></text:p>
      <text:p text:style-name="Preformatted_20_Text"><text:span text:style-name="Source_20_Text">- - - - ( ) MBOX at top</text:span></text:p>
      <text:p text:style-name="Preformatted_20_Text"><text:span text:style-name="Source_20_Text">- - - - ( ) EML at top</text:span></text:p>
      <text:p text:style-name="Preformatted_20_Text"><text:soft-page-break/><text:span text:style-name="Source_20_Text">- - - - [ ] Show EML source</text:span></text:p>
      <text:p text:style-name="Preformatted_20_Text"><text:span text:style-name="Source_20_Text">- - - - - [ ] Show binary data as separate file</text:span></text:p>
      <text:p text:style-name="Preformatted_20_Text"><text:span text:style-name="Source_20_Text">- - - - - [ ] Show entropy files (images, videos, links) as separate files</text:span></text:p>
      <text:p text:style-name="Preformatted_20_Text"><text:span text:style-name="Source_20_Text">- - - - - [ ] Show attachments separate files</text:span></text:p>
      <text:p text:style-name="Preformatted_20_Text"><text:span text:style-name="Source_20_Text">- - [ ] Enable VMail (VoiceMail)</text:span></text:p>
      <text:p text:style-name="Preformatted_20_Text"><text:span text:style-name="Source_20_Text">- - - [ ] Automatically convert VoiceMail to EML</text:span></text:p>
      <text:p text:style-name="Preformatted_20_Text"><text:span text:style-name="Source_20_Text">- - - [*] Default audio format</text:span></text:p>
      <text:p text:style-name="Preformatted_20_Text"><text:span text:style-name="Source_20_Text">- - - - [ ] 3GA</text:span></text:p>
      <text:p text:style-name="Preformatted_20_Text"><text:span text:style-name="Source_20_Text">- - - - [ ] AIF</text:span></text:p>
      <text:p text:style-name="Preformatted_20_Text"><text:span text:style-name="Source_20_Text">- - - - [ ] AIFF</text:span></text:p>
      <text:p text:style-name="Preformatted_20_Text"><text:span text:style-name="Source_20_Text">- - - - [ ] CSD</text:span></text:p>
      <text:p text:style-name="Preformatted_20_Text"><text:span text:style-name="Source_20_Text">- - - - [ ] FLAC</text:span></text:p>
      <text:p text:style-name="Preformatted_20_Text"><text:span text:style-name="Source_20_Text">- - - - [ ] MID</text:span></text:p>
      <text:p text:style-name="Preformatted_20_Text"><text:span text:style-name="Source_20_Text">- - - - [ ] M4A</text:span></text:p>
      <text:p text:style-name="Preformatted_20_Text"><text:span text:style-name="Source_20_Text">- - - - [ ] MP2</text:span></text:p>
      <text:p text:style-name="Preformatted_20_Text"><text:span text:style-name="Source_20_Text">- - - - [ ] MP3</text:span></text:p>
      <text:p text:style-name="Preformatted_20_Text"><text:span text:style-name="Source_20_Text">- - - - [ ] OGG</text:span></text:p>
      <text:p text:style-name="Preformatted_20_Text"><text:span text:style-name="Source_20_Text">- - - - [ ] OGA</text:span></text:p>
      <text:p text:style-name="Preformatted_20_Text"><text:span text:style-name="Source_20_Text">- - - - [ ] WAV</text:span></text:p>
      <text:p text:style-name="Preformatted_20_Text"><text:span text:style-name="Source_20_Text">- - - [ ] Save VMail into a playlist</text:span></text:p>
      <text:p text:style-name="Preformatted_20_Text"><text:span text:style-name="Source_20_Text">- - - [ ] Enable spectograph</text:span></text:p>
      <text:p text:style-name="Preformatted_20_Text"><text:span text:style-name="Source_20_Text">- - - - [*] Customize spectograph</text:span></text:p>
      <text:p text:style-name="Preformatted_20_Text"><text:span text:style-name="Source_20_Text">- - - - [ ] TYPE\:#Incomplete</text:span></text:p>
      <text:p text:style-name="Preformatted_20_Text"><text:span text:style-name="Source_20_Text">- - [ ] Enable MailManager</text:span></text:p>
      <text:p text:style-name="Preformatted_20_Text"><text:span text:style-name="Source_20_Text">- - - [*] MailManager is an email assistant</text:span></text:p>
      <text:p text:style-name="Preformatted_20_Text"><text:span text:style-name="Source_20_Text">- - - [ ] Preferred identity (NEEDS WORK)</text:span></text:p>
      <text:p text:style-name="Preformatted_20_Text"><text:span text:style-name="Source_20_Text">- - - - [ ] MailMan</text:span></text:p>
      <text:p text:style-name="Preformatted_20_Text"><text:span text:style-name="Source_20_Text">- - - - [ ] MailWoman</text:span></text:p>
      <text:p text:style-name="Preformatted_20_Text"><text:span text:style-name="Source_20_Text">- - - - [ ] MailZim</text:span></text:p>
      <text:p text:style-name="Preformatted_20_Text"><text:span text:style-name="Source_20_Text">- - - - [ ] MailKim</text:span></text:p>
      <text:p text:style-name="Preformatted_20_Text"><text:span text:style-name="Source_20_Text">- - - - [ ] MailYim</text:span></text:p>
      <text:p text:style-name="Preformatted_20_Text"><text:span text:style-name="Source_20_Text">- - - - [ ] MailTim</text:span></text:p>
      <text:p text:style-name="Preformatted_20_Text"><text:span text:style-name="Source_20_Text">- - - - [ ] MailXim</text:span></text:p>
      <text:p text:style-name="Preformatted_20_Text"><text:span text:style-name="Source_20_Text">- - - - [ ] MailWim</text:span></text:p>
      <text:p text:style-name="Preformatted_20_Text"><text:span text:style-name="Source_20_Text">- - - [ ] Enable voice search</text:span></text:p>
      <text:p text:style-name="Preformatted_20_Text"><text:span text:style-name="Source_20_Text">- - - [ ] Enable agent mode (similar to a Microsoft Agent)</text:span></text:p>
      <text:p text:style-name="Preformatted_20_Text"><text:span text:style-name="Source_20_Text">- - - [*] Permissions level</text:span></text:p>
      <text:p text:style-name="Preformatted_20_Text"><text:span text:style-name="Source_20_Text">- - - - (x) Read-only (default)</text:span></text:p>
      <text:p text:style-name="Preformatted_20_Text"><text:span text:style-name="Source_20_Text">- - - - ( ) Write-only</text:span></text:p>
      <text:p text:style-name="Preformatted_20_Text"><text:span text:style-name="Source_20_Text">- - - - ( ) Read-and-write</text:span></text:p>
      <text:p text:style-name="Preformatted_20_Text"><text:span text:style-name="Source_20_Text">- - - - [ ] Allow root (sudo) access</text:span></text:p>
      <text:p text:style-name="Preformatted_20_Text"/>
      <text:p text:style-name="Preformatted_20_Text"><text:span text:style-name="Source_20_Text">---</text:span></text:p>
      <text:p text:style-name="Preformatted_20_Text"/>
      <text:p text:style-name="Preformatted_20_Text"><text:span text:style-name="Source_20_Text">EMAIL -3.0</text:span></text:p>
      <text:p text:style-name="Preformatted_20_Text"/>
      <text:p text:style-name="Preformatted_20_Text"><text:span text:style-name="Source_20_Text">- [ ] Work solely with EMAIL -3.0 (Beta)</text:span></text:p>
      <text:p text:style-name="Preformatted_20_Text"><text:span text:style-name="Source_20_Text">- [ ] Enable EMAIL -3.0 features</text:span></text:p>
      <text:p text:style-name="Preformatted_20_Text"><text:span text:style-name="Source_20_Text">- - [ ] Enable EmailFX</text:span></text:p>
      <text:p text:style-name="Preformatted_20_Text"><text:span text:style-name="Source_20_Text">- - - [ ] EMAIL envelope paper texture</text:span></text:p>
      <text:p text:style-name="Preformatted_20_Text"><text:span text:style-name="Source_20_Text">- - - - [ ] Enable Blockchain/NFT textures</text:span></text:p>
      <text:p text:style-name="Preformatted_20_Text"><text:span text:style-name="Source_20_Text">- - [ ] Enable Stamps</text:span></text:p>
      <text:p text:style-name="Preformatted_20_Text"><text:span text:style-name="Source_20_Text">- - - [ ] Allow Blockchain/NFT stamps</text:span></text:p>
      <text:p text:style-name="Preformatted_20_Text"/>
      <text:p text:style-name="Preformatted_20_Text"><text:span text:style-name="Source_20_Text">---</text:span></text:p>
      <text:p text:style-name="Preformatted_20_Text"/>
      <text:p text:style-name="Preformatted_20_Text"><text:span text:style-name="Source_20_Text">Other</text:span></text:p>
      <text:p text:style-name="Preformatted_20_Text"/>
      <text:p text:style-name="Preformatted_20_Text"><text:span text:style-name="Source_20_Text">- [x] Enable EMAIL encryption</text:span></text:p>
      <text:p text:style-name="Preformatted_20_Text"><text:soft-page-break/><text:span text:style-name="Source_20_Text">- - [ ] Generate custom keys for each email</text:span></text:p>
      <text:p text:style-name="Preformatted_20_Text"><text:span text:style-name="Source_20_Text">- - [ ] Use 128 bit encryption (not recommended)</text:span></text:p>
      <text:p text:style-name="Preformatted_20_Text"><text:span text:style-name="Source_20_Text">- - [ ] Use 256 bit encryption (recommended)</text:span></text:p>
      <text:p text:style-name="Preformatted_20_Text"><text:span text:style-name="Source_20_Text">- - [ ] Use 512 bit encryption (recommended in the future)</text:span></text:p>
      <text:p text:style-name="Preformatted_20_Text"><text:span text:style-name="Source_20_Text">- [ ] Block messages larger than [x] bytes</text:span></text:p>
      <text:p text:style-name="Preformatted_20_Text"><text:span text:style-name="Source_20_Text">- [ ] Block senders with messages larger than [x] bytes</text:span></text:p>
      <text:p text:style-name="Preformatted_20_Text"><text:span text:style-name="Source_20_Text">- - [x] Give a warning first</text:span></text:p>
      <text:p text:style-name="Preformatted_20_Text"><text:span text:style-name="Source_20_Text">- [ ] Clear media elements from emails (use when you run low on space)</text:span></text:p>
      <text:p text:style-name="Preformatted_20_Text"><text:span text:style-name="Source_20_Text">- - [ ] Automatically clear media elements after [x] seconds</text:span></text:p>
      <text:p text:style-name="Preformatted_20_Text"/>
      <text:p text:style-name="Preformatted_20_Text"><text:span text:style-name="Source_20_Text">---</text:span></text:p>
      <text:p text:style-name="Preformatted_20_Text"/>
      <text:p text:style-name="Preformatted_20_Text"><text:span text:style-name="Source_20_Text">Original implementation languages:</text:span></text:p>
      <text:p text:style-name="Preformatted_20_Text"/>
      <text:p text:style-name="Preformatted_20_Text"><text:span text:style-name="Source_20_Text">CSS</text:span></text:p>
      <text:p text:style-name="Preformatted_20_Text"><text:span text:style-name="Source_20_Text">D</text:span></text:p>
      <text:p text:style-name="Preformatted_20_Text"><text:span text:style-name="Source_20_Text">GLSL</text:span></text:p>
      <text:p text:style-name="Preformatted_20_Text"><text:span text:style-name="Source_20_Text">Red</text:span></text:p>
      <text:p text:style-name="Preformatted_20_Text"/>
      <text:p text:style-name="Preformatted_20_Text"><text:span text:style-name="Source_20_Text">---</text:span></text:p>
      <text:p text:style-name="Preformatted_20_Text"/>
      <text:p text:style-name="Preformatted_20_Text"><text:span text:style-name="Source_20_Text">EMAIL2.0 Performance Test</text:span></text:p>
      <text:p text:style-name="Preformatted_20_Text"/>
      <text:p text:style-name="Preformatted_20_Text"><text:span text:style-name="Source_20_Text">A tool to test the CPU efficiency of an EMAIL 2.0 configuration.</text:span></text:p>
      <text:p text:style-name="Preformatted_20_Text"/>
      <text:p text:style-name="Preformatted_20_Text"><text:span text:style-name="Source_20_Text">Tests CPU usage</text:span></text:p>
      <text:p text:style-name="Preformatted_20_Text"><text:span text:style-name="Source_20_Text">Tests GPU usage</text:span></text:p>
      <text:p text:style-name="Preformatted_20_Text"><text:span text:style-name="Source_20_Text">Tests RAM usage</text:span></text:p>
      <text:p text:style-name="Preformatted_20_Text"/>
      <text:p text:style-name="Preformatted_20_Text"><text:span text:style-name="Source_20_Text">On the following tests:</text:span></text:p>
      <text:p text:style-name="Preformatted_20_Text"/>
      <text:p text:style-name="Preformatted_20_Text"><text:span text:style-name="Source_20_Text">;undefined</text:span></text:p>
      <text:p text:style-name="Preformatted_20_Text"/>
      <text:p text:style-name="Preformatted_20_Text"><text:span text:style-name="Source_20_Text">---</text:span></text:p>
      <text:p text:style-name="Preformatted_20_Text"/>
      <text:p text:style-name="Preformatted_20_Text"><text:span text:style-name="Source_20_Text">EMAIL-3.0 Performance Test</text:span></text:p>
      <text:p text:style-name="Preformatted_20_Text"/>
      <text:p text:style-name="Preformatted_20_Text"><text:span text:style-name="Source_20_Text">A tool to test the CPU efficiency of an EMAIL -3.0 configuration.</text:span></text:p>
      <text:p text:style-name="Preformatted_20_Text"/>
      <text:p text:style-name="Preformatted_20_Text"><text:span text:style-name="Source_20_Text">Tests CPU usage</text:span></text:p>
      <text:p text:style-name="Preformatted_20_Text"><text:span text:style-name="Source_20_Text">Tests GPU usage</text:span></text:p>
      <text:p text:style-name="Preformatted_20_Text"><text:span text:style-name="Source_20_Text">Tests RAM usage</text:span></text:p>
      <text:p text:style-name="Preformatted_20_Text"/>
      <text:p text:style-name="Preformatted_20_Text"><text:span text:style-name="Source_20_Text">On the following tests:</text:span></text:p>
      <text:p text:style-name="Preformatted_20_Text"/>
      <text:p text:style-name="Preformatted_20_Text"><text:span text:style-name="Source_20_Text">;undefined</text:span></text:p>
      <text:p text:style-name="Preformatted_20_Text"/>
      <text:p text:style-name="Preformatted_20_Text"><text:span text:style-name="Source_20_Text">---</text:span></text:p>
      <text:p text:style-name="Preformatted_20_Text"/>
      <text:p text:style-name="Preformatted_20_Text"><text:span text:style-name="Source_20_Text">Original plans:</text:span></text:p>
      <text:p text:style-name="Preformatted_20_Text"/>
      <text:p text:style-name="Preformatted_20_Text"><text:span text:style-name="Source_20_Text">Envelope textures (!NEEDS WORK!) [1]</text:span></text:p>
      <text:p text:style-name="Preformatted_20_Text"><text:span text:style-name="Source_20_Text">STAMPS!!! (Stamps) [2]</text:span></text:p>
      <text:p text:style-name="Preformatted_20_Text"><text:span text:style-name="Source_20_Text">Fold animations (EmailFX/FancyInbox) [3]</text:span></text:p>
      <text:p text:style-name="Preformatted_20_Text"><text:span text:style-name="Source_20_Text">Toss animations (EmailFX/FancyInbox) [4]</text:span></text:p>
      <text:p text:style-name="Preformatted_20_Text"><text:span text:style-name="Source_20_Text">Crumble up mail animations (EmailFX/FancyInbox) [5]</text:span></text:p>
      <text:p text:style-name="Preformatted_20_Text"><text:span text:style-name="Source_20_Text">Coffee spill animations (EmailFX/FancyInbox) [6]</text:span></text:p>
      <text:p text:style-name="Preformatted_20_Text"><text:span text:style-name="Source_20_Text">VR physical interaction (VRMail) [7]</text:span></text:p>
      <text:p text:style-name="Preformatted_20_Text"><text:span text:style-name="Source_20_Text">Tacklebox (Tacklebox) [8]</text:span></text:p>
      <text:p text:style-name="Preformatted_20_Text"><text:soft-page-break/><text:span text:style-name="Source_20_Text">SpamBox (now known as SpamCan) [9]</text:span></text:p>
      <text:p text:style-name="Preformatted_20_Text"><text:span text:style-name="Source_20_Text">PostOffice [10]</text:span></text:p>
      <text:p text:style-name="Preformatted_20_Text"><text:span text:style-name="Source_20_Text">VMail [11]</text:span></text:p>
      <text:p text:style-name="Preformatted_20_Text"><text:span text:style-name="Source_20_Text">Stamp Collection [12]</text:span></text:p>
      <text:p text:style-name="Preformatted_20_Text"><text:span text:style-name="Source_20_Text">STMP file (Stamp file format) [13]</text:span></text:p>
      <text:p text:style-name="Preformatted_20_Text"><text:span text:style-name="Source_20_Text">MailManager [14]</text:span></text:p>
      <text:p text:style-name="Preformatted_20_Text"><text:span text:style-name="Source_20_Text">EMAIL2_Tester [15]</text:span></text:p>
      <text:p text:style-name="Preformatted_20_Text"><text:span text:style-name="Source_20_Text">EMAIL-3_Tester [15]</text:span></text:p>
      <text:p text:style-name="Preformatted_20_Text"/>
      <text:p text:style-name="Preformatted_20_Text"><text:span text:style-name="Source_20_Text">---</text:span></text:p>
      <text:p text:style-name="Preformatted_20_Text"/>
      <text:p text:style-name="Preformatted_20_Text"><text:span text:style-name="Source_20_Text">Repositories</text:span></text:p>
      <text:p text:style-name="Preformatted_20_Text"/>
      <text:p text:style-name="Preformatted_20_Text"><text:span text:style-name="Source_20_Text">EMAIL_2.0_WG_Standardization ⏳️</text:span></text:p>
      <text:p text:style-name="Preformatted_20_Text"><text:span text:style-name="Source_20_Text">EMAIL_2.0_WG_Documentation ⏳️</text:span></text:p>
      <text:p text:style-name="Preformatted_20_Text"><text:span text:style-name="Source_20_Text">EMAIL_2.0_WG_Graphics ⏳️</text:span></text:p>
      <text:p text:style-name="Preformatted_20_Text"><text:span text:style-name="Source_20_Text">EMAIL_2.0_WG_</text:span></text:p>
      <text:p text:style-name="Preformatted_20_Text"><text:span text:style-name="Source_20_Text">EMAIL_2.0 ⏳️</text:span></text:p>
      <text:p text:style-name="Preformatted_20_Text"><text:span text:style-name="Source_20_Text">EMAIL_2.0_Docs ⏳️</text:span></text:p>
      <text:p text:style-name="Preformatted_20_Text"><text:span text:style-name="Source_20_Text">EMAIL_-3.0 ⏳️</text:span></text:p>
      <text:p text:style-name="Preformatted_20_Text"><text:span text:style-name="Source_20_Text">EMAIL_-3.0_Docs ⏳️</text:span></text:p>
      <text:p text:style-name="Preformatted_20_Text"><text:span text:style-name="Source_20_Text">EMAIL_2.0_Stamps ⏳️</text:span></text:p>
      <text:p text:style-name="Preformatted_20_Text"><text:span text:style-name="Source_20_Text">EMAIL_2.0_Stamps_Docs ⏳️</text:span></text:p>
      <text:p text:style-name="Preformatted_20_Text"><text:span text:style-name="Source_20_Text">EMAIL_2.0_EmailFX ⏳️</text:span></text:p>
      <text:p text:style-name="Preformatted_20_Text"><text:span text:style-name="Source_20_Text">EMAIL_2.0_EmailFX_Docs ⏳️</text:span></text:p>
      <text:p text:style-name="Preformatted_20_Text"><text:span text:style-name="Source_20_Text">EMAIL_2.0_FancyInbox ⏳️</text:span></text:p>
      <text:p text:style-name="Preformatted_20_Text"><text:span text:style-name="Source_20_Text">EMAIL_2.0_FancyInbox_Docs ⏳️</text:span></text:p>
      <text:p text:style-name="Preformatted_20_Text"><text:span text:style-name="Source_20_Text">EMAIL_2.0_VRMail ⏳️</text:span></text:p>
      <text:p text:style-name="Preformatted_20_Text"><text:span text:style-name="Source_20_Text">EMAIL_2.0_VRMail_Docs ⏳️</text:span></text:p>
      <text:p text:style-name="Preformatted_20_Text"><text:span text:style-name="Source_20_Text">EMAIL_2.0_TackleBox ⏳️</text:span></text:p>
      <text:p text:style-name="Preformatted_20_Text"><text:span text:style-name="Source_20_Text">EMAIL_2.0_TackleBox_Docs ⏳️</text:span></text:p>
      <text:p text:style-name="Preformatted_20_Text"><text:span text:style-name="Source_20_Text">EMAIL_2.0_SpamCan ⏳️</text:span></text:p>
      <text:p text:style-name="Preformatted_20_Text"><text:span text:style-name="Source_20_Text">EMAIL_2.0_SpamCan_Docs ⏳️</text:span></text:p>
      <text:p text:style-name="Preformatted_20_Text"><text:span text:style-name="Source_20_Text">EMAIL_2.0_PostOffice ⏳️</text:span></text:p>
      <text:p text:style-name="Preformatted_20_Text"><text:span text:style-name="Source_20_Text">EMAIL_2.0_PostOffice_Docs ⏳️</text:span></text:p>
      <text:p text:style-name="Preformatted_20_Text"><text:span text:style-name="Source_20_Text">EMAIL_2.0_VMail ⏳️</text:span></text:p>
      <text:p text:style-name="Preformatted_20_Text"><text:span text:style-name="Source_20_Text">EMAIL_2.0_VMail_Docs ⏳️</text:span></text:p>
      <text:p text:style-name="Preformatted_20_Text"><text:span text:style-name="Source_20_Text">EMAIL_2.0_StampCollection ⏳️</text:span></text:p>
      <text:p text:style-name="Preformatted_20_Text"><text:span text:style-name="Source_20_Text">EMAIL_2.0_StampCollection_Docs ⏳️</text:span></text:p>
      <text:p text:style-name="Preformatted_20_Text"><text:span text:style-name="Source_20_Text">EMAIL_2.0_STMP_File ⏳️</text:span></text:p>
      <text:p text:style-name="Preformatted_20_Text"><text:span text:style-name="Source_20_Text">EMAIL_2.0_STMP_File_Docs ⏳️</text:span></text:p>
      <text:p text:style-name="Preformatted_20_Text"><text:span text:style-name="Source_20_Text">EMAIL_2.0_MailManager ⏳️</text:span></text:p>
      <text:p text:style-name="Preformatted_20_Text"><text:span text:style-name="Source_20_Text">EMAIL_2.0_MailManager_Docs ⏳️</text:span></text:p>
      <text:p text:style-name="Preformatted_20_Text"><text:span text:style-name="Source_20_Text">EMAIL_2.0_PerformanceTest ⏳️</text:span></text:p>
      <text:p text:style-name="Preformatted_20_Text"><text:span text:style-name="Source_20_Text">EMAIL_2.0_PerformanceTest_Docs ⏳️</text:span></text:p>
      <text:p text:style-name="Preformatted_20_Text"><text:span text:style-name="Source_20_Text">EMAIL_-3.0_WG ⏳️</text:span></text:p>
      <text:p text:style-name="Preformatted_20_Text"><text:span text:style-name="Source_20_Text">EMAIL_-3.0_WG_Blockchain ⏳️</text:span></text:p>
      <text:p text:style-name="Preformatted_20_Text"><text:span text:style-name="Source_20_Text">EMAIL_-3.0_WG_Standardization ⏳️</text:span></text:p>
      <text:p text:style-name="Preformatted_20_Text"><text:span text:style-name="Source_20_Text">EMAIL_-3.0 ⏳️</text:span></text:p>
      <text:p text:style-name="Preformatted_20_Text"><text:span text:style-name="Source_20_Text">EMAIL_-3.0_Docs ⏳️</text:span></text:p>
      <text:p text:style-name="Preformatted_20_Text"><text:span text:style-name="Source_20_Text">EMAIL_-3.0_Stamps_Blockchain ⏳️</text:span></text:p>
      <text:p text:style-name="Preformatted_20_Text"><text:span text:style-name="Source_20_Text">EMAIL_-3.0_Stamps_Blockchain_Docs ⏳️</text:span></text:p>
      <text:p text:style-name="Preformatted_20_Text"><text:span text:style-name="Source_20_Text">EMAIL_-3.0_EmailFX_Blockchain ⏳️</text:span></text:p>
      <text:p text:style-name="Preformatted_20_Text"><text:span text:style-name="Source_20_Text">EMAIL_-3.0_EmailFX_Blockchain_Docs ⏳️</text:span></text:p>
      <text:p text:style-name="Preformatted_20_Text"><text:span text:style-name="Source_20_Text">EMAIL_-3.0_PerformanceTest ⏳️</text:span></text:p>
      <text:p text:style-name="Preformatted_20_Text"><text:span text:style-name="Source_20_Text">EMAIL_-3.0_PerformanceTest_Docs ⏳️</text:span></text:p>
      <text:p text:style-name="Preformatted_20_Text"><text:span text:style-name="Source_20_Text">DMAIL_Stamps ⏳️</text:span></text:p>
      <text:p text:style-name="Preformatted_20_Text"><text:span text:style-name="Source_20_Text">DMAIL_Stamps_Docs ⏳️</text:span></text:p>
      <text:p text:style-name="Preformatted_20_Text"><text:span text:style-name="Source_20_Text">DMAIL_Settings ⏳️</text:span></text:p>
      <text:p text:style-name="Preformatted_20_Text"><text:soft-page-break/><text:span text:style-name="Source_20_Text">DMAIL_EmailFX ⏳️</text:span></text:p>
      <text:p text:style-name="Preformatted_20_Text"><text:span text:style-name="Source_20_Text">DMAIL_EmailFX_Docs ⏳️</text:span></text:p>
      <text:p text:style-name="Preformatted_20_Text"><text:span text:style-name="Source_20_Text">DMAIL_FancyInbox ⏳️</text:span></text:p>
      <text:p text:style-name="Preformatted_20_Text"><text:span text:style-name="Source_20_Text">DMAIL_FancyInbox_Docs ⏳️</text:span></text:p>
      <text:p text:style-name="Preformatted_20_Text"><text:span text:style-name="Source_20_Text">DMAIL_VRMail ⏳️</text:span></text:p>
      <text:p text:style-name="Preformatted_20_Text"><text:span text:style-name="Source_20_Text">DMAIL_VRMail_Docs ⏳️</text:span></text:p>
      <text:p text:style-name="Preformatted_20_Text"><text:span text:style-name="Source_20_Text">DMAIL_TackleBox_Docs ⏳️</text:span></text:p>
      <text:p text:style-name="Preformatted_20_Text"><text:span text:style-name="Source_20_Text">DMAIL_SpamCan_Docs ⏳️</text:span></text:p>
      <text:p text:style-name="Preformatted_20_Text"><text:span text:style-name="Source_20_Text">DMAIL_PostOffice ⏳️</text:span></text:p>
      <text:p text:style-name="Preformatted_20_Text"><text:span text:style-name="Source_20_Text">DMAIL_PostOffice_Docs ⏳️</text:span></text:p>
      <text:p text:style-name="Preformatted_20_Text"><text:span text:style-name="Source_20_Text">DMAIL_VMail ⏳️</text:span></text:p>
      <text:p text:style-name="Preformatted_20_Text"><text:span text:style-name="Source_20_Text">DMAIL_VMail_Docs ⏳️</text:span></text:p>
      <text:p text:style-name="Preformatted_20_Text"><text:span text:style-name="Source_20_Text">DMAIL_StampCollection ⏳️</text:span></text:p>
      <text:p text:style-name="Preformatted_20_Text"><text:span text:style-name="Source_20_Text">DMAIL_StampCollection_Docs ⏳️</text:span></text:p>
      <text:p text:style-name="Preformatted_20_Text"><text:span text:style-name="Source_20_Text">DMAIL_MailManager ⏳️</text:span></text:p>
      <text:p text:style-name="Preformatted_20_Text"><text:span text:style-name="Source_20_Text">DMAIL_MailManager_Docs ⏳️</text:span></text:p>
      <text:p text:style-name="Preformatted_20_Text"/>
      <text:p text:style-name="Preformatted_20_Text"><text:span text:style-name="Source_20_Text">WORKING GROUPS TOO!</text:span></text:p>
      <text:p text:style-name="Preformatted_20_Text"/>
      <text:p text:style-name="Preformatted_20_Text"><text:span text:style-name="Source_20_Text">---</text:span></text:p>
      <text:p text:style-name="Preformatted_20_Text"/>
      <text:p text:style-name="Preformatted_20_Text"><text:span text:style-name="Source_20_Text">Ideaboard</text:span></text:p>
      <text:p text:style-name="Preformatted_20_Text"/>
      <text:p text:style-name="Preformatted_20_Text"><text:span text:style-name="Source_20_Text">Bundle Voicemail with Email (is it really needed?)</text:span></text:p>
      <text:p text:style-name="Preformatted_20_Text"/>
      <text:p text:style-name="Preformatted_20_Text"><text:span text:style-name="Source_20_Text">- Warning: Keep it a little more simple. We don't want to overtax developers or have an effect where email turns into something bigger, until it evolves into an operating system</text:span></text:p>
      <text:p text:style-name="Preformatted_20_Text"><text:span text:style-name="Source_20_Text">- - With that in mind: MailOS</text:span></text:p>
      <text:p text:style-name="Preformatted_20_Text"/>
      <text:p text:style-name="Preformatted_20_Text"><text:span text:style-name="Source_20_Text">Bundle contacts with Email</text:span></text:p>
      <text:p text:style-name="Preformatted_20_Text"><text:span text:style-name="Source_20_Text">Improve Email sending/receiving speeds</text:span></text:p>
      <text:p text:style-name="Preformatted_20_Text"><text:span text:style-name="Source_20_Text">Enforce encryption</text:span></text:p>
      <text:p text:style-name="Preformatted_20_Text"><text:span text:style-name="Source_20_Text">New encryption keys</text:span></text:p>
      <text:p text:style-name="Preformatted_20_Text"><text:span text:style-name="Source_20_Text">Mailman/Mailwoman/Mailperson/MailUnit (we need to keep it gender-neutral, maybe put it up to a preference system?)</text:span></text:p>
      <text:p text:style-name="Preformatted_20_Text"><text:span text:style-name="Source_20_Text">Post Office (name of the container of all inboxes)</text:span></text:p>
      <text:p text:style-name="Preformatted_20_Text"><text:span text:style-name="Source_20_Text">Defensive features against IDN Homograph attacks</text:span></text:p>
      <text:p text:style-name="Preformatted_20_Text"><text:span text:style-name="Source_20_Text">Standards committee (you must also standardize EMAIL 1.0, and EMAIL -3.0, on top of EMAIL 2.0)</text:span></text:p>
      <text:p text:style-name="Preformatted_20_Text"/>
      <text:p text:style-name="Preformatted_20_Text"><text:span text:style-name="Source_20_Text">---</text:span></text:p>
      <text:p text:style-name="Preformatted_20_Text"/>
      <text:p text:style-name="Preformatted_20_Text"><text:span text:style-name="Source_20_Text">Slogans</text:span></text:p>
      <text:p text:style-name="Preformatted_20_Text"/>
      <text:p text:style-name="Preformatted_20_Text"><text:span text:style-name="Source_20_Text">Emails late companion to Web 2.0</text:span></text:p>
      <text:p text:style-name="Preformatted_20_Text"><text:span text:style-name="Source_20_Text">Emails late companion to Web 3.0</text:span></text:p>
      <text:p text:style-name="Preformatted_20_Text"/>
      <text:p text:style-name="Preformatted_20_Text"><text:span text:style-name="Source_20_Text">---</text:span></text:p>
      <text:p text:style-name="Preformatted_20_Text"/>
      <text:p text:style-name="Preformatted_20_Text"><text:span text:style-name="Source_20_Text">Quotes</text:span></text:p>
      <text:p text:style-name="Preformatted_20_Text"/>
      <text:p text:style-name="Preformatted_20_Text"><text:span text:style-name="Source_20_Text">Email is basically the gateway to the citadel of the Internet. It is your capital city. If someone is to compromise it, they can quickly compromise everything else. Most websites rely entirely on email verification codes for sign-in, and these always come from either the website itself, or a phone number with an additional verification code. When people come knocking on the door of your Email post office, they are essentially trying to take your capital city. You must fortify and defend your Email as much as possible. - 2023, TUesday, August 15th</text:span></text:p>
      <text:p text:style-name="Preformatted_20_Text"><text:soft-page-break/></text:p>
      <text:p text:style-name="Preformatted_20_Text"><text:span text:style-name="Source_20_Text">***</text:span></text:p>
      <text:p text:style-name="P1"/>
      <text:p text:style-name="Horizontal_20_Line"/>
      <text:h text:style-name="Heading_20_1" text:outline-level="1">File info</text:h>
      <text:p text:style-name="P2">Click/tap here to expand/collapse the file info section</text:p>
      <text:p text:style-name="Text_20_body"><text:span text:style-name="Strong_20_Emphasis">File version:</text:span> <text:span text:style-name="Source_20_Text">1 (2023, Friday, September 1st at 5:49 pm PST)</text:span> <text:span text:style-name="Strong_20_Emphasis">Created 1 day before publishing privately</text:span></text:p>
      <text:p text:style-name="Horizontal_20_Line"/>
      <text:h text:style-name="Heading_20_1" text:outline-level="1">File history</text:h>
      <text:p text:style-name="P2">Click/tap here to expand/collapse the file history section</text:p>
      <text:h text:style-name="Heading_20_2" text:outline-level="2">Version 1 (2023, Friday, September 1st at 5:49 pm PST)</text:h>
      <text:p text:style-name="P2">Click/tap here to expand/collapse the file history entry for version 1</text:p>
      <text:list xml:id="list2630563068" text:style-name="L26">
        <text:list-item>
          <text:p text:style-name="P48">This release was made by <draw:a xlink:type="simple" xlink:href="https://github.com/seanpm2001/"><draw:frame draw:style-name="fr2" draw:name="Image65" text:anchor-type="as-char" svg:width="0.2291in" svg:height="0.2291in" draw:z-index="63"><draw:image xlink:href="Pictures/1000000100000040000000409B41D0C690DA6E6B.png" xlink:type="simple" xlink:show="embed" xlink:actuate="onLoad" draw:mime-type="image/png"/><svg:title>:octocat:</svg:title></draw:frame></draw:a><text:a xlink:type="simple" xlink:href="https://github.com/seanpm2001/" text:style-name="Internet_20_link" text:visited-style-name="Visited_20_Internet_20_Link"><text:s/></text:a><text:a xlink:type="simple" xlink:href="https://github.com/seanpm2001/" text:style-name="Internet_20_link" text:visited-style-name="Visited_20_Internet_20_Link"><text:span text:style-name="Source_20_Text">@seanpm2001</text:span></text:a> </text:p>
        </text:list-item>
      </text:list>
      <text:p text:style-name="Quotations"><text:span text:style-name="Strong_20_Emphasis">Note</text:span> <text:span text:style-name="Emphasis">This is the very first version of this file.</text:span></text:p>
      <text:p text:style-name="Quotations">Changes:</text:p>
      <text:list xml:id="list3063253194" text:style-name="L27">
        <text:list-item>
          <text:p text:style-name="P50">Started the file </text:p>
        </text:list-item>
        <text:list-item>
          <text:p text:style-name="P50">Added the title section </text:p>
        </text:list-item>
        <text:list-item>
          <text:p text:style-name="P50">Added the <text:span text:style-name="Source_20_Text">Features</text:span> section </text:p>
          <text:list>
            <text:list-item>
              <text:p text:style-name="P50">Added the <text:span text:style-name="Source_20_Text">EMail Stamps</text:span> subsection </text:p>
            </text:list-item>
            <text:list-item>
              <text:p text:style-name="P50">Added the <text:span text:style-name="Source_20_Text">Flags</text:span> subsection </text:p>
            </text:list-item>
            <text:list-item>
              <text:p text:style-name="P50">Added the <text:span text:style-name="Source_20_Text">Default Stamps</text:span> subsection </text:p>
              <text:list>
                <text:list-item>
                  <text:p text:style-name="P50">Added the <text:span text:style-name="Source_20_Text">Stamp settings</text:span> sub-subsection </text:p>
                </text:list-item>
              </text:list>
            </text:list-item>
            <text:list-item>
              <text:p text:style-name="P50">Added the <text:span text:style-name="Source_20_Text">Custom Stamps</text:span> subsection </text:p>
            </text:list-item>
            <text:list-item>
              <text:p text:style-name="P50">Added the <text:span text:style-name="Source_20_Text">Stamp commentary</text:span> subsection </text:p>
            </text:list-item>
            <text:list-item>
              <text:p text:style-name="P50">Added the <text:span text:style-name="Source_20_Text">EMAIL 2.0 Components</text:span> subsection </text:p>
            </text:list-item>
            <text:list-item>
              <text:p text:style-name="P50">Added the <text:span text:style-name="Source_20_Text">EMAIL -3.0 Components</text:span> subsection </text:p>
            </text:list-item>
            <text:list-item>
              <text:p text:style-name="P50">Added the <text:span text:style-name="Source_20_Text">Undesired branding: EMAIL 3.0</text:span> subsection </text:p>
              <text:list>
                <text:list-item>
                  <text:p text:style-name="P50">Added the <text:span text:style-name="Source_20_Text">Stamps (Blockchain)</text:span> sub-subsection </text:p>
                </text:list-item>
              </text:list>
            </text:list-item>
            <text:list-item>
              <text:p text:style-name="P50">Added the <text:span text:style-name="Source_20_Text">Help Center</text:span> subsection </text:p>
            </text:list-item>
            <text:list-item>
              <text:p text:style-name="P50">Added the <text:span text:style-name="Source_20_Text">STMP File format</text:span> subsection </text:p>
            </text:list-item>
            <text:list-item>
              <text:p text:style-name="P50">Added the <text:span text:style-name="Source_20_Text">VMail</text:span> subsection </text:p>
            </text:list-item>
            <text:list-item>
              <text:p text:style-name="P50"><text:soft-page-break/>Added the <text:span text:style-name="Source_20_Text">Mail Manager</text:span> subsection </text:p>
            </text:list-item>
          </text:list>
        </text:list-item>
        <text:list-item>
          <text:p text:style-name="P50">Added the <text:span text:style-name="Source_20_Text">DMAIL Client</text:span> section </text:p>
          <text:list>
            <text:list-item>
              <text:p text:style-name="P50">Added the <text:span text:style-name="Source_20_Text">DMAIL EMAIL 1.0 settings</text:span> subsection </text:p>
            </text:list-item>
            <text:list-item>
              <text:p text:style-name="P50">Added the <text:span text:style-name="Source_20_Text">DMAIL EMAIL 2.0 settings</text:span> subsection </text:p>
            </text:list-item>
            <text:list-item>
              <text:p text:style-name="P50">Added the <text:span text:style-name="Source_20_Text">DMAIL EMAIL -3.0 settings</text:span> subsection </text:p>
            </text:list-item>
            <text:list-item>
              <text:p text:style-name="P50">Added the <text:span text:style-name="Source_20_Text">Other DMAIL EMAIL 1.0 settings</text:span> subsection </text:p>
            </text:list-item>
            <text:list-item>
              <text:p text:style-name="P50">Added the <text:span text:style-name="Source_20_Text">Implementation languages</text:span> subsection </text:p>
            </text:list-item>
            <text:list-item>
              <text:p text:style-name="P50">Added the <text:span text:style-name="Source_20_Text">Performance tests</text:span> subsection </text:p>
              <text:list>
                <text:list-item>
                  <text:p text:style-name="P50">Added the <text:span text:style-name="Source_20_Text">EMAIL 2.0 Performance tests</text:span> sub-subsection </text:p>
                </text:list-item>
                <text:list-item>
                  <text:p text:style-name="P50">Added the <text:span text:style-name="Source_20_Text">EMAIL -3.0 Performance tests</text:span> sub-subsection </text:p>
                </text:list-item>
              </text:list>
            </text:list-item>
          </text:list>
        </text:list-item>
        <text:list-item>
          <text:p text:style-name="P50">Added the <text:span text:style-name="Source_20_Text">Repositories</text:span> section </text:p>
        </text:list-item>
        <text:list-item>
          <text:p text:style-name="P50">Added the <text:span text:style-name="Source_20_Text">Ideaboard</text:span> section </text:p>
        </text:list-item>
        <text:list-item>
          <text:p text:style-name="P50">Added the <text:span text:style-name="Source_20_Text">Slogans</text:span> section </text:p>
        </text:list-item>
        <text:list-item>
          <text:p text:style-name="P50">Added the <text:span text:style-name="Source_20_Text">EMail quotes</text:span> section </text:p>
        </text:list-item>
        <text:list-item>
          <text:p text:style-name="P50">Added the <text:span text:style-name="Source_20_Text">Original draft</text:span> section </text:p>
        </text:list-item>
        <text:list-item>
          <text:p text:style-name="P50">Added the <text:span text:style-name="Source_20_Text">File info</text:span> section </text:p>
        </text:list-item>
        <text:list-item>
          <text:p text:style-name="P50">Added the <text:span text:style-name="Source_20_Text">File history</text:span> section </text:p>
          <text:list>
            <text:list-item>
              <text:p text:style-name="P50">Added an entry for version 1 </text:p>
            </text:list-item>
          </text:list>
        </text:list-item>
        <text:list-item>
          <text:p text:style-name="P50">Added the <text:span text:style-name="Source_20_Text">Footer</text:span> section </text:p>
        </text:list-item>
        <text:list-item>
          <text:p text:style-name="P49">No other changes in version 1 </text:p>
        </text:list-item>
      </text:list>
      <text:p text:style-name="Horizontal_20_Line"/>
      <text:h text:style-name="Heading_20_1" text:outline-level="1">Footer</text:h>
      <text:p text:style-name="Text_20_body">You have reached the end of this page.</text:p>
      <text:h text:style-name="Heading_20_6" text:outline-level="6">EOF</text:h>
      <text:p text:style-name="Horizontal_20_Lin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1T18:36:16.799820228</meta:creation-date>
    <dc:date>2023-09-01T18:39:12.332787986</dc:date>
    <meta:editing-duration>PT2M55S</meta:editing-duration>
    <meta:editing-cycles>2</meta:editing-cycles>
    <meta:generator>LibreOffice/7.3.2.2$Linux_X86_64 LibreOffice_project/30$Build-2</meta:generator>
    <meta:document-statistic meta:table-count="0" meta:image-count="65" meta:object-count="0" meta:page-count="23" meta:paragraph-count="801" meta:word-count="4828" meta:character-count="29780" meta:non-whitespace-character-count="25688"/>
  </office:meta>
</office:document-meta>
</file>